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Pictures/100000000000009E00000077590000B76F1C0D03.jpg" manifest:media-type="image/jpeg"/>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Bahnschrift Light" svg:font-family="'Bahnschrift Ligh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o1" style:family="table">
      <style:table-properties style:width="6.925in" table:align="margins" fo:background-color="#dedce6">
        <style:background-image/>
      </style:table-properties>
    </style:style>
    <style:style style:name="Tablo1.A" style:family="table-column">
      <style:table-column-properties style:column-width="2.3083in" style:rel-column-width="21845*"/>
    </style:style>
    <style:style style:name="Tablo1.1" style:family="table-row">
      <style:table-row-properties fo:background-color="transparent">
        <style:background-image/>
      </style:table-row-properties>
    </style:style>
    <style:style style:name="Tablo1.A1" style:family="table-cell">
      <style:table-cell-properties fo:padding="0.0194in" fo:border="none" style:writing-mode="page"/>
    </style:style>
    <style:style style:name="Tablo1.B1" style:family="table-cell">
      <style:table-cell-properties fo:background-color="transparent" fo:padding="0.0194in" fo:border="none" style:writing-mode="page">
        <style:background-image/>
      </style:table-cell-properties>
    </style:style>
    <style:style style:name="P1" style:family="paragraph" style:parent-style-name="Heading_20_1">
      <style:text-properties officeooo:rsid="002eeee8"/>
    </style:style>
    <style:style style:name="P2" style:family="paragraph" style:parent-style-name="Heading_20_1" style:list-style-name="List_20_4"/>
    <style:style style:name="P3" style:family="paragraph" style:parent-style-name="Heading_20_1" style:list-style-name="List_20_4">
      <style:text-properties fo:color="#000000" style:text-underline-style="solid" style:text-underline-width="auto" style:text-underline-color="font-color" fo:font-weight="normal" officeooo:rsid="000412ae" officeooo:paragraph-rsid="002eeee8" style:font-weight-asian="normal" style:font-weight-complex="normal"/>
    </style:style>
    <style:style style:name="P4" style:family="paragraph" style:parent-style-name="Heading_20_2" style:list-style-name="List_20_4"/>
    <style:style style:name="P5" style:family="paragraph" style:parent-style-name="Heading_20_2">
      <style:text-properties officeooo:rsid="002a99ed" officeooo:paragraph-rsid="002a99ed"/>
    </style:style>
    <style:style style:name="P6" style:family="paragraph" style:parent-style-name="Heading_20_2" style:list-style-name="List_20_4">
      <style:paragraph-properties fo:margin-top="0.139in" fo:margin-bottom="0.0835in" loext:contextual-spacing="false" fo:keep-with-next="always"/>
    </style:style>
    <style:style style:name="P7" style:family="paragraph" style:parent-style-name="Standard" style:list-style-name="List_20_4"/>
    <style:style style:name="P8" style:family="paragraph" style:parent-style-name="Standard" style:list-style-name="List_20_4">
      <style:text-properties officeooo:paragraph-rsid="002caedd"/>
    </style:style>
    <style:style style:name="P9" style:family="paragraph" style:parent-style-name="Standard" style:list-style-name="List_20_4">
      <style:text-properties fo:color="#8d281e" style:text-underline-style="solid" style:text-underline-width="auto" style:text-underline-color="font-color" fo:font-weight="normal" officeooo:rsid="002c2583" style:font-weight-asian="normal" style:font-weight-complex="normal"/>
    </style:style>
    <style:style style:name="P10" style:family="paragraph" style:parent-style-name="Standard" style:list-style-name="List_20_4">
      <style:text-properties style:text-underline-style="solid" style:text-underline-width="auto" style:text-underline-color="font-color" officeooo:paragraph-rsid="002caedd"/>
    </style:style>
    <style:style style:name="P11" style:family="paragraph" style:parent-style-name="Standard" style:list-style-name="List_20_1"/>
    <style:style style:name="P12" style:family="paragraph" style:parent-style-name="Standard" style:list-style-name="List_20_2"/>
    <style:style style:name="P13" style:family="paragraph" style:parent-style-name="Standard">
      <style:text-properties officeooo:rsid="002bea10" officeooo:paragraph-rsid="002bea10"/>
    </style:style>
    <style:style style:name="P14" style:family="paragraph" style:parent-style-name="Table_20_Contents">
      <style:text-properties style:font-name="Bahnschrift Light" fo:font-size="11pt" officeooo:rsid="0020e271" officeooo:paragraph-rsid="0020e271" style:font-size-asian="11pt" style:font-size-complex="11pt"/>
    </style:style>
    <style:style style:name="P15" style:family="paragraph" style:parent-style-name="Text_20_body" style:list-style-name="List_20_4"/>
    <style:style style:name="P16" style:family="paragraph" style:parent-style-name="Text_20_body" style:list-style-name="List_20_4">
      <style:text-properties officeooo:rsid="001c2a0b" officeooo:paragraph-rsid="001c2a0b"/>
    </style:style>
    <style:style style:name="P17" style:family="paragraph" style:parent-style-name="Text_20_body" style:list-style-name="List_20_4">
      <style:text-properties officeooo:rsid="002eeee8"/>
    </style:style>
    <style:style style:name="P18" style:family="paragraph" style:parent-style-name="Text_20_body" style:list-style-name="List_20_4">
      <style:text-properties officeooo:rsid="002eeee8" officeooo:paragraph-rsid="002eeee8"/>
    </style:style>
    <style:style style:name="P19" style:family="paragraph" style:parent-style-name="Text_20_body" style:list-style-name="List_20_4">
      <style:text-properties style:text-underline-style="solid" style:text-underline-width="auto" style:text-underline-color="font-color" officeooo:paragraph-rsid="002caedd"/>
    </style:style>
    <style:style style:name="P20" style:family="paragraph" style:parent-style-name="Text_20_body">
      <style:text-properties fo:font-style="normal" officeooo:rsid="001d49ea" officeooo:paragraph-rsid="001d49ea" style:font-style-asian="normal" style:font-style-complex="normal"/>
    </style:style>
    <style:style style:name="P21" style:family="paragraph" style:parent-style-name="Text_20_body">
      <style:text-properties fo:font-style="normal" officeooo:rsid="002a99ed" officeooo:paragraph-rsid="002a99ed" style:font-style-asian="normal" style:font-style-complex="normal"/>
    </style:style>
    <style:style style:name="P22" style:family="paragraph" style:parent-style-name="Text_20_body">
      <style:text-properties style:font-name="Bahnschrift Light" fo:font-size="11pt" officeooo:rsid="001f2ec9" officeooo:paragraph-rsid="001f2ec9" style:font-size-asian="11pt" style:font-size-complex="11pt"/>
    </style:style>
    <style:style style:name="P23" style:family="paragraph" style:parent-style-name="Text_20_body">
      <style:text-properties style:font-name="Bahnschrift Light" fo:font-size="11pt" officeooo:rsid="001f2ec9" officeooo:paragraph-rsid="0020e271" style:font-size-asian="11pt" style:font-size-complex="11pt"/>
    </style:style>
    <style:style style:name="P24" style:family="paragraph" style:parent-style-name="Text_20_body">
      <style:text-properties officeooo:rsid="001f2ec9" officeooo:paragraph-rsid="001f2ec9"/>
    </style:style>
    <style:style style:name="P25" style:family="paragraph" style:parent-style-name="Text_20_body">
      <style:text-properties officeooo:rsid="0020e271" officeooo:paragraph-rsid="0020e271"/>
    </style:style>
    <style:style style:name="P26" style:family="paragraph" style:parent-style-name="Text_20_body">
      <style:text-properties officeooo:rsid="00222f1b" officeooo:paragraph-rsid="00222f1b"/>
    </style:style>
    <style:style style:name="P27" style:family="paragraph" style:parent-style-name="Text_20_body" style:list-style-name="List_20_4">
      <style:paragraph-properties fo:margin-top="0.139in" fo:margin-bottom="0.0835in" loext:contextual-spacing="false"/>
      <style:text-properties fo:color="#8d281e" style:text-underline-style="solid" style:text-underline-width="auto" style:text-underline-color="font-color" fo:font-weight="normal" officeooo:rsid="002c2583" officeooo:paragraph-rsid="002c2583" style:font-weight-asian="normal" style:font-weight-complex="normal"/>
    </style:style>
    <style:style style:name="P28" style:family="paragraph" style:parent-style-name="Text_20_body" style:list-style-name="List_20_4">
      <style:paragraph-properties fo:margin-top="0.139in" fo:margin-bottom="0.0835in" loext:contextual-spacing="false"/>
      <style:text-properties fo:color="#000000" style:text-underline-style="solid" style:text-underline-width="auto" style:text-underline-color="font-color" fo:font-weight="normal" officeooo:rsid="000412ae" officeooo:paragraph-rsid="002c2583" style:font-weight-asian="normal" style:font-weight-complex="normal"/>
    </style:style>
    <style:style style:name="P29" style:family="paragraph">
      <loext:graphic-properties draw:fill="none" draw:fill-color="#ffffff"/>
      <style:paragraph-properties style:writing-mode="lr-tb"/>
      <style:text-properties fo:color="#808080" fo:font-size="10pt" fo:font-style="italic" style:font-size-asian="10pt" style:font-style-asian="italic" style:font-size-complex="10pt" style:font-style-complex="italic"/>
    </style:style>
    <style:style style:name="T1" style:family="text">
      <style:text-properties officeooo:rsid="000302da"/>
    </style:style>
    <style:style style:name="T2" style:family="text">
      <style:text-properties fo:font-weight="normal" style:font-weight-asian="normal" style:font-weight-complex="normal"/>
    </style:style>
    <style:style style:name="T3" style:family="text">
      <style:text-properties fo:color="#000000" fo:font-weight="normal" style:font-weight-asian="normal" style:font-weight-complex="normal"/>
    </style:style>
    <style:style style:name="T4" style:family="text">
      <style:text-properties fo:color="#000000" fo:font-weight="normal" officeooo:rsid="000302da" style:font-weight-asian="normal" style:font-weight-complex="normal"/>
    </style:style>
    <style:style style:name="T5" style:family="text">
      <style:text-properties fo:color="#000000" style:text-underline-style="solid" style:text-underline-width="auto" style:text-underline-color="font-color" fo:font-weight="normal" officeooo:rsid="000412ae" style:font-weight-asian="normal" style:font-weight-complex="normal"/>
    </style:style>
    <style:style style:name="T6" style:family="text">
      <style:text-properties fo:color="#000000" style:text-underline-style="solid" style:text-underline-width="auto" style:text-underline-color="font-color" fo:font-weight="normal" officeooo:rsid="000302da" style:font-weight-asian="normal" style:font-weight-complex="normal"/>
    </style:style>
    <style:style style:name="T7" style:family="text">
      <style:text-properties fo:color="#000000" style:text-underline-style="solid" style:text-underline-width="auto" style:text-underline-color="font-color" fo:font-weight="normal" officeooo:rsid="0003e31d" style:font-weight-asian="normal" style:font-weight-complex="normal"/>
    </style:style>
    <style:style style:name="T8" style:family="text">
      <style:text-properties fo:color="#000000" style:text-underline-style="solid" style:text-underline-width="auto" style:text-underline-color="font-color" fo:font-weight="bold" officeooo:rsid="000412ae" style:font-weight-asian="bold" style:font-weight-complex="bold"/>
    </style:style>
    <style:style style:name="T9" style:family="text">
      <style:text-properties officeooo:rsid="000412ae"/>
    </style:style>
    <style:style style:name="T10" style:family="text">
      <style:text-properties fo:font-weight="bold" style:font-weight-asian="bold" style:font-weight-complex="bold"/>
    </style:style>
    <style:style style:name="T11" style:family="text">
      <style:text-properties fo:font-weight="bold" officeooo:rsid="000412ae" style:font-weight-asian="bold" style:font-weight-complex="bold"/>
    </style:style>
    <style:style style:name="T12" style:family="text">
      <style:text-properties fo:font-weight="bold" officeooo:rsid="001c2a0b" style:font-weight-asian="bold" style:font-weight-complex="bold"/>
    </style:style>
    <style:style style:name="T13" style:family="text">
      <style:text-properties fo:font-weight="bold" officeooo:rsid="002eeee8" style:font-weight-asian="bold" style:font-weight-complex="bold"/>
    </style:style>
    <style:style style:name="T14" style:family="text">
      <style:text-properties fo:font-style="italic" style:font-style-asian="italic" style:font-style-complex="italic"/>
    </style:style>
    <style:style style:name="T15" style:family="text">
      <style:text-properties fo:font-style="italic" officeooo:rsid="001d49ea" style:font-style-asian="italic" style:font-style-complex="italic"/>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fo:font-weight="bold" officeooo:rsid="00098a7c" style:font-weight-asian="bold" style:font-weight-complex="bold"/>
    </style:style>
    <style:style style:name="T18" style:family="text">
      <style:text-properties officeooo:rsid="00098a7c"/>
    </style:style>
    <style:style style:name="T19" style:family="text">
      <style:text-properties officeooo:rsid="000a290e"/>
    </style:style>
    <style:style style:name="T20" style:family="text">
      <style:text-properties officeooo:rsid="000c2058"/>
    </style:style>
    <style:style style:name="T21" style:family="text">
      <style:text-properties fo:font-size="11pt" officeooo:rsid="00108e90" style:font-size-asian="11pt" style:font-size-complex="11pt"/>
    </style:style>
    <style:style style:name="T22" style:family="text">
      <style:text-properties fo:font-size="11pt" officeooo:rsid="0011789e" style:font-size-asian="11pt" style:font-size-complex="11pt"/>
    </style:style>
    <style:style style:name="T23" style:family="text">
      <style:text-properties officeooo:rsid="0011789e"/>
    </style:style>
    <style:style style:name="T24" style:family="text">
      <style:text-properties style:font-name="Bahnschrift Light" fo:font-size="11pt" officeooo:rsid="001862a0" style:font-size-asian="11pt" style:font-size-complex="11pt"/>
    </style:style>
    <style:style style:name="T25" style:family="text">
      <style:text-properties style:font-name="Bahnschrift Light" fo:font-size="11pt" officeooo:rsid="001c2a0b" style:font-size-asian="11pt" style:font-size-complex="11pt"/>
    </style:style>
    <style:style style:name="T26" style:family="text">
      <style:text-properties style:font-name="Bahnschrift Light" fo:font-size="11pt" fo:font-style="normal" officeooo:rsid="001d49ea" style:font-size-asian="11pt" style:font-style-asian="normal" style:font-size-complex="11pt" style:font-style-complex="normal"/>
    </style:style>
    <style:style style:name="T27" style:family="text">
      <style:text-properties officeooo:rsid="001862a0"/>
    </style:style>
    <style:style style:name="T28" style:family="text">
      <style:text-properties fo:font-style="normal" style:font-style-asian="normal" style:font-style-complex="normal"/>
    </style:style>
    <style:style style:name="T29" style:family="text">
      <style:text-properties fo:font-style="normal" officeooo:rsid="001d49ea" style:font-style-asian="normal" style:font-style-complex="normal"/>
    </style:style>
    <style:style style:name="T30" style:family="text">
      <style:text-properties fo:font-style="normal" officeooo:rsid="001e309c" style:font-style-asian="normal" style:font-style-complex="normal"/>
    </style:style>
    <style:style style:name="T31" style:family="text">
      <style:text-properties officeooo:rsid="001c2a0b"/>
    </style:style>
    <style:style style:name="T32" style:family="text">
      <style:text-properties officeooo:rsid="001d49ea"/>
    </style:style>
    <style:style style:name="T33" style:family="text">
      <style:text-properties officeooo:rsid="0020e271"/>
    </style:style>
    <style:style style:name="T34" style:family="text">
      <style:text-properties officeooo:rsid="00252e1a"/>
    </style:style>
    <style:style style:name="T35" style:family="text">
      <style:text-properties officeooo:rsid="002caedd"/>
    </style:style>
    <style:style style:name="T36" style:family="text">
      <style:text-properties fo:color="#8d281e" style:text-underline-style="solid" style:text-underline-width="auto" style:text-underline-color="font-color" fo:font-weight="normal" officeooo:rsid="002c2583" style:font-weight-asian="normal" style:font-weight-complex="normal"/>
    </style:style>
    <style:style style:name="T37" style:family="text">
      <style:text-properties fo:color="#8d281e" style:text-underline-style="solid" style:text-underline-width="auto" style:text-underline-color="font-color" fo:font-weight="normal" officeooo:rsid="00108e90" style:font-weight-asian="normal" style:font-weight-complex="normal"/>
    </style:style>
    <style:style style:name="T38" style:family="text">
      <style:text-properties fo:color="#8d281e" style:text-underline-style="solid" style:text-underline-width="auto" style:text-underline-color="font-color" fo:font-weight="normal" officeooo:rsid="0001eb9b" style:font-weight-asian="normal" style:font-weight-complex="normal"/>
    </style:style>
    <style:style style:name="T39" style:family="text">
      <style:text-properties fo:color="#8d281e" style:text-underline-style="solid" style:text-underline-width="auto" style:text-underline-color="font-color" fo:font-weight="bold" officeooo:rsid="002c2583" style:font-weight-asian="bold" style:font-weight-complex="bold"/>
    </style:style>
    <style:style style:name="T40" style:family="text">
      <style:text-properties fo:color="#8d281e" fo:font-size="11pt" style:text-underline-style="solid" style:text-underline-width="auto" style:text-underline-color="font-color" fo:font-weight="normal" officeooo:rsid="0006ef6e" style:font-size-asian="11pt" style:font-weight-asian="normal" style:font-size-complex="11pt" style:font-weight-complex="normal"/>
    </style:style>
    <style:style style:name="T41" style:family="text">
      <style:text-properties fo:color="#8d281e" fo:font-size="11pt" style:text-underline-style="solid" style:text-underline-width="auto" style:text-underline-color="font-color" fo:font-weight="normal" officeooo:rsid="0015ceaf" style:font-size-asian="11pt" style:font-weight-asian="normal" style:font-size-complex="11pt" style:font-weight-complex="normal"/>
    </style:style>
    <style:style style:name="T42" style:family="text">
      <style:text-properties fo:color="#8d281e" fo:font-size="11pt" fo:font-style="italic" style:text-underline-style="solid" style:text-underline-width="auto" style:text-underline-color="font-color" fo:font-weight="normal" officeooo:rsid="0015ceaf" style:font-size-asian="11pt" style:font-style-asian="italic" style:font-weight-asian="normal" style:font-size-complex="11pt" style:font-style-complex="italic" style:font-weight-complex="normal"/>
    </style:style>
    <style:style style:name="T43" style:family="text">
      <style:text-properties fo:color="#8d281e" style:font-name="Bahnschrift Light" fo:font-size="11pt" style:text-underline-style="solid" style:text-underline-width="auto" style:text-underline-color="font-color" fo:font-weight="normal" officeooo:rsid="0015ceaf" style:font-size-asian="11pt" style:font-weight-asian="normal" style:font-size-complex="11pt" style:font-weight-complex="normal"/>
    </style:style>
    <style:style style:name="T44" style:family="text">
      <style:text-properties officeooo:rsid="002eeee8"/>
    </style:style>
    <style:style style:name="T45" style:family="text">
      <style:text-properties fo:color="#808080" fo:font-size="10pt" fo:font-style="italic" style:font-size-asian="10pt" style:font-style-asian="italic" style:font-size-complex="10pt"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772in, 0.8291in, 0.9681in, 0.9535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0008in, 0.8016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0417in, 0.7484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2.9583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0008in, 1.8043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right" style:horizontal-rel="paragraph" style:mirror="none" fo:clip="rect(0in, 2.8965in, 0.0008in, 2.9965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2575in, 0.2756in, 0.3299in, 0.4256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in, 0.1862in, 0.3201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172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4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06829136" text:id="ct106829136">
          <text:deletion>
            <office:change-info>
              <dc:creator>Unknown Author</dc:creator>
              <dc:date>2020-07-21T11:50:32</dc:date>
            </office:change-info>
            <text:list xml:id="list2841756492" text:style-name="List_20_4">
              <text:list-item>
                <text:list>
                  <text:list-item>
                    <text:p text:style-name="P7"/>
                  </text:list-item>
                </text:list>
              </text:list-item>
            </text:list>
            <text:list xml:id="list3419473718" text:style-name="List_20_4">
              <text:list-item>
                <text:list>
                  <text:list-item>
                    <text:p text:style-name="P9"/>
                  </text:list-item>
                </text:list>
              </text:list-item>
            </text:list>
          </text:deletion>
        </text:changed-region>
        <text:changed-region xml:id="ct106828800" text:id="ct106828800">
          <text:deletion>
            <office:change-info>
              <dc:creator>Unknown Author</dc:creator>
              <dc:date>2020-07-21T11:45:37</dc:date>
            </office:change-info>
            <text:list xml:id="list131734046996581" text:continue-list="list2841756492" text:style-name="List_20_4">
              <text:list-item>
                <text:list>
                  <text:list-item>
                    <text:p text:style-name="P9">Terakkiperver Cumhuriyet Fırkası kapatıldı.-1925-</text:p>
                  </text:list-item>
                </text:list>
              </text:list-item>
              <text:list-item>
                <text:p text:style-name="P7">Demokrasi ve çok partili yaşam için vakit şartların olgunlaşmadığı görülmüştür.</text:p>
              </text:list-item>
              <text:list-item>
                <text:p text:style-name="P7">29 Ekim’in Cumhuriyet Bayramı olarak kutlanması 19 Nisan 1925’te yasalaşmıştır.1926 Ankara Antlaşması ile Musul, İngiltere’nin mandasındaki Irak’a bırakılmıştır.</text:p>
              </text:list-item>
              <text:list-item>
                <text:p text:style-name="P7">Bölgesel sıkı yönetim ilan edildi.</text:p>
              </text:list-item>
              <text:list-item>
                <text:p text:style-name="P7">İsyan bölgelerinde İstiklâl Mahkemeleri(Ankara, Diyarbakır) kuruldu.</text:p>
              </text:list-item>
              <text:list-item>
                <text:p text:style-name="P7">Musul’a askeri bir sefer gerçekleştirilememiş. İngilizler amaçlarına ulaşmıştır.</text:p>
              </text:list-item>
              <text:list-item>
                <text:p text:style-name="P7">Hükümete, cumhuriyet rejimini yerleştirmek amacıyla, gerekli önlemleri alması için özel yetkiler verild. Buna göre inkılap ve rejimin eleştirilmesi yasaklanmıştır. </text:p>
              </text:list-item>
              <text:list-item>
                <text:p text:style-name="P7"><draw:frame draw:style-name="fr6" draw:name="Görüntü12" text:anchor-type="char" svg:x="4.0201in" svg:y="-0.0327in" svg:width="2.7047in" svg:height="1.9457in" draw:z-index="20"><draw:image xlink:href="Pictures/100000000000009E00000077590000B76F1C0D03.jpg" xlink:type="simple" xlink:show="embed" xlink:actuate="onLoad" loext:mime-type="image/jpeg"/></draw:frame>4 Mart 1929’da yürürlükten kaldırıldı.</text:p>
              </text:list-item>
              <text:list-item>
                <text:p text:style-name="P10"/>
              </text:list-item>
              <text:list-item>
                <text:p text:style-name="P7">Yeni rejimden memnun olmayanlar tarafından çıkarıldı.</text:p>
              </text:list-item>
              <text:list-item>
                <text:p text:style-name="P7">Yapılan inkılaplardan rahatsızlık duyulması, </text:p>
              </text:list-item>
              <text:list-item>
                <text:p text:style-name="P7"><text:span text:style-name="T23">İleriki zamanlarda Kürt devleti kurma düşüncesine sahip insanlar için gündeme getirilen bir malzeme olmuştur.</text:span></text:p>
              </text:list-item>
              <text:list-item>
                <text:p text:style-name="P7"><text:span text:style-name="T20">Terakkiperver Cumhuriyet Fırkası’nın Adem-i Merkeziyeti savunması ve dini inançlara saygılıyız propagandası yapması da isyan </text:span>üzerinde<text:span text:style-name="T20"> etkilidir.</text:span></text:p>
              </text:list-item>
              <text:list-item>
                <text:p text:style-name="P7"><text:span text:style-name="T20">İngili</text:span><text:span text:style-name="T21">zler</text:span><text:span text:style-name="T22"> Musul konusunda gündeme getirip koz o</text:span><text:span text:style-name="T24">la</text:span><text:span text:style-name="T22">rak kullanmışlardır.</text:span></text:p>
              </text:list-item>
              <text:list-item>
                <text:p text:style-name="P7">Bu isyan laik cumhuriyet rejimine karşı çıkan ilk isyandır.</text:p>
              </text:list-item>
              <text:list-item>
                <text:p text:style-name="P7">Laikliğin yerleşmediğinin kanıtıdır.</text:p>
              </text:list-item>
              <text:list-item>
                <text:p text:style-name="P7">İsyanın Sonuçları:</text:p>
              </text:list-item>
              <text:list-item>
                <text:p text:style-name="P7">İsyanı bastıramayınca Fethi Okyar Hükümeti istifa etti ve yerine İsmet Paşa Hükümeti kuruldu.</text:p>
              </text:list-item>
              <text:list-item>
                <text:p text:style-name="P7">Halkı ayaklanmlara teşvik eden kişiler <text:span text:style-name="T10">Hıyanet-i Vataniye </text:span>kapsamına alınarak cezalandırılmıştır.</text:p>
              </text:list-item>
              <text:list-item>
                <text:p text:style-name="P7"><text:span text:style-name="T10">Takrir-i Sükun Kanunu</text:span> çıkarıldı. (4 Mart 1925): </text:p>
              </text:list-item>
            </text:list>
            <text:list xml:id="list131733073365494" text:continue-list="list3419473718" text:style-name="List_20_4">
              <text:list-item>
                <text:list>
                  <text:list-item>
                    <text:p text:style-name="P7"><text:span text:style-name="T36"/></text:p>
                  </text:list-item>
                </text:list>
              </text:list-item>
            </text:list>
          </text:deletion>
        </text:changed-region>
        <text:changed-region xml:id="ct106828464" text:id="ct106828464">
          <text:deletion>
            <office:change-info>
              <dc:creator>Bilinmeyen Yazar</dc:creator>
              <dc:date>2020-07-12T10:33:45</dc:date>
            </office:change-info>
            <text:list xml:id="list131733895751981" text:continue-list="list131734046996581" text:style-name="List_20_4">
              <text:list-item>
                <text:list>
                  <text:list-item>
                    <text:p text:style-name="P7"><text:span text:style-name="T36">-</text:span><text:span text:style-name="T37">Olayın iç yüzü:</text:span></text:p>
                  </text:list-item>
                </text:list>
              </text:list-item>
            </text:list>
          </text:deletion>
        </text:changed-region>
        <text:changed-region xml:id="ct106828128" text:id="ct106828128">
          <text:deletion>
            <office:change-info>
              <dc:creator>Bilinmeyen Yazar</dc:creator>
              <dc:date>2020-07-12T10:36:43</dc:date>
            </office:change-info>
            <text:list xml:id="list131735030677828" text:continue-numbering="true" text:style-name="List_20_4">
              <text:list-item>
                <text:list>
                  <text:list-item>
                    <text:p text:style-name="P7"><text:span text:style-name="T37"/></text:p>
                  </text:list-item>
                </text:list>
              </text:list-item>
              <text:list-item>
                <text:p text:style-name="P7"><text:span text:style-name="T20">Şeyh Sait, </text:span>Doğu Anadolu’da yaşayan aşiretlerden Zaza kökenli olup Nakşibendî tarikatının Hâlidiyye koluna mensup<text:span text:style-name="T20">tur. Kürtler’le Zazalar arasında yaygın olan Kādirî tarikatı yerine Osmanlı Devleti’nin merkeziyetçiliğini destekleyen Nakşibendî tarikatı II. Mahmud’dan itibaren bölgede kök saldı. Bu tarikata mensup şeyhler halkı âdeta merkezî hükümetin temsilcileri gibi, hatta daha da fazla etkilemeye başladı. Diğer taraftan sınırlı da olsa 1908’den itibaren milliyetçi eğilimler gösteren faaliyetler de mevcuttu ve her iki hareket 1920’lerde canlılığını korumaktaydı. Buna karşılık Millî Mücadele’nin ardından Ankara merkezli bir devlet olarak ortaya çıkan Türkiye Cumhuriyeti, merkezî otoritesini sağlamayı ve geleneksel yapıdan uzaklaşan modern inkılâplar yapmayı arzu ediyordu. Nitekim Cumhuriyet’in ilânından sonraki faaliyetler merkezde ve taşrada hem taraftar hem de muhalifler oluşturdu. Bir taraftan eski imtiyazlarını kaybetme endişesi içinde olan yerel yapılar, diğer taraftan ümmeti temsil ettiği kabul edilen hilâfetin ilgası, müslüman coğrafyasının pek çoğunda olduğu gibi Doğu Anadolu’da da olumsuz yankılar uyandırdı. 13 Şubat 1925 tarihinde başlayan Şeyh Said isyanı, Türkiye’nin iç siyasî yapılanması yanında uluslararası ilişkilerine de yansıyacak sonuçlar doğurdu. İsyanın çıkması ve gelişmesi dönemin karmaşık iç ve dış problemleriyle paralellik arzettiğinden bugüne kadar gerçek sebepleri karanlıktakalmıştır. <text:s/>Ayaklanmanın başlaması ise tamamen kendi kontrolü dışında ya âni gelişmelere paralel ya da kendi bilgisi dahilinde olmayan dış etkilerle meydana geldi. Nitekim birçok kaynakta olayların, Şeyh Said 13 Şubat tarihinde Piran’a geldiğinde orada bulunan jandarmaların tutukluluk kararı bulunan bazı kişileri yakalamak istediği için patlak verdiği kaydedilmektedir. Tutuklamaların en azından kendisi orada iken yapılmasını istemeyen ya da engelleyenlere de mani olamayan Şeyh Said, -daha sonra savunmasında da söylediği gibi- kendisini âdeta hadiselerin akışına terketti. Beraberindeki kuvvetler mülki yetkilileri ve <text:s/>jandarmayı esir aldı. Doğu ve Güneydoğu Anadolu bölgelerinde bazı vilayetlerin de yönetimini almaya çalıştı. Bölgedeki ordu birlikleri başarılı olamayınca Diyarbakır’a geri çekildi. Bir gün sonra 24 Şubat’ta Elazığ da isyancıların eline geçti. Durumu aynı gün Türkiye Büyük Millet Meclisi Umumi Heyeti’ne anlatan Başbakan Ali Fethi Bey (Okyar) meseleyi “dinî kisveli bir isyan” şeklinde nitelemekle birlikte yerel bir hareket olarak da gördüğünü, idarî önlemler ve bölgesel bazı tedbirlerle çözüleceği kanaatini dile getirdi. İçişleri bakanı olan Recep Peker ise aksini düşündüğünden kabinede ihtilâf baş gösterdi. Böylece gerek kendisine muhalif olanlar, gerekse bu isyanı Türkiye’de inkılâplara karşı bir tavır olarak algılayan bazı siyasetçiler, baskı yaparak Türkiye Büyük Millet Meclisi’nin 25 Şubat tarihli oturumunda meclisin daha önce çıkardığı Hıyânet-i Vataniyye Kanunu’nun 1. maddesine “dinî istismarı engelleme”yi hedefleyen bazı ilâveler yaptılar. </text:span></text:p>
              </text:list-item>
              <text:list-item>
                <text:p text:style-name="P7"><draw:frame draw:style-name="fr5" draw:name="Görüntü9" text:anchor-type="char" svg:x="2.7161in" svg:y="0.0547in" svg:width="4.1465in" svg:height="2.5953in" draw:z-index="21"><draw:image xlink:href="Pictures/100000000000009E00000077590000B76F1C0D03.jpg" xlink:type="simple" xlink:show="embed" xlink:actuate="onLoad" loext:mime-type="image/jpeg"/></draw:frame>İsyanın genişlemeye devam etmesi ve başbakanın sert tedbirler almaması Ankara’da ciddi bir endişe yarattı ve tartışmalar cumhurbaşkanına bildirildi. 2 Mart 1925’te toplanan kabinede yapılan uzun bir müzakerenin ardından Başbakan Ali Fethi Bey istifasını cumhurbaşkanına sundu; Mustafa Kemal 3 Mart’ta İsmet Paşa’yı yeni hükümeti kurmakla görevlendirdi. Ertesi gün hükümeti kuran İsmet Paşa’nın, bu isyan karşısında devlet otoritesinin teyidi için sert tedbirler alacağını ve Şark İstiklâl mahkemelerini kuracağını ifade eden programı kabul edildi ve büyük çoğunlukla güvenoyu aldı. Ayrıca ek tedbir olarak muhtemel muhalefet hareketlerini engellemek amacıyla 1929 yılına kadar yürürlükte kalacak olan Takrîr-i Sükûn Kanunu teklif edildi ve 22 ret oyuna karşılık 122 oyla kabul edildi. Öte yandan Şeyh Said isyanı devam ediyordu ve hedefte Diyarbakır vardı. İsyancılar 7 ve 8 Mart’ta üç koldan Diyarbakır’a saldırdılar, bu saldırılar bizzat Şeyh Said tarafından yönetildi. Ancak saldırı başarılı olmadı ve isyan gerilemeye başladı. Zira Şeyh Said aşiretlerden beklediği desteği alamadığı gibi kendi kuvvetlerine de hâkim olamıyordu. Düzensiz biçimde hareket eden ve imkân bulduğunda yağmaya da yönelen isyancılar neticede başarı kazanamadı. Hükümet yaptığı hava harekâtı yanında bölgeye hızlı bir şekilde askerî kuvvet sevketti. Mart ayı sonunda ve nisanın ilk haftalarında ordu birliklerinin gerçekleştirdiği harekâtla isyancıların büyük bölümü Çapakçur bölgesinde yenilgiye uğratıldı. Şeyh Said geri çekildiyse de 15 Nisan’da Muş ile Varto arasındaki Çarınçur köyünde yakalandı. Şeyh Said ve arkadaşları 26 Mayıs’ta Şark İstiklâl mahkemeleri tarafından Diyarbakır’da yargılanmaya başlandı. Şeyh Said ifadesinde, isyanın önce tasarlanmış bir hareket olmadığını, kendiliğinden geliştiğini, amacının Diyarbakır’a kadar gidip orada ulemâ ile birlikte şer‘î kanunların uygulanmasının gerekliliğini Ankara’ya bildirmek olduğunu söyledi. 28 Haziran’da mahkeme kendisiyle birlikte kırk altı kişinin idamına karar verdi ve karar ertesi gün hemen infaz edildi.</text:p>
              </text:list-item>
              <text:list-item>
                <text:p text:style-name="P7">Şeyh Said’in, Şer‘iyye ve Evkaf Vekâleti’nin kaldırılmasıyla bölgedeki medrese ve tekkelerin geleceği, Nakşî-Hâlidîler’in etkinliği ve imtiyazlarının azalacağı, destek veren aşiretlerin geçmişteki kısmî özerkliklerinin sarsılacağı gibi endişelerle isyan etmiş olacağı düşünülebilir. Ancak Şeyh Abdülkadir gibi bazı Kürt liderleriyle ilişkisine rağmen isyanda doğrudan <text:span text:style-name="T16">Kürtler’e dayalı müstakil bir devlet kurma veya otonomi elde etme amacının güdüldüğünü söylemek için yeterli delil bulunmamaktadır. Fakat zaman içinde bu fikirlerin yeşermesine de katkı sağladığı kabul edilmelidir.</text:span></text:p>
              </text:list-item>
            </text:list>
            <text:list xml:id="list131734708330970" text:continue-list="list131733073365494" text:style-name="List_20_4">
              <text:list-item>
                <text:list>
                  <text:list-item>
                    <text:p text:style-name="P7"><text:span text:style-name="T36">Şeyh Said isyanı iç politikada sertlik yanlısı olanların işine yaramıştır. Özellikle bir üyelerinin Şeyh Said isyanı ile ilişkisi, ayrıca siyasî programlarında yer alan dinî düşünce ve inançlara saygılı oldukları ifadesi dikkate alınarak yeni filizlenmekte olan çok partili hayatın öncüsü Terakkiperver Cumhuriyet Fırkası’nın kapatılmasına ve Urfa şubesinin sorumlusu emekli yarbay Fethi Bey’in beş yıl hapsine sebep olmuştur. Ayrıca Takrîr-i Sükûn Kanunu’na dayanarak pek çok gazeteci ve muhalif tutuklanmıştır. Görev süresi 1927 yılına kadar devam eden Şark İstiklâl mahkemeleri pek çok idam ve mahkûmiyet kararı vermiş, böylece tek parti iktidarının muhalefetsiz olarak uzun yıllar sürmesinin önü açılmıştır. Dış politika yönünden ise normalleşme seyri gösteren Türkiye-İngiltere ilişkileri zedelenmiştir. Her ne kadar 1926 yılında Türkiye, İngiltere ve Irak’la bir dostluk antlaşması imzalamışsa da antlaşma maddelerinin çoğunun sınır meselesi ve Kürtler’le ilgili olması soruna iki tarafın da yaklaşımını göstermesi bakımından manidardır. Şeyh Said isyanının Musul meselesi yüzünden İngilizler tarafından tertip edilerek desteklendiği iddiaları için yeterli delil yoksa da isyan sonrası ortaya çıkan neticelerin bu amaca hizmet ettiği âşikârdır. </text:span></text:p>
                  </text:list-item>
                </text:list>
              </text:list-item>
            </text:list>
          </text:deletion>
        </text:changed-region>
        <text:changed-region xml:id="ct106827792" text:id="ct106827792">
          <text:deletion>
            <office:change-info>
              <dc:creator>Unknown Author</dc:creator>
              <dc:date>2020-07-21T11:45:37</dc:date>
            </office:change-info>
            <text:list xml:id="list131733103504144" text:continue-list="list131735030677828" text:style-name="List_20_4">
              <text:list-item>
                <text:list>
                  <text:list-item>
                    <text:p text:style-name="P7"><text:span text:style-name="T36">Şeyh Sait, Doğu Anadolu’da yaşayan aşiretlerden Zaza kökenli olup Nakşibendî tarikatının Hâlidiyye koluna mensuptur. Kürtler’le Zazalar arasında yaygın olan Kādirî tarikatı yerine Osmanlı Devleti’nin merkeziyetçiliğini destekleyen Nakşibendî tarikatı II. Mahmud’dan itibaren bölgede kök saldı. Bu tarikata mensup şeyhler halkı âdeta merkezî hükümetin temsilcileri gibi, hatta daha da fazla etkilemeye başladı. Diğer taraftan sınırlı da olsa 1908’den itibaren milliyetçi eğilimler gösteren faaliyetler de mevcuttu ve her iki hareket 1920’lerde canlılığını korumaktaydı. Buna karşılık Millî Mücadele’nin ardından Ankara merkezli bir devlet olarak ortaya çıkan Türkiye Cumhuriyeti, merkezî otoritesini sağlamayı ve geleneksel yapıdan uzaklaşan modern inkılâplar yapmayı arzu ediyordu. Nitekim Cumhuriyet’in ilânından sonraki faaliyetler merkezde ve taşrada hem taraftar hem de muhalifler oluşturdu. Bir taraftan eski imtiyazlarını kaybetme endişesi içinde olan yerel yapılar, diğer taraftan ümmeti temsil ettiği kabul edilen hilâfetin ilgası, müslüman coğrafyasının pek çoğunda olduğu gibi Doğu Anadolu’da da olumsuz yankılar uyandırdı. 13 Şubat 1925 tarihinde başlayan Şeyh Said isyanı, Türkiye’nin iç siyasî yapılanması yanında uluslararası ilişkilerine de yansıyacak sonuçlar doğurdu. İsyanın çıkması ve gelişmesi dönemin karmaşık iç ve dış problemleriyle paralellik arzettiğinden bugüne kadar gerçek sebepleri karanlıktakalmıştır. <text:s/>Ayaklanmanın başlaması ise tamamen kendi kontrolü dışında ya âni gelişmelere paralel ya da kendi bilgisi dahilinde olmayan dış etkilerle meydana geldi. Nitekim birçok kaynakta olayların, Şeyh Said 13 Şubat tarihinde Piran’a geldiğinde orada bulunan jandarmaların tutukluluk kararı bulunan bazı kişileri yakalamak istediği için patlak verdiği kaydedilmektedir. Tutuklamaların en azından kendisi orada iken yapılmasını istemeyen ya da engelleyenlere de mani olamayan Şeyh Said, -daha sonra savunmasında da söylediği gibi- kendisini âdeta hadiselerin akışına terketti. Beraberindeki kuvvetler mülki yetkilileri ve <text:s/>jandarmayı esir aldı. Doğu ve Güneydoğu Anadolu bölgelerinde bazı vilayetlerin de yönetimini almaya çalıştı. Bölgedeki ordu birlikleri başarılı olamayınca Diyarbakır’a geri çekildi. Bir gün sonra 24 Şubat’ta Elazığ da isyancıların eline geçti. Durumu aynı gün Türkiye Büyük Millet Meclisi Umumi Heyeti’ne anlatan Başbakan Ali Fethi Bey (Okyar) meseleyi “dinî kisveli bir isyan” şeklinde nitelemekle birlikte yerel bir hareket olarak da gördüğünü, idarî önlemler ve bölgesel bazı tedbirlerle çözüleceği kanaatini dile getirdi. İçişleri bakanı olan Recep Peker ise aksini düşündüğünden kabinede ihtilâf baş gösterdi. Böylece gerek kendisine muhalif olanlar, gerekse bu isyanı Türkiye’de inkılâplara karşı bir tavır olarak algılayan bazı siyasetçiler, baskı yaparak Türkiye Büyük Millet Meclisi’nin 25 Şubat tarihli oturumunda meclisin daha önce çıkardığı Hıyânet-i Vataniyye Kanunu’nun 1. maddesine “dinî istismarı engelleme”yi hedefleyen bazı ilâveler yaptılar. </text:span></text:p>
                  </text:list-item>
                </text:list>
              </text:list-item>
              <text:list-item>
                <text:p text:style-name="P7"><text:span text:style-name="T35">İ</text:span>syanın genişlemeye devam etmesi ve başbakanın sert tedbirler almaması Ankara’da ciddi bir endişe yarattı ve tartışmalar cumhurbaşkanına bildirildi. 2 Mart 1925’te toplanan kabinede yapılan uzun bir müzakerenin ardından Başbakan Ali Fethi Bey istifasını cumhurbaşkanına sundu; Mustafa Kemal 3 Mart’ta İsmet Paşa’yı yeni hükümeti kurmakla görevlendirdi. Ertesi gün hükümeti kuran İsmet Paşa’nın, bu isyan karşısında devlet otoritesinin teyidi için sert tedbirler alacağını ve Şark İstiklâl mahkemelerini kuracağını ifade eden programı kabul edildi ve büyük çoğunlukla güvenoyu aldı. Ayrıca ek tedbir olarak muhtemel muhalefet hareketlerini engellemek amacıyla 1929 yılına kadar yürürlükte kalacak olan <text:span text:style-name="T10">Takrîr-i Sükûn</text:span> Kanunu teklif edildi ve 22 ret oyuna karşılık 122 oyla kabul edildi. Öte yandan Şeyh Said isyanı devam ediyordu ve hedefte Diyarbakır vardı. İsyancılar 7 ve 8 Mart’ta üç koldan Diyarbakır’a saldırdılar, bu saldırılar bizzat Şeyh Said tarafından yönetildi. Ancak saldırı başarılı olmadı ve isyan gerilemeye başladı. Zira Şeyh Said aşiretlerden beklediği desteği alamadığı gibi kendi kuvvetlerine de hâkim olamıyordu. Düzensiz biçimde hareket eden ve imkân bulduğunda yağmaya da yönelen isyancılar neticede başarı kazanamadı. Hükümet yaptığı hava harekâtı yanında bölgeye hızlı bir şekilde askerî kuvvet sevketti. Mart ayı sonunda ve nisanın ilk haftalarında ordu birliklerinin gerçekleştirdiği harekâtla isyancıların büyük bölümü Çapakçur bölgesinde yenilgiye uğratıldı. Şeyh Said geri çekildiyse de 15 Nisan’da Muş ile Varto arasındaki Çarınçur köyünde yakalandı. Şeyh Said ve arkadaşları 26 Mayıs’ta Şark İstiklâl mahkemeleri tarafından Diyarbakır’da yargılanmaya başlandı. Şeyh Said ifadesinde, isyanın önce tasarlanmış bir hareket olmadığını, kendiliğinden geliştiğini, amacının Diyarbakır’a kadar gidip orada ulemâ ile birlikte şer‘î kanunların uygulanmasının gerekliliğini Ankara’ya bildirmek olduğunu söyledi. 28 Haziran’da mahkeme kendisiyle birlikte kırk altı kişinin idamına karar verdi ve karar ertesi gün hemen infaz edildi.</text:p>
              </text:list-item>
              <text:list-item>
                <text:p text:style-name="P7"><draw:frame draw:style-name="fr4" draw:name="Görüntü32" text:anchor-type="char" svg:x="3.1791in" svg:y="0.0665in" svg:width="3.8173in" svg:height="2.5661in" draw:z-index="22"><draw:image xlink:href="Pictures/100000000000009E00000077590000B76F1C0D03.jpg" xlink:type="simple" xlink:show="embed" xlink:actuate="onLoad" loext:mime-type="image/jpeg"/></draw:frame>Şeyh Said’in, Şer‘iyye ve Evkaf Vekâleti’nin kaldırılmasıyla bölgedeki medrese ve tekkelerin geleceği, Nakşî-Hâlidîler’in etkinliği ve imtiyazlarının azalacağı, destek veren aşiretlerin geçmişteki kısmî özerkliklerinin sarsılacağı gibi endişelerle isyan etmiş olacağı düşünülebilir. Ancak Şeyh Abdülkadir gibi bazı Kürt liderleriyle ilişkisine rağmen isyanda doğrudan Kürtler’e dayalı müstakil bir devlet kurma veya otonomi elde etme amacının güdüldüğünü söylemek için yeterli delil bulunmamaktadır. Fakat zaman içinde bu fikirlerin yeşermesine de katkı sağladığı kabul edilmelidir.</text:p>
              </text:list-item>
              <text:list-item>
                <text:p text:style-name="P8">Şeyh Said isyanı iç politikada sertlik yanlısı olanların işine yaramıştır. Özellikle bir üyelerinin Şeyh Said isyanı ile ilişkisi, ayrıca siyasî programlarında yer alan dinî düşünce ve inançlara saygılı oldukları ifadesi dikkate alınarak yeni filizlenmekte olan çok partili hayatın öncüsü Terakkiperver Cumhuriyet Fırkası’nın kapatılmasına ve Urfa şubesinin sorumlusu emekli yarbay Fethi Bey’in beş yıl hapsine sebep olmuştur. Ayrıca Takrîr-i Sükûn Kanunu’na dayanarak pek çok gazeteci ve muhalif tutuklanmıştır. Görev süresi 1927 yılına kadar devam eden Şark İstiklâl mahkemeleri pek çok idam ve mahkûmiyet kararı vermiş, böylece tek parti iktidarının muhalefetsiz olarak uzun yıllar sürmesinin önü açılmıştır. Dış politika yönünden ise normalleşme seyri gösteren Türkiye-İngiltere ilişkileri zedelenmiştir. Her ne kadar 1926 yılında Türkiye, İngiltere ve Irak’la bir dostluk antlaşması imzalamışsa da antlaşma maddelerinin çoğunun sınır meselesi ve Kürtler’le ilgili olması soruna iki tarafın da yaklaşımını göstermesi bakımından manidardır. Şeyh Said isyanının Musul meselesi yüzünden İngilizler tarafından tertip edilerek desteklendiği iddiaları için yeterli delil yoksa da isyan sonrası ortaya çıkan neticelerin bu amaca hizmet ettiği âşikârdır. </text:p>
              </text:list-item>
              <text:list-item>
                <text:p text:style-name="P7">Şeyh Sait Ayaklanması (13 Şubat 1925)</text:p>
              </text:list-item>
              <text:list-item>
                <text:p text:style-name="P10"/>
              </text:list-item>
            </text:list>
            <text:list xml:id="list131734015888645" text:continue-list="list131734708330970" text:style-name="List_20_4">
              <text:list-item>
                <text:list>
                  <text:list-item>
                    <text:p text:style-name="P7"><text:span text:style-name="T37"/></text:p>
                  </text:list-item>
                </text:list>
              </text:list-item>
            </text:list>
          </text:deletion>
        </text:changed-region>
        <text:changed-region xml:id="ct106827456" text:id="ct106827456">
          <text:deletion>
            <office:change-info>
              <dc:creator>Bilinmeyen Yazar</dc:creator>
              <dc:date>2020-07-12T10:32:59</dc:date>
            </office:change-info>
            <text:list xml:id="list131735008191110" text:continue-list="list131733103504144" text:style-name="List_20_4">
              <text:list-item>
                <text:list>
                  <text:list-item>
                    <text:p text:style-name="P7"><text:span text:style-name="T37"/></text:p>
                  </text:list-item>
                </text:list>
              </text:list-item>
            </text:list>
            <text:list xml:id="list131733441568507" text:continue-list="list131734015888645" text:style-name="List_20_4">
              <text:list-item>
                <text:list>
                  <text:list-item>
                    <text:p text:style-name="P9"><text:span text:style-name="T37"/></text:p>
                  </text:list-item>
                </text:list>
              </text:list-item>
            </text:list>
          </text:deletion>
        </text:changed-region>
        <text:changed-region xml:id="ct106827200" text:id="ct106827200">
          <text:deletion>
            <office:change-info>
              <dc:creator>Unknown Author</dc:creator>
              <dc:date>2020-07-21T11:45:37</dc:date>
            </office:change-info>
            <text:list xml:id="list131734718179873" text:continue-list="list131735008191110" text:style-name="List_20_4">
              <text:list-item>
                <text:list>
                  <text:list-item>
                    <text:p text:style-name="P9">Kurtuluş Savaşı Dönemi’nde milletvekillği ve askerlik görevleri dönemin olağanüstü koşuları gereği tek bir kişide toplanabiliyordu. Savaş bittikten sonra iki vasfın tek bir kişide olmaması gerektiğini savunan M.Kemal 30 Ekim 1924’te kendisine bağlı komutanların vekillikten ayrılmalarını istedi. Böylece bazıları vekillikten bazıları askerlikten ayrılmışlardır. Bu gelişme Atatürk’ün cumhuriyeçilik ilkesi ile ilgilidir.</text:p>
                  </text:list-item>
                </text:list>
              </text:list-item>
            </text:list>
            <text:list xml:id="list131735032031556" text:continue-list="list131733441568507" text:style-name="List_20_4">
              <text:list-item>
                <text:list>
                  <text:list-item>
                    <text:p text:style-name="P7"><text:span text:style-name="T36"/></text:p>
                  </text:list-item>
                </text:list>
              </text:list-item>
            </text:list>
          </text:deletion>
        </text:changed-region>
        <text:changed-region xml:id="ct106826944" text:id="ct106826944">
          <text:deletion>
            <office:change-info>
              <dc:creator>Bilinmeyen Yazar</dc:creator>
              <dc:date>2020-07-12T10:32:46</dc:date>
            </office:change-info>
            <text:list xml:id="list131734026713521" text:continue-list="list131734718179873" text:style-name="List_20_4">
              <text:list-item>
                <text:list>
                  <text:list-item>
                    <text:p text:style-name="P7"><text:span text:style-name="T36">Kurtuluş Savaşı Dönemi’nde milletvekillği ve askerlik görevleri dönemin olağanüstü koşuları gereği tek bir kişide toplanabiliyordu. Savaş bittikten sonra iki vasfın tek bir kişide olmaması gerektiğini savunan M.Kemal 30 Ekim 1924’te kendisine bağlı komutanların vekillikten ayrılmalarını istedi. Böylece bazıları vekillikten bazıları askerlikten ayrılmışlardır. Bu gelişme Atatürk’ün cumhuriyeçilik ilkesi ile ilgilidir.</text:span></text:p>
                  </text:list-item>
                </text:list>
              </text:list-item>
            </text:list>
          </text:deletion>
        </text:changed-region>
        <text:changed-region xml:id="ct106826160" text:id="ct106826160">
          <text:deletion>
            <office:change-info>
              <dc:creator>Unknown Author</dc:creator>
              <dc:date>2020-07-21T11:45:37</dc:date>
            </office:change-info>
            <text:list xml:id="list131734876548366" text:continue-numbering="true" text:style-name="List_20_4">
              <text:list-item>
                <text:list>
                  <text:list-item>
                    <text:p text:style-name="P7"><text:span text:style-name="T36">Çok Partili Yaşama Geçiş Denemeleri</text:span></text:p>
                  </text:list-item>
                </text:list>
              </text:list-item>
              <text:list-item>
                <text:p text:style-name="P7">Halk Fırkası<text:span text:style-name="T19">(CHP) (9 Eylül 1923)</text:span></text:p>
              </text:list-item>
              <text:list-item>
                <text:p text:style-name="P7"><draw:frame draw:style-name="fr3" draw:name="Görüntü7" text:anchor-type="char" svg:y="0.278in" svg:width="1.898in" svg:height="1.422in" draw:z-index="23"><draw:image xlink:href="Pictures/100000000000009E00000077590000B76F1C0D03.jpg" xlink:type="simple" xlink:show="embed" xlink:actuate="onLoad" loext:mime-type="image/jpeg"/></draw:frame>M.Kemal’in 8 Nisan 1923’te açıkladığı 9 Umde(İlke) Halk Fırkasının esasını oluşturdu.</text:p>
              </text:list-item>
              <text:list-item>
                <text:p text:style-name="P7">Müdafaa-i Hukuk Grubu üyelerinden meydana gelen siyasi oluşum 1923’te Halk Fırkası olarak kuruldu.</text:p>
              </text:list-item>
              <text:list-item>
                <text:p text:style-name="P7">Kurucusu <text:span text:style-name="T10">Mustafa Kemal Paşa</text:span>’dır.</text:p>
              </text:list-item>
              <text:list-item>
                <text:p text:style-name="P7">İlk genel sekreteri <text:span text:style-name="T10">Recep Peke</text:span>r’dir.</text:p>
              </text:list-item>
              <text:list-item>
                <text:p text:style-name="P7">Cumhuriyetin ilanından sonra Cumhuriyet Halk Fırkası adını aldı.</text:p>
              </text:list-item>
              <text:list-item>
                <text:p text:style-name="P7">1935’te Cumhuriyet Halk Partisi adını aldı.</text:p>
              </text:list-item>
              <text:list-item>
                <text:p text:style-name="P7">Türkiye Cumhuriyeti’nin <text:span text:style-name="T16">ilk siyasi partisidir</text:span>.</text:p>
              </text:list-item>
              <text:list-item>
                <text:p text:style-name="P7">İnkılaplar bu parti öncülüğünde gerçekleştirildi.</text:p>
              </text:list-item>
              <text:list-item>
                <text:p text:style-name="P7">1923-1950 yılları arasında iktidarda kaldı.</text:p>
              </text:list-item>
              <text:list-item>
                <text:p text:style-name="P7">Partinin ilk kurultayı olarak Sivas Kongresi kabul edilir.</text:p>
              </text:list-item>
              <text:list-item>
                <text:p text:style-name="P7">Partinin 1927 yılında yapılan ikinci kurultayında M.Kemal Paşa, Yeni Türk Devleti’nin kuruluş aşamalrını Nutuk adlı eserinde anlatmıştır.</text:p>
              </text:list-item>
              <text:list-item>
                <text:p text:style-name="P7">1931’de Atatürk ilkeleri parti programına girmiştir.</text:p>
              </text:list-item>
              <text:list-item>
                <text:p text:style-name="P7">1931’de yapılan düzenlemeyle kadınlara seçme ve seçilme hakkının tanınması ile iki dereceli seçim sisteminden tek dereceli seçim sistemine geçilmesi benimsendi.</text:p>
              </text:list-item>
              <text:list-item>
                <text:p text:style-name="P7">Beşinci kurultayında CHP içinde “Müstakil Grup” oluşturulmuştur.</text:p>
              </text:list-item>
              <text:list-item>
                <text:p text:style-name="P7"><draw:frame draw:style-name="fr2" draw:name="Görüntü8" text:anchor-type="char" svg:x="5.3138in" svg:y="0.4563in" svg:width="1.611in" svg:height="1.6252in" draw:z-index="24"><draw:image xlink:href="Pictures/100000000000009E00000077590000B76F1C0D03.jpg" xlink:type="simple" xlink:show="embed" xlink:actuate="onLoad" loext:mime-type="image/jpeg"/></draw:frame>Terakkiperver(İlerici) Cumhuriyet Fırkası (17 Kasım 1924)</text:p>
              </text:list-item>
              <text:list-item>
                <text:p text:style-name="P7">Kazım Karabekir, Rauf Orbay, Refet Bele, Adnan Adıvar, Ali Fuat Cebesoy’un kurucular arasında yer aldığı bu parti Türkiye Cumhuriyeti’nin ilk muhalefet partisidir.</text:p>
              </text:list-item>
              <text:list-item>
                <text:p text:style-name="P7">İlk taşra şubelerini Urfa’da açmıştır.</text:p>
              </text:list-item>
              <text:list-item>
                <text:p text:style-name="P7">Liberal ekonomiyi-serbest piyasa- savundu.</text:p>
              </text:list-item>
              <text:list-item>
                <text:p text:style-name="P7">Dini inançlara saygılı bir parti olduğunu vurguladı.</text:p>
              </text:list-item>
              <text:list-item>
                <text:p text:style-name="P7">Devlete ait çiftliklerle arazilerin topraksız köylülere dağıtılması gerektiğini savundu.</text:p>
              </text:list-item>
              <text:list-item>
                <text:p text:style-name="P7">Tek dereceli seçim sisteminin uygulanmasını savundu.</text:p>
              </text:list-item>
              <text:list-item>
                <text:p text:style-name="P7">Yerinden yönetim(Adem-i Merkeziyetçilik) savundu.</text:p>
              </text:list-item>
              <text:list-item>
                <text:p text:style-name="P7">Cumhurbaşkanının aynı zamanda parti başkanı olamayacağını savundu.</text:p>
              </text:list-item>
              <text:list-item>
                <text:p text:style-name="P7">Şeyh Sait İsyanı ile ilgili olduğu iddiası ile 5 <text:s/>Haziran 1925’te kapatıldı.</text:p>
              </text:list-item>
              <text:list-item>
                <text:p text:style-name="P7">Ordunun Siyasetten Aryrılması(19 Aralık 1924)</text:p>
              </text:list-item>
              <text:list-item>
                <text:p text:style-name="P7"/>
              </text:list-item>
              <text:list-item>
                <text:p text:style-name="P7"/>
              </text:list-item>
              <text:list-item>
                <text:p text:style-name="P7"/>
              </text:list-item>
              <text:list-item>
                <text:p text:style-name="P7"/>
              </text:list-item>
              <text:list-item>
                <text:p text:style-name="P7"/>
              </text:list-item>
              <text:list-item>
                <text:p text:style-name="P7">Laiklik yolunda en önemli adım atıldı.</text:p>
              </text:list-item>
              <text:list-item>
                <text:p text:style-name="P7">Osmanlı hanedanı yurt dışına çıkarıldı.</text:p>
              </text:list-item>
              <text:list-item>
                <text:p text:style-name="P7">İnkılaplar süreci hız kazandı.</text:p>
              </text:list-item>
              <text:list-item>
                <text:p text:style-name="P7">Ulusal egemenlik pekişti.</text:p>
              </text:list-item>
              <text:list-item>
                <text:p text:style-name="P7">Halifeliğin kaldırılması Atatürk’ün laiklik, cumhuriyetçilik ve milliyetçilik ilkeleriyle ilgilidir. </text:p>
              </text:list-item>
              <text:list-item>
                <text:p text:style-name="P7">Halifeliğin kaldırılmasıyla Türkiye’nin İngiltere, Fransa ve İtalya ile olan ilişkilerini geliştirmiştir.</text:p>
              </text:list-item>
              <text:list-item>
                <text:p text:style-name="P7">8 Nisan 1924’te Şeriat Mahkemeleri kapatıldı.</text:p>
              </text:list-item>
              <text:list-item>
                <text:p text:style-name="P7">Halifeliğin kaldırıldığı gün yapılan önemli gelişmeler:</text:p>
              </text:list-item>
              <text:list-item>
                <text:p text:style-name="P7">Tevhid-i Tedrisat Kanunu çıkarıldı: </text:p>
              </text:list-item>
              <text:list-item>
                <text:p text:style-name="P7">Eğitim, öğretim kurumları birleştirildi. </text:p>
              </text:list-item>
              <text:list-item>
                <text:p text:style-name="P7">Tüm okullar Maarif Vekaleti’ne bağlandı.</text:p>
              </text:list-item>
              <text:list-item>
                <text:p text:style-name="P7"><text:span text:style-name="T14">Şer’iye ve Evkaf Vekaleti</text:span> kaldırıldı, yerine:</text:p>
              </text:list-item>
              <text:list-item>
                <text:p text:style-name="P7">Diyanet İşleri Başkanlığı ve Vakıflar Genel Müdürlüğü kuruldu. Böylece Şeyhülislamlık makamı da kaldırılmış oldu.</text:p>
              </text:list-item>
              <text:list-item>
                <text:p text:style-name="P7"><text:span text:style-name="T14">Erkan-ı Harbiye Vekaletinin </text:span>yerine:</text:p>
              </text:list-item>
              <text:list-item>
                <text:p text:style-name="P7">Milli Savunma Bakanlığı ve Genelkurmay Başkanlığının kurulması kararlaştırıldı. </text:p>
              </text:list-item>
              <text:list-item>
                <text:p text:style-name="P7">Bu yenilik ordunun siyasetten ayrılması için önemli bir adımdı.</text:p>
              </text:list-item>
              <text:list-item>
                <text:p text:style-name="P7">Osmanlı hanedanının yurtdışına çıkarılmasına karar verildi. 1952’de ka<text:span text:style-name="T27">dı</text:span>n üyelerin, 1974’te de erkek üyelerin Türkiye’ye dönmesine izin verildi.</text:p>
              </text:list-item>
              <text:list-item>
                <text:p text:style-name="P7">1924 Anayasası(20 Nisan 1924)</text:p>
              </text:list-item>
              <text:list-item>
                <text:p text:style-name="P7">1921 Anayasası değişen şartlara yanıt vermiyordu. Polonya ve Fransa anayasalarından yararlanılarak yeni bir yasa oluşturuldu. <text:span text:style-name="T18">Atatürkçülük’ün </text:span><text:span text:style-name="T17">cumhuriyetçilik</text:span><text:span text:style-name="T18"> ilkesi ilgilidir.</text:span> Önemli maddeleri:</text:p>
              </text:list-item>
              <text:list-item>
                <text:p text:style-name="P7">Egemenlik kayıtsız şartsız milletindir.</text:p>
              </text:list-item>
              <text:list-item>
                <text:p text:style-name="P7">Devletin yönetim şekli Cumhuriyet’tir.</text:p>
              </text:list-item>
              <text:list-item>
                <text:p text:style-name="P7">TBMM üyeleri 4 yıllığına seçilir. Seçilme yaşı 30’dur.</text:p>
              </text:list-item>
              <text:list-item>
                <text:p text:style-name="P7">Devletin dini İslam, dili Türkçe, başkenti Ankara’dır.</text:p>
              </text:list-item>
              <text:list-item>
                <text:p text:style-name="P7">Cumhurbaşkanı TBMM içinden 4 yıllığına seçilir. Aynı kişi tekrar Cumhurbaşkanı seçilebilir.</text:p>
              </text:list-item>
              <text:list-item>
                <text:p text:style-name="P7">Seçme ve seçilme hakkı sadece erkeklere aittir.</text:p>
              </text:list-item>
              <text:list-item>
                <text:p text:style-name="P7">Yasama Meclis’e, yürütme hükümete, yargı bağımsız mahkemelere aittir.</text:p>
              </text:list-item>
              <text:list-item>
                <text:p text:style-name="P7">İlköğretim herkes için zorunludur.</text:p>
              </text:list-item>
              <text:list-item>
                <text:p text:style-name="P7">Bütün Türkiye Cumhuriyeti vatandaşları kanun önünde eşittir.</text:p>
              </text:list-item>
              <text:list-item>
                <text:p text:style-name="P7">Daha sonra bu anayasa üzerinde bazı değişiklikler yapıldı:</text:p>
              </text:list-item>
              <text:list-item>
                <text:p text:style-name="P7">10 Nisan 1928’de “Devletin dini İslam’dır.” maddesi çıkarıldı. Milletvekillerin ve cumhurbaşkanın yemin metninden “Vallahi” ifadesi çıkarıldı. “Şer’i hükümleri yerine getirilmesi TBMM’ye aittir.” maddesi anayasadan çıkarıldı.</text:p>
              </text:list-item>
              <text:list-item>
                <text:p text:style-name="P7">5 Aralık 1934’te kadınlara seçme ve seçilme hakk tanındı. Seçmen yaşı 22’ye çıkarıldı.</text:p>
              </text:list-item>
              <text:list-item>
                <text:p text:style-name="P7">5 Şubat 1937’de Atatürk ilkeleri anayasaya girdi. Çiftçilerin topraklandırılması ve ormanların devletleştirilmesi hakkında düzenleme yapıldı. “Hiç kimse felsefi görüşü, din, mezhep inancı ve <text:span text:style-name="T16">tarikatten</text:span> dolayı kınanamaz” hükmünden tarikat kelimesi çıkarıldı.</text:p>
              </text:list-item>
              <text:list-item>
                <text:p text:style-name="P7">10 Ocak 1945’te anayasanın dili öz Türkçeleştirilmiştir.(1952’de eski haline dönmüştür.)</text:p>
              </text:list-item>
              <text:list-item>
                <text:p text:style-name="P7">Bu anayasa ile 1876 Kanuniesasi ve 1921 Teşkilat-ı Esasi rafa kaldırılmıştır.</text:p>
              </text:list-item>
              <text:list-item>
                <text:p text:style-name="P7"><draw:frame draw:style-name="fr1" draw:name="Görüntü6" text:anchor-type="char" svg:x="2.8016in" svg:y="0.0764in" svg:width="4.25in" svg:height="2.75in" draw:z-index="25"><draw:image xlink:href="Pictures/100000000000009E00000077590000B76F1C0D03.jpg" xlink:type="simple" xlink:show="embed" xlink:actuate="onLoad" loext:mime-type="image/jpeg"/></draw:frame>Türkiye Cumhuriyeti’nin Cumhurbaşkanları: </text:p>
              </text:list-item>
              <text:list-item>
                <text:p text:style-name="P7">Atatürk(1923-1938)</text:p>
              </text:list-item>
              <text:list-item>
                <text:p text:style-name="P7">İsmet İnönü(1938-1950)</text:p>
              </text:list-item>
              <text:list-item>
                <text:p text:style-name="P7">Celal Bayar(1950-1960)</text:p>
              </text:list-item>
              <text:list-item>
                <text:p text:style-name="P7">Cemal Gürsel(1961-1966)</text:p>
              </text:list-item>
              <text:list-item>
                <text:p text:style-name="P7">Cevdet Sunay(1966-1973)</text:p>
              </text:list-item>
              <text:list-item>
                <text:p text:style-name="P7">Fahri Korutürk(1973-1980)</text:p>
              </text:list-item>
              <text:list-item>
                <text:p text:style-name="P7">Kenan Evren(1982-1989)</text:p>
              </text:list-item>
              <text:list-item>
                <text:p text:style-name="P7">Turgut Özal(1989-1993)</text:p>
              </text:list-item>
              <text:list-item>
                <text:p text:style-name="P7">Süleyman Demirel(1993-2000)</text:p>
              </text:list-item>
              <text:list-item>
                <text:p text:style-name="P7">Ahmet Necdet Sezer(2000-2007)</text:p>
              </text:list-item>
              <text:list-item>
                <text:p text:style-name="P7">Abdulah Gül(2007-2014)</text:p>
              </text:list-item>
              <text:list-item>
                <text:p text:style-name="P7">Recep Tayyip Erdoğan(2014-….)</text:p>
              </text:list-item>
            </text:list>
            <text:list xml:id="list131734215250227" text:continue-list="list131735032031556" text:style-name="List_20_4">
              <text:list-item>
                <text:list>
                  <text:list-item>
                    <text:p text:style-name="P7"><text:span text:style-name="T37"/></text:p>
                  </text:list-item>
                </text:list>
              </text:list-item>
            </text:list>
          </text:deletion>
        </text:changed-region>
        <text:changed-region xml:id="ct106825824" text:id="ct106825824">
          <text:deletion>
            <office:change-info>
              <dc:creator>Bilinmeyen Yazar</dc:creator>
              <dc:date>2020-07-12T10:25:32</dc:date>
            </office:change-info>
            <text:list xml:id="list131734897792455" text:continue-list="list131734876548366" text:style-name="List_20_4">
              <text:list-item>
                <text:list>
                  <text:list-item>
                    <text:p text:style-name="P7"><text:span text:style-name="T37"/></text:p>
                  </text:list-item>
                </text:list>
              </text:list-item>
            </text:list>
            <text:list xml:id="list131733446041345" text:continue-list="list131734215250227" text:style-name="List_20_4">
              <text:list-item>
                <text:list>
                  <text:list-item>
                    <text:p text:style-name="P15"><text:span text:style-name="T36">Halifeliğin kaldırılması teklifi Urfa milletvekili Şeyh Saffet Bey sundu. <text:s/>Mecliste kabul edildi. Son halife Abdülmecid Efendi’nin İsviçre’ye sürgüne gönderilmesi tepkiyle karşılanmamak için gizlice yapıldı. Önce <text:s/>kendisine bu haber İstanbul emniyet müdürü ve valisi tarafından verildi. Ardından sabah 5’te evinden ailesi ile birlikte alınıp trene bindirildiler. Buradan İsviçre Alp Oteli’ne yerleştirildiler. Çok eşliler ülkeye alınmadığından bir süre sınırda bekletildi. Daha sonra sınırı geçebildi. Burada önce gazetecilere Türkiye’yi karalamayacak olumlu yönde demeçler vermiştir. Daha sonra biraz süre geçince Türkiye’nin aldığı kararın din dışı olduğunu ileri sürüp İslam alemine çağrı yapmıştı. Türkiye’nin İsviçre’ye baskısı nedeniyle bir daha böyle söylemler bulunamadı. Ardından Fransa’ya yerleşti. II.Dünya Savaşı’nda kaldığı yer Almanlar tarafından bombalanırken son halife Abdülmecid Efendi hayata gözlerini yumdu. Halifeliğin kaldırılmasının sonuçları:</text:span></text:p>
                  </text:list-item>
                </text:list>
              </text:list-item>
            </text:list>
          </text:deletion>
        </text:changed-region>
        <text:changed-region xml:id="ct106825488" text:id="ct106825488">
          <text:deletion>
            <office:change-info>
              <dc:creator>Bilinmeyen Yazar</dc:creator>
              <dc:date>2020-07-12T10:24:51</dc:date>
            </office:change-info>
            <text:list xml:id="list131734620004466" text:continue-list="list131734897792455" text:style-name="List_20_4">
              <text:list-item>
                <text:list>
                  <text:list-item>
                    <text:p text:style-name="P15"><text:span text:style-name="T40">Cumhuriyetin ilanından sonra halifenin hiçbir siyasi yetkisi kalmadı. Halife eski düzen yanlılarını ümitlendiriyordu. Halifenin görev dışı davranışları ve meclisin verdiği kararlara uymaması gibi sorunlar vardı. Dolayısıyla inkılaplar önünde engel teşkil etmekteydi. Ümmetçi toplum anlayışından ulusal toplum anlayışına geçilmek istenmişti. <text:s/>Ayrıca Laiklik ve halifelik kurumu birbiriyle bağdaşmıyordu. Hindistan’daki bazı tarikatların İsmet İnönü’ye yolladıkları mektup </text:span><text:span text:style-name="T41">da </text:span><text:span text:style-name="T40">basına sızdırılmıştı. </text:span><text:span text:style-name="T41">İnönü bunun üzerine bunu yayınlayan gazetecilerin hiyatnet-i vataniye ile yargıla</text:span><text:span text:style-name="T43">nması için harekete geçti</text:span><text:span text:style-name="T41">. Gizli meclis oturumunda: </text:span><text:span text:style-name="T42">“Bu gazetecileri cezalandırmazsak, içerde ve dışarda TBMM'nin zayıf olduğu imajı verilecek ve artık her önüne gelen kavli, fiili ve neşri hilafet taraflısı yayın yaparak yeni kurduğumuz cumhuriyeti zayıflatmaya girişeceklerdir” </text:span><text:span text:style-name="T43">demişti.</text:span></text:p>
                  </text:list-item>
                </text:list>
              </text:list-item>
            </text:list>
            <text:list xml:id="list131733224164025" text:continue-list="list131733446041345" text:style-name="List_20_4">
              <text:list-item>
                <text:list>
                  <text:list-item>
                    <text:p text:style-name="P15"><text:span text:style-name="T37"/></text:p>
                  </text:list-item>
                </text:list>
              </text:list-item>
            </text:list>
          </text:deletion>
        </text:changed-region>
        <text:changed-region xml:id="ct106825152" text:id="ct106825152">
          <text:deletion>
            <office:change-info>
              <dc:creator>Unknown Author</dc:creator>
              <dc:date>2020-07-21T11:45:37</dc:date>
            </office:change-info>
            <text:list xml:id="list131735118640909" text:continue-list="list131734620004466" text:style-name="List_20_4">
              <text:list-item>
                <text:list>
                  <text:list-item>
                    <text:p text:style-name="P15"><text:span text:style-name="T36"><text:s/>Halifeliğin kaldırılması teklifi Urfa milletvekili </text:span><text:span text:style-name="T39">Şeyh Saffet Bey</text:span><text:span text:style-name="T36"> sundu. <text:s/>Mecliste kabul edildi. Son halife Abdülmecid Efendi’nin İsviçre’ye sürgüne gönderilmesi tepkiyle karşılanmamak için gizlice yapıldı. Önce <text:s/>kendisine bu haber İstanbul emniyet müdürü ve valisi tarafından verildi. Ardından sabah 5’te evinden ailesi ile birlikte alınıp trene bindirildiler. Buradan İsviçre Alp Oteli’ne yerleştirildiler. Çok eşliler ülkeye alınmadığından bir süre sınırda bekletildi. Daha sonra sınırı geçebildi. Burada önce gazetecilere Türkiye’yi karalamayacak olumlu yönde demeçler vermiştir. Daha sonra biraz süre geçince Türkiye’nin aldığı kararın din dışı olduğunu ileri sürüp İslam alemine çağrı yapmıştı. Türkiye’nin İsviçre’ye baskısı nedeniyle bir daha böyle söylemler bulunamadı. Ardından Fransa’ya yerleşti. II.Dünya Savaşı’nda kaldığı yer Almanlar tarafından bombalanırken son halife Abdülmecid Efendi hayata gözlerini yumdu. Halifeliğin kaldırılmasının sonuçları:</text:span></text:p>
                  </text:list-item>
                </text:list>
              </text:list-item>
              <text:list-item>
                <text:p text:style-name="P19">Cumhuriyetin ilanından sonra halifenin hiçbir siyasi yetkisi kalmadı. Halife eski düzen yanlılarını ümitlendiriyordu. Halifenin görev dışı davranışları ve meclisin verdiği kararlara uymaması gibi sorunlar vardı. Dolayısıyla inkılaplar önünde engel teşkil etmekteydi. Ümmetçi toplum anlayışından ulusal toplum anlayışına geçilmek istenmişti. <text:s/>Ayrıca Laiklik ve halifelik kurumu birbiriyle bağdaşmıyordu. Hindistan’daki bazı tarikatların İsmet İnönü’ye yolladıkları mektup da basına sızdırılmıştı. İnönü bunun üzerine bunu yayınlayan gazetecilerin hiyatnet-i vataniye ile yargılanması için harekete geçti. Gizli meclis oturumunda: “Bu gazetecileri cezalandırmazsak, içerde ve dışarda TBMM'nin zayıf olduğu imajı verilecek ve artık her önüne gelen kavli, fiili ve neşri hilafet taraflısı yayın yaparak yeni kurduğumuz cumhuriyeti zayıflatmaya girişeceklerdir” demişti.</text:p>
              </text:list-item>
            </text:list>
            <text:list xml:id="list131734246393110" text:continue-list="list131733224164025" text:style-name="List_20_4">
              <text:list-item>
                <text:list>
                  <text:list-item>
                    <text:h text:style-name="P4" text:outline-level="2"><text:span text:style-name="T36">Halifeliğin Kaldırılması(3 Mart 1924)Türkiye’nin ilk cumhurbaşkanı M.Kemal İlk Meclis Başkanı Ali Fethi Okyar ilk Başbakanı İsmet İnönü’dür. Ayrıca M.Kemal dört dönem cumhurbaşkanlığı yapmıştır. <text:s/>Cumhuriyetin ilanıyla devlet başkanı sorunu çözülmüş ve rejim tartışmalarına son verilmiştir.</text:span></text:h>
                  </text:list-item>
                </text:list>
              </text:list-item>
            </text:list>
          </text:deletion>
        </text:changed-region>
        <text:changed-region xml:id="ct106824816" text:id="ct106824816">
          <text:deletion>
            <office:change-info>
              <dc:creator>Bilinmeyen Yazar</dc:creator>
              <dc:date>2020-07-12T10:31:05</dc:date>
            </office:change-info>
            <text:list xml:id="list131734654342521" text:continue-list="list131734246393110" text:style-name="Outline">
              <text:list-item>
                <text:list>
                  <text:list-item>
                    <text:h text:style-name="Heading_20_2" text:outline-level="2"><text:span text:style-name="T36">Türkiye’nin ilk cumhurbaşkanı M.Kemal İlk Meclis Başkanı Ali Fethi Okyar ilk Başbakanı İsmet İnönü’dür. Ayrıca M.Kemal dört dönem cumhurbaşkanlığı yapmıştır. <text:s/>Cumhuriyetin ilanıyla devlet başkanı sorunu çözülmüş ve rejim tartışmalarına son verilmiştir.</text:span></text:h>
                  </text:list-item>
                </text:list>
              </text:list-item>
            </text:list>
          </text:deletion>
        </text:changed-region>
        <text:changed-region xml:id="ct106824480" text:id="ct106824480">
          <text:deletion>
            <office:change-info>
              <dc:creator>Unknown Author</dc:creator>
              <dc:date>2020-07-21T11:45:37</dc:date>
            </office:change-info>
            <text:list xml:id="list131733321047273" text:continue-numbering="true" text:style-name="Outline">
              <text:list-item>
                <text:list>
                  <text:list-item>
                    <text:h text:style-name="Heading_20_2" text:outline-level="2"><text:span text:style-name="T36">İlanın nedenleri:</text:span></text:h>
                  </text:list-item>
                </text:list>
              </text:list-item>
            </text:list>
            <text:list xml:id="list131733385988424" text:continue-list="list131735118640909" text:style-name="List_20_4">
              <text:list-item>
                <text:list>
                  <text:list-item>
                    <text:h text:style-name="P4" text:outline-level="2">Cumhuriyet’in önündeki engel olan saltanat kaldırıldı.</text:h>
                  </text:list-item>
                  <text:list-item>
                    <text:h text:style-name="P4" text:outline-level="2">Lozan ile milli bağımsızlık tam olarak gerçekleşmişti.</text:h>
                  </text:list-item>
                  <text:list-item>
                    <text:h text:style-name="P4" text:outline-level="2">Yeni Türk Devleti’nin adının belli olması gerekmekteydi.</text:h>
                  </text:list-item>
                  <text:list-item>
                    <text:h text:style-name="P4" text:outline-level="2">Başkent sorunu çözülmüştü.</text:h>
                  </text:list-item>
                  <text:list-item>
                    <text:h text:style-name="P4" text:outline-level="2">Meclis Hükümeti sisteminden doğan sıkıntılar</text:h>
                  </text:list-item>
                  <text:list-item>
                    <text:h text:style-name="P4" text:outline-level="2">Bu sistem içinde devlet başkanlığının boş gözükmesi</text:h>
                  </text:list-item>
                  <text:list-item>
                    <text:h text:style-name="P4" text:outline-level="2">Fethi Okyar Hükümeti’nin istifa etmesi sonucunda hükûmet bunalımı yaşandı.</text:h>
                  </text:list-item>
                  <text:list-item>
                    <text:h text:style-name="P4" text:outline-level="2"><text:span text:style-name="T11">Sonbahar-Ekim-Güz Bunalımı</text:span><text:span text:style-name="T9"> da denir.</text:span></text:h>
                  </text:list-item>
                  <text:list-item>
                    <text:h text:style-name="P4" text:outline-level="2">Devlet başkanı sorununu çözümleme</text:h>
                  </text:list-item>
                  <text:list-item>
                    <text:h text:style-name="P4" text:outline-level="2">Cumhuriyet’in ilanı Atatürk’ün cumhuriyetçilik, ulusal egemenlik ve halkçılık ilkeleri ile ilgilidir. Ayrıca Cumhuriyetin ilanıyla 1921 Anayasası’nda gerekli değişiklikler yapıldı. Yönetim şekli cumhuriyet, dini islam, resmi dilinin Türkçe olduğu şeklindeki madde anayasaya konmuştur. Cumhuriyet’in ilanı ile;</text:h>
                  </text:list-item>
                  <text:list-item>
                    <text:h text:style-name="P4" text:outline-level="2">Yeni Türk Devleti’nin adı belli oldu.</text:h>
                  </text:list-item>
                  <text:list-item>
                    <text:h text:style-name="P4" text:outline-level="2">Meclis Hükümeti sisteminden, kabine sistemine geçildi.</text:h>
                  </text:list-item>
                  <text:list-item>
                    <text:h text:style-name="P4" text:outline-level="2">İnkılaplar için zemin hazırlandı.</text:h>
                  </text:list-item>
                </text:list>
              </text:list-item>
            </text:list>
            <text:list xml:id="list131734084585539" text:continue-list="list131733321047273" text:style-name="Outline">
              <text:list-item>
                <text:list>
                  <text:list-item>
                    <text:h text:style-name="Heading_20_2" text:outline-level="2"><text:span text:style-name="T37"/></text:h>
                  </text:list-item>
                </text:list>
              </text:list-item>
            </text:list>
          </text:deletion>
        </text:changed-region>
        <text:changed-region xml:id="ct106824144" text:id="ct106824144">
          <text:deletion>
            <office:change-info>
              <dc:creator>Bilinmeyen Yazar</dc:creator>
              <dc:date>2020-07-12T10:29:07</dc:date>
            </office:change-info>
            <text:list xml:id="list131733293487526" text:continue-numbering="true" text:style-name="Outline">
              <text:list-item>
                <text:list>
                  <text:list-item>
                    <text:h text:style-name="Heading_20_2" text:outline-level="2"><text:span text:style-name="T37"/></text:h>
                  </text:list-item>
                  <text:list-item>
                    <text:h text:style-name="Heading_20_2" text:outline-level="2"><text:span text:style-name="T37"/></text:h>
                  </text:list-item>
                </text:list>
              </text:list-item>
            </text:list>
          </text:deletion>
        </text:changed-region>
        <text:changed-region xml:id="ct106823808" text:id="ct106823808">
          <text:deletion>
            <office:change-info>
              <dc:creator>Unknown Author</dc:creator>
              <dc:date>2020-07-21T11:45:37</dc:date>
            </office:change-info>
            <text:list xml:id="list131733117024464" text:continue-numbering="true" text:style-name="Outline">
              <text:list-item>
                <text:list>
                  <text:list-item>
                    <text:h text:style-name="Heading_20_2" text:outline-level="2"><text:span text:style-name="T37"/></text:h>
                  </text:list-item>
                  <text:list-item>
                    <text:h text:style-name="Heading_20_2" text:outline-level="2"><text:span text:style-name="T36"/></text:h>
                  </text:list-item>
                </text:list>
              </text:list-item>
            </text:list>
          </text:deletion>
        </text:changed-region>
        <text:changed-region xml:id="ct106823472" text:id="ct106823472">
          <text:deletion>
            <office:change-info>
              <dc:creator>Bilinmeyen Yazar</dc:creator>
              <dc:date>2020-07-12T10:28:57</dc:date>
            </office:change-info>
            <text:list xml:id="list131733943939043" text:continue-numbering="true" text:style-name="Outline">
              <text:list-item>
                <text:list>
                  <text:list-item>
                    <text:h text:style-name="Heading_20_2" text:outline-level="2"><text:span text:style-name="T36">Kurtuluş Savaşı hazırlık döneminde genelge ve kongrelerde yeni yönetim şeklinin cumhuriyet olacağı mesajı verilmişti. TBMM dönemlerinde uygulanan rejim aslında cumhuriyet esasına dayanıyordu. Bunun için yeni adın konması gerekmekteydi. </text:span></text:h>
                  </text:list-item>
                </text:list>
              </text:list-item>
            </text:list>
          </text:deletion>
        </text:changed-region>
        <text:changed-region xml:id="ct106823136" text:id="ct106823136">
          <text:deletion>
            <office:change-info>
              <dc:creator>Unknown Author</dc:creator>
              <dc:date>2020-07-21T11:45:37</dc:date>
            </office:change-info>
            <text:list xml:id="list131733506381369" text:continue-numbering="true" text:style-name="Outline">
              <text:list-item>
                <text:list>
                  <text:list-item>
                    <text:h text:style-name="Heading_20_2" text:outline-level="2"><text:span text:style-name="T36">Kurtuluş Savaşı hazırlık döneminde genelge ve kongrelerde yeni yönetim şeklinin cumhuriyet olacağı mesajı verilmişti. TBMM dönemlerinde uygulanan rejim aslında cumhuriyet esasına dayanıyordu. Bunun için yeni adın konması gerekmekteydi. </text:span></text:h>
                  </text:list-item>
                </text:list>
              </text:list-item>
            </text:list>
            <text:list xml:id="list131733798132439" text:continue-list="list131733385988424" text:style-name="List_20_4">
              <text:list-item>
                <text:p text:style-name="P7">Cumhuriyet’in İlanı(29 Ekim 1923)</text:p>
              </text:list-item>
            </text:list>
            <text:list xml:id="list131734551432382" text:continue-list="list131733506381369" text:style-name="List_20_4">
              <text:list-item>
                <text:list>
                  <text:list-item>
                    <text:p text:style-name="Standard"><text:span text:style-name="T36">Mustafa Kemal Paşa, Erzurum ve Sivas Kongrelerinden sonra 27 Aralık 1919 günü temsilciler ile birlikte Ankara’ya gelmişti. Savaşın yöntemi ve haberleşme Ankara’dan yürütüldü. TBMM 23 Nisan 1923’te Ankara’da açılmıştı. M.Kemal Paşa bundan sonra ülkeyi kurtarma çalışmalarını buradan yürütmeye başladı. Yurt düşmandan kurtulunca İsmet Paşa ve on dört arkadaşı Ankara’nın başkent olması için TBMM’ye yasa önerisi verdiler. Öneri mecliste onaylanıp kabul edildi. 13 Ekim 1923 bu sırada elçiliği bulunan devlet Afganistan’dı.</text:span></text:p>
                  </text:list-item>
                </text:list>
              </text:list-item>
            </text:list>
          </text:deletion>
        </text:changed-region>
        <text:changed-region xml:id="ct106822800" text:id="ct106822800">
          <text:deletion>
            <office:change-info>
              <dc:creator>Bilinmeyen Yazar</dc:creator>
              <dc:date>2020-07-12T10:28:35</dc:date>
            </office:change-info>
            <text:list xml:id="list131733263173174" text:continue-list="list131733798132439" text:style-name="List_20_4">
              <text:list-item>
                <text:list>
                  <text:list-item>
                    <text:p text:style-name="P7"><text:span text:style-name="T5">Mustafa Kemal Paşa, Erzurum ve Sivas Kongrelerinden sonra 27 Aralık 1919 günü temsilciler ile birlikte Ankara’ya gelmişti. Savaşın yöntemi ve haberleşme Ankara’dan yürütüldü. TBMM 23 Nisan 1923’te Ankara’da açılmıştı. M.Kemal Paşa bundan sonra ülkeyi kurtarma çalışmalarını buradan yürütmeye başladı. Yurt düşmandan kurtulunca İsmet Paşa ve on dört arkadaşı Ankara’nın başkent olması için TBMM’ye yasa önerisi verdiler. Öneri mecliste onaylanıp kabul edildi. 13 Ekim 1923 bu sırada elçiliği bulunan devlet Afganistan’dı.</text:span></text:p>
                  </text:list-item>
                </text:list>
              </text:list-item>
            </text:list>
          </text:deletion>
        </text:changed-region>
        <text:changed-region xml:id="ct106822464" text:id="ct106822464">
          <text:deletion>
            <office:change-info>
              <dc:creator>Unknown Author</dc:creator>
              <dc:date>2020-07-21T11:45:37</dc:date>
            </office:change-info>
            <text:list xml:id="list131733295722255" text:continue-numbering="true" text:style-name="List_20_4">
              <text:list-item>
                <text:list>
                  <text:list-item>
                    <text:p text:style-name="P7"><text:span text:style-name="T36">Ankara’nın Başkent Oluşu</text:span></text:p>
                  </text:list-item>
                </text:list>
              </text:list-item>
              <text:list-item>
                <text:p text:style-name="P10"><text:span text:style-name="T4">O</text:span><text:span text:style-name="T3">smanlı Devleti <text:s/>resmen(hukuken) sona erdi.</text:span></text:p>
              </text:list-item>
              <text:list-item>
                <text:p text:style-name="P7">Ulusal egemenlik yolunda bir adım atıldı.</text:p>
              </text:list-item>
              <text:list-item>
                <text:p text:style-name="P7">Laikliğin önemli bir aşaması gerçekleşti.</text:p>
              </text:list-item>
              <text:list-item>
                <text:p text:style-name="P7">İtilafların Lozan’da ikilik çıkarma planı bozuldu.</text:p>
              </text:list-item>
              <text:list-item>
                <text:p text:style-name="P7">TBMM Abdülmecid Efendi’yi halife seçti.</text:p>
              </text:list-item>
              <text:list-item>
                <text:p text:style-name="P7">Sultan Vahdettin 17 Kasım 1922’de İngiliz Malaya gemisi ile ülkeyi terk etti.</text:p>
              </text:list-item>
              <text:list-item>
                <text:p text:style-name="P7"/>
              </text:list-item>
            </text:list>
            <text:list xml:id="list131733513799479" text:continue-list="list131734551432382" text:style-name="List_20_4">
              <text:list-item>
                <text:list>
                  <text:list-item>
                    <text:p text:style-name="P7"><text:span text:style-name="T5">Padişah ve İstanbul Hükûmeti Kurtuluş Savaşı sırasında destek vermemiş üzerine ulusal mücadeleye karşı durmuşlardı. Ayrıca İtilaf Devletleri Lozan Grüşmelerinde ikilik çıkarmak için bunu koz olarak kullanmak istemekteydi. I. TBMM tarafından kaldırıldı. Saltanatın kaldırılması Atatürk’ün </text:span><text:span text:style-name="T8">cumhuriyetçilik, ulusal egemenlik ve laiklik </text:span><text:span text:style-name="T5">ilkeleri ile ilgilidir.</text:span></text:p>
                  </text:list-item>
                </text:list>
              </text:list-item>
            </text:list>
          </text:deletion>
        </text:changed-region>
        <text:changed-region xml:id="ct106822128" text:id="ct106822128">
          <text:deletion>
            <office:change-info>
              <dc:creator>Bilinmeyen Yazar</dc:creator>
              <dc:date>2020-07-12T10:28:10</dc:date>
            </office:change-info>
            <text:list xml:id="list131734105054364" text:continue-list="list131733295722255" text:style-name="List_20_4">
              <text:list-item>
                <text:list>
                  <text:list-item>
                    <text:p text:style-name="P7"><text:span text:style-name="T6">Padişah ve İstanbul Hükûmeti Kurtuluş Savaşı sırasında destek vermemiş üzerine ulusal mücadeleye karşı durmuşlardı. Ayrıca İtilaf Devletleri Lozan Grüşmelerinde ikilik çıkarmak için bunu koz olarak kullanmak istemekteydi. </text:span><text:span text:style-name="T7">I. TBMM tarafından kaldırıldı. </text:span><text:span text:style-name="T5">Saltanatın kaldırılması Atatürk’ün cumhuriyetçilik, ulusal egemenlik ve laiklik ilkeleri ile ilgilidir.</text:span></text:p>
                  </text:list-item>
                </text:list>
              </text:list-item>
            </text:list>
          </text:deletion>
        </text:changed-region>
        <text:changed-region xml:id="ct106821792" text:id="ct106821792">
          <text:deletion>
            <office:change-info>
              <dc:creator>Unknown Author</dc:creator>
              <dc:date>2020-07-21T11:45:37</dc:date>
            </office:change-info>
            <text:list xml:id="list131733958296550" text:continue-numbering="true" text:style-name="List_20_4">
              <text:list-item>
                <text:list>
                  <text:list-item>
                    <text:p text:style-name="P7"><text:span text:style-name="T37"/></text:p>
                  </text:list-item>
                </text:list>
              </text:list-item>
            </text:list>
            <text:list xml:id="list131734217856766" text:continue-list="list131733513799479" text:style-name="List_20_4">
              <text:list-item>
                <text:list>
                  <text:list-item>
                    <text:p text:style-name="P7"><text:span text:style-name="T36"/></text:p>
                  </text:list-item>
                </text:list>
              </text:list-item>
            </text:list>
          </text:deletion>
        </text:changed-region>
        <text:changed-region xml:id="ct106821456" text:id="ct106821456">
          <text:deletion>
            <office:change-info>
              <dc:creator>Bilinmeyen Yazar</dc:creator>
              <dc:date>2020-07-12T10:28:11</dc:date>
            </office:change-info>
            <text:list xml:id="list131734278023407" text:continue-list="list131733958296550" text:style-name="List_20_4">
              <text:list-item>
                <text:list>
                  <text:list-item>
                    <text:p text:style-name="P7"><text:span text:style-name="T36">)</text:span></text:p>
                  </text:list-item>
                </text:list>
              </text:list-item>
            </text:list>
          </text:deletion>
        </text:changed-region>
        <text:changed-region xml:id="ct106821120" text:id="ct106821120">
          <text:deletion>
            <office:change-info>
              <dc:creator>Unknown Author</dc:creator>
              <dc:date>2020-07-21T11:45:37</dc:date>
            </office:change-info>
            <text:list xml:id="list131734114126295" text:continue-numbering="true" text:style-name="List_20_4">
              <text:list-item>
                <text:list>
                  <text:list-item>
                    <text:p text:style-name="P7"><text:span text:style-name="T36">)</text:span></text:p>
                  </text:list-item>
                  <text:list-item>
                    <text:h text:style-name="P6" text:outline-level="2">Siyasi Alanda Yapılan İnkılaplar</text:h>
                  </text:list-item>
                </text:list>
              </text:list-item>
            </text:list>
            <text:list xml:id="list131734627403115" text:continue-list="list131734217856766" text:style-name="List_20_4">
              <text:list-item>
                <text:list>
                  <text:list-item>
                    <text:h text:style-name="P4" text:outline-level="2"><text:span text:style-name="T36">Saltanatın kaldırılması(1 Kasım 1922</text:span></text:h>
                  </text:list-item>
                </text:list>
              </text:list-item>
            </text:list>
          </text:deletion>
        </text:changed-region>
        <text:changed-region xml:id="ct106820592" text:id="ct106820592">
          <text:deletion>
            <office:change-info>
              <dc:creator>Bilinmeyen Yazar</dc:creator>
              <dc:date>2020-07-12T10:27:57</dc:date>
            </office:change-info>
            <text:list xml:id="list131734184019700" text:continue-list="list131734627403115" text:style-name="Outline">
              <text:list-item>
                <text:list>
                  <text:list-item>
                    <text:h text:style-name="Heading_20_2" text:outline-level="2"><text:span text:style-name="T37"/></text:h>
                  </text:list-item>
                  <text:list-item>
                    <text:h text:style-name="Heading_20_2" text:outline-level="2"><text:span text:style-name="T37"/></text:h>
                  </text:list-item>
                </text:list>
              </text:list-item>
            </text:list>
          </text:deletion>
        </text:changed-region>
        <text:changed-region xml:id="ct106820256" text:id="ct106820256">
          <text:deletion>
            <office:change-info>
              <dc:creator>Unknown Author</dc:creator>
              <dc:date>2020-07-21T11:45:37</dc:date>
            </office:change-info>
            <text:list xml:id="list131735214481543" text:continue-numbering="true" text:style-name="Outline">
              <text:list-item>
                <text:list>
                  <text:list-item>
                    <text:h text:style-name="Heading_20_2" text:outline-level="2"><text:span text:style-name="T37"/></text:h>
                  </text:list-item>
                </text:list>
              </text:list-item>
            </text:list>
            <text:list xml:id="list131735113197135" text:continue-list="list131734114126295" text:style-name="List_20_4">
              <text:list-item>
                <text:p text:style-name="P7">Türk inkılabı dirliş ve yeniden doğuş hareketidir.</text:p>
              </text:list-item>
              <text:list-item>
                <text:p text:style-name="P7">Milli bağımsızlık ve milli egemenlik mücadelesidir.</text:p>
              </text:list-item>
              <text:list-item>
                <text:p text:style-name="P7">Türk milletini Batı kültürüne yaklaştırmıştır.</text:p>
              </text:list-item>
              <text:list-item>
                <text:p text:style-name="P7">Türk inkılabının uzun s<text:span text:style-name="T1">ü</text:span>reli bir hazırlık safhası olmamıştır.</text:p>
              </text:list-item>
              <text:list-item>
                <text:p text:style-name="P7">Belirli bir ideoloji taklit edilmemiştir.</text:p>
              </text:list-item>
              <text:list-item>
                <text:p text:style-name="P7">Düşünen ve gerçekleştirenler aynı kadrodur.</text:p>
              </text:list-item>
            </text:list>
            <text:list xml:id="list131733504746247" text:continue-list="list131735214481543" text:style-name="List_20_4">
              <text:list-item>
                <text:list>
                  <text:list-item>
                    <text:p text:style-name="Standard"><text:span text:style-name="T36">Sömürge haklarına örnek teşkil etmiştir.</text:span></text:p>
                  </text:list-item>
                </text:list>
              </text:list-item>
            </text:list>
          </text:deletion>
        </text:changed-region>
        <text:changed-region xml:id="ct106819920" text:id="ct106819920">
          <text:deletion>
            <office:change-info>
              <dc:creator>Bilinmeyen Yazar</dc:creator>
              <dc:date>2020-07-12T10:27:27</dc:date>
            </office:change-info>
            <text:list xml:id="list131734126882244" text:continue-list="list131735113197135" text:style-name="List_20_4">
              <text:list-item>
                <text:list>
                  <text:list-item>
                    <text:p text:style-name="P7"><text:span text:style-name="T36">Türk İnkılabının Özellikleri:</text:span></text:p>
                  </text:list-item>
                </text:list>
              </text:list-item>
            </text:list>
          </text:deletion>
        </text:changed-region>
        <text:changed-region xml:id="ct106819584" text:id="ct106819584">
          <text:deletion>
            <office:change-info>
              <dc:creator>Bilinmeyen Yazar</dc:creator>
              <dc:date>2020-07-12T10:26:08</dc:date>
            </office:change-info>
            <text:list xml:id="list131733839005793" text:continue-numbering="true" text:style-name="List_20_4">
              <text:list-item>
                <text:list>
                  <text:list-item>
                    <text:p text:style-name="P7"><text:span text:style-name="T37"/></text:p>
                  </text:list-item>
                </text:list>
              </text:list-item>
            </text:list>
            <text:list xml:id="list131734860236441" text:continue-list="list131733504746247" text:style-name="List_20_4">
              <text:list-item>
                <text:list>
                  <text:list-item>
                    <text:p text:style-name="P7"><text:span text:style-name="T36"/></text:p>
                  </text:list-item>
                </text:list>
              </text:list-item>
            </text:list>
          </text:deletion>
        </text:changed-region>
        <text:changed-region xml:id="ct106819248" text:id="ct106819248">
          <text:deletion>
            <office:change-info>
              <dc:creator>Unknown Author</dc:creator>
              <dc:date>2020-07-21T11:45:37</dc:date>
            </office:change-info>
            <text:list xml:id="list131734917638388" text:continue-list="list131733839005793" text:style-name="List_20_4">
              <text:list-item>
                <text:list>
                  <text:list-item>
                    <text:p text:style-name="P7"><text:span text:style-name="T36">Türk İnkılabının Özellikleri:</text:span></text:p>
                  </text:list-item>
                </text:list>
              </text:list-item>
            </text:list>
          </text:deletion>
        </text:changed-region>
        <text:changed-region xml:id="ct106818912" text:id="ct106818912">
          <text:deletion>
            <office:change-info>
              <dc:creator>Bilinmeyen Yazar</dc:creator>
              <dc:date>2020-07-12T10:26:08</dc:date>
            </office:change-info>
            <text:list xml:id="list131734878632572" text:continue-numbering="true" text:style-name="List_20_4">
              <text:list-item>
                <text:list>
                  <text:list-item>
                    <text:p text:style-name="P7"><text:span text:style-name="T37"/></text:p>
                  </text:list-item>
                </text:list>
              </text:list-item>
            </text:list>
            <text:list xml:id="list131734289453728" text:continue-list="list131734860236441" text:style-name="List_20_4">
              <text:list-item>
                <text:list>
                  <text:list-item>
                    <text:p text:style-name="P7"><text:span text:style-name="T37"/></text:p>
                  </text:list-item>
                </text:list>
              </text:list-item>
            </text:list>
          </text:deletion>
        </text:changed-region>
        <text:changed-region xml:id="ct106818576" text:id="ct106818576">
          <text:deletion>
            <office:change-info>
              <dc:creator>Unknown Author</dc:creator>
              <dc:date>2020-07-21T11:45:37</dc:date>
            </office:change-info>
            <text:list xml:id="list131734243493605" text:continue-list="list131734878632572" text:style-name="List_20_4">
              <text:list-item>
                <text:list>
                  <text:list-item>
                    <text:p text:style-name="P7"><text:span text:style-name="T37"/></text:p>
                  </text:list-item>
                </text:list>
              </text:list-item>
              <text:list-item>
                <text:p text:style-name="P28"/>
              </text:list-item>
              <text:list-item>
                <text:p text:style-name="P7">Fikri Hazırlık Safhası: Yapılacak yenilikler ile ilgili fikirlerin ortaya atıldığı, hazırlıkların yapıldığı dönemdir.</text:p>
              </text:list-item>
              <text:list-item>
                <text:p text:style-name="P7">İhtilâl Safhası: Mevcut düzenin halk ayaklanmasıyla yıkılmasıdır. Türk İnkîlabının bu safhasında hem işgalci güçlerle hem de saltanata karşı mücadele verildi.</text:p>
              </text:list-item>
            </text:list>
            <text:list xml:id="list131734096663529" text:continue-list="list131734289453728" text:style-name="List_20_4">
              <text:list-item>
                <text:list>
                  <text:list-item>
                    <text:p text:style-name="P7"><text:span text:style-name="T36">Yeni Düzenin Kurulması: İhtilâl meydana geldiktens onra ynei kurumların oluşturulduğu safhadır. Böylece milletin her alanda ileri gitmesi sağlanmıştır.</text:span></text:p>
                  </text:list-item>
                </text:list>
              </text:list-item>
            </text:list>
          </text:deletion>
        </text:changed-region>
        <text:changed-region xml:id="ct106818240" text:id="ct106818240">
          <text:deletion>
            <office:change-info>
              <dc:creator>Bilinmeyen Yazar</dc:creator>
              <dc:date>2020-07-12T10:27:20</dc:date>
            </office:change-info>
            <text:list xml:id="list131734970387982" text:continue-list="list131734243493605" text:style-name="List_20_4">
              <text:list-item>
                <text:list>
                  <text:list-item>
                    <text:p text:style-name="P7"><text:span text:style-name="T37"/></text:p>
                  </text:list-item>
                </text:list>
              </text:list-item>
            </text:list>
            <text:list xml:id="list131733645113287" text:continue-list="list131734096663529" text:style-name="List_20_4">
              <text:list-item>
                <text:list>
                  <text:list-item>
                    <text:p text:style-name="P7"><text:span text:style-name="T36">İnkılabın amacıi milleti her yönden daha ileri gitmesini sağlamaktır. İnkılap çabucak ve kolay gerçekleşen bir hareket değildir. İnkılapların gerçekleşmesi için ugun zemine ve zamana ihtiyaç vardır. Bu yüzden 3 aşamadan oluşmaktadır.</text:span></text:p>
                  </text:list-item>
                </text:list>
              </text:list-item>
            </text:list>
          </text:deletion>
        </text:changed-region>
        <text:changed-region xml:id="ct106817840" text:id="ct106817840">
          <text:deletion>
            <office:change-info>
              <dc:creator>Unknown Author</dc:creator>
              <dc:date>2020-07-21T11:45:37</dc:date>
            </office:change-info>
            <text:list xml:id="list131733778521812" text:continue-list="list131734970387982" text:style-name="List_20_4">
              <text:list-item>
                <text:list>
                  <text:list-item>
                    <text:p text:style-name="P7"><text:span text:style-name="T37"/></text:p>
                  </text:list-item>
                </text:list>
              </text:list-item>
              <text:list-item>
                <text:p text:style-name="P27">İnkılabın amacıi milleti her yönden daha ileri gitmesini sağlamaktır. İnkılap çabucak ve kolay gerçekleşen bir hareket değildir. İnkılapların gerçekleşmesi için ugun zemine ve zamana ihtiyaç vardır. Bu yüzden 3 aşamadan oluşmaktadır.</text:p>
              </text:list-item>
            </text:list>
            <text:list xml:id="list131733436966572" text:continue-list="list131733645113287" text:style-name="List_20_4">
              <text:list-item>
                <text:list>
                  <text:list-item>
                    <text:p text:style-name="P15"><text:span text:style-name="T36">İNKILAP KAVRAMI</text:span></text:p>
                  </text:list-item>
                </text:list>
              </text:list-item>
            </text:list>
          </text:deletion>
        </text:changed-region>
        <text:changed-region xml:id="ct106817504" text:id="ct106817504">
          <text:deletion>
            <office:change-info>
              <dc:creator>Bilinmeyen Yazar</dc:creator>
              <dc:date>2020-07-12T10:26:56</dc:date>
            </office:change-info>
            <text:list xml:id="list131734936668210" text:continue-list="list131733778521812" text:style-name="List_20_4">
              <text:list-item>
                <text:list>
                  <text:list-item>
                    <text:p text:style-name="P15"><text:span text:style-name="T36">23 Nisan 1920 de açılan TBMM Kurtuluş Savaşı, ulusal egemenlik konusunda önemli ilerlemeler kaydetmiş ancak bu dönemde oldukça yıpranmış. Lozan’a ara verildiği dönemde TBMM, 1 Nisan 1923’te seçimlerin yenilenmesi kararını almıştı. Yapılan seçimlerde İzmir ve Ankara’dan milletvekili seçilen M.Kemal Ankara’yı tecih etmişti. 11 Ağustos 1923’te II.TBMM toplanmıştı. </text:span><text:span text:style-name="T38">Bazı siyasi bunalımlar bu meclis tarafından çözümlenmiş, İnkılap hareketleri de bu meclis tarafından gerçekleştirildi. Bu yönüyle inkılapçı meclis adını almıştır. Ekim 1927’ye kadar alışmalarını sürdürdü.</text:span></text:p>
                  </text:list-item>
                </text:list>
              </text:list-item>
            </text:list>
          </text:deletion>
        </text:changed-region>
        <text:changed-region xml:id="ct106817168" text:id="ct106817168">
          <text:deletion>
            <office:change-info>
              <dc:creator>Bilinmeyen Yazar</dc:creator>
              <dc:date>2020-07-12T10:27:03</dc:date>
            </office:change-info>
            <text:list xml:id="list131734442391223" text:continue-numbering="true" text:style-name="List_20_4">
              <text:list-item>
                <text:list>
                  <text:list-item>
                    <text:p text:style-name="P15"><text:span text:style-name="T37"/></text:p>
                  </text:list-item>
                </text:list>
              </text:list-item>
            </text:list>
            <text:list xml:id="list131734514675528" text:continue-list="list131733436966572" text:style-name="List_20_4">
              <text:list-item>
                <text:list>
                  <text:list-item>
                    <text:p text:style-name="P17"><text:span text:style-name="T37"/></text:p>
                  </text:list-item>
                </text:list>
              </text:list-item>
            </text:list>
          </text:deletion>
        </text:changed-region>
        <text:changed-region xml:id="ct106816832" text:id="ct106816832">
          <text:deletion>
            <office:change-info>
              <dc:creator>Unknown Author</dc:creator>
              <dc:date>2020-07-21T11:45:37</dc:date>
            </office:change-info>
            <text:list xml:id="list131734731891523" text:continue-list="list131734442391223" text:style-name="List_20_4">
              <text:list-item>
                <text:list>
                  <text:list-item>
                    <text:p text:style-name="P17">23 Nisan 1920 de açılan TBMM Kurtuluş Savaşı, ulusal egemenlik konusunda önemli ilerlemeler kaydetmiş ancak bu dönemde oldukça yıpranmış. Lozan’a ara verildiği dönemde TBMM, 1 Nisan 1923’te seçimlerin yenilenmesi kararını almıştı. Yapılan seçimlerde İzmir ve Ankara’dan milletvekili seçilen M.Kemal Ankara’yı tecih etmişti. 11 Ağustos 1923’te II.TBMM toplanmıştı. Bazı siyasi bunalımlar bu meclis tarafından çözümlenmiş, İnkılap hareketleri de bu meclis tarafından gerçekleştirildi. Bu yönüyle inkılapçı meclis adını almıştır. Ekim 1927’ye kadar alışmalarını sürdürdü.</text:p>
                  </text:list-item>
                </text:list>
              </text:list-item>
            </text:list>
            <text:list xml:id="list131733566609685" text:continue-list="list131734514675528" text:style-name="List_20_4">
              <text:list-item>
                <text:h text:style-name="P2" text:outline-level="1"><text:span text:style-name="T36">II. TBMM DÖNEMİ</text:span></text:h>
              </text:list-item>
            </text:list>
          </text:deletion>
        </text:changed-region>
        <text:changed-region xml:id="ct106816416" text:id="ct106816416">
          <text:deletion>
            <office:change-info>
              <dc:creator>Unknown Author</dc:creator>
              <dc:date>2020-07-21T11:49:51</dc:date>
            </office:change-info>
            <text:list xml:id="list131733577859525" text:continue-list="list131733566609685" text:style-name="Outline">
              <text:list-item>
                <text:h text:style-name="Heading_20_1" text:outline-level="1"><text:span text:style-name="T44">Rejime ve inkılaplara tepki gösteren Ziya Hurşid ve tarftarları Batı Anadolu gezisinde olan M.Kemal’e İzmir’de suikast düzenlemeyi planlamış ancak başarılı olamamıştır. Giritli Şevki’nin ihbırıyla sonuçsuz kalmıştır. Terakkiperver Partisi yanlıları suikast iddiası ile yargılandılar. Delil yetersizliğinden serbest bırakıldılar. M.Kemal Paşa’nın olaya tepkisi: “Benim naçiz vücudum elbet bir gün toprak olaracaktır. Fakat Türkiye Cumhuriyeti ilelebet payidar olacaktır.” demek olmuştur. Bu olay M.Kemal Paşa’nın şahsında cumhuriyet rejimine yapılmış bir saldırıdır. İstiklâl Mahkemeleri son kez bu olaydan sonra kurulmuştur.</text:span></text:h>
              </text:list-item>
            </text:list>
            <text:list xml:id="list131733361745358" text:continue-list="list131734731891523" text:style-name="List_20_4">
              <text:list-item>
                <text:list>
                  <text:list-item>
                    <text:h text:style-name="P4" text:outline-level="2">Mustafa Kemal Paşa’ya Suiast Girişimi (15 Haziran 1925)</text:h>
                  </text:list-item>
                </text:list>
              </text:list-item>
              <text:list-item>
                <text:h text:style-name="P3" text:outline-level="1"/>
              </text:list-item>
              <text:list-item>
                <text:p text:style-name="P7"/>
              </text:list-item>
            </text:list>
            <text:list xml:id="list131734761359347" text:continue-list="list131733577859525" text:style-name="Outline">
              <text:list-item>
                <text:h text:style-name="Heading_20_1" text:outline-level="1"/>
              </text:list-item>
            </text:list>
          </text:deletion>
        </text:changed-region>
        <text:changed-region xml:id="ct106816160" text:id="ct106816160">
          <text:deletion>
            <office:change-info>
              <dc:creator>Bilinmeyen Yazar</dc:creator>
              <dc:date>2020-07-12T10:45:58</dc:date>
            </office:change-info>
            <text:list xml:id="list131733477014526" text:continue-numbering="true" text:style-name="Outline">
              <text:list-item>
                <text:h text:style-name="Heading_20_1" text:outline-level="1"><text:span text:style-name="T44">Rejime ve inkılaplara tepki gösteren </text:span><text:span text:style-name="T13">Ziya Hurşid</text:span><text:span text:style-name="T44"> ve tarftarları</text:span></text:h>
              </text:list-item>
            </text:list>
          </text:deletion>
        </text:changed-region>
        <text:changed-region xml:id="ct106815904" text:id="ct106815904">
          <text:deletion>
            <office:change-info>
              <dc:creator>Unknown Author</dc:creator>
              <dc:date>2020-07-21T11:49:51</dc:date>
            </office:change-info>
            <text:list xml:id="list131733397195540" text:continue-numbering="true" text:style-name="Outline">
              <text:list-item>
                <text:h text:style-name="Heading_20_1" text:outline-level="1"><text:span text:style-name="T37"/></text:h>
              </text:list-item>
              <text:list-item>
                <text:h text:style-name="Heading_20_1" text:outline-level="1"><text:span text:style-name="T37"/></text:h>
              </text:list-item>
            </text:list>
          </text:deletion>
        </text:changed-region>
        <text:changed-region xml:id="ct106815648" text:id="ct106815648">
          <text:deletion>
            <office:change-info>
              <dc:creator>Bilinmeyen Yazar</dc:creator>
              <dc:date>2020-07-12T10:46:40</dc:date>
            </office:change-info>
            <text:list xml:id="list131733762144520" text:continue-numbering="true" text:style-name="Outline">
              <text:list-item>
                <text:h text:style-name="Heading_20_1" text:outline-level="1"><text:span text:style-name="T37"/></text:h>
              </text:list-item>
              <text:list-item>
                <text:h text:style-name="P1" text:outline-level="1"><text:span text:style-name="T37"/></text:h>
              </text:list-item>
            </text:list>
          </text:deletion>
        </text:changed-region>
        <text:changed-region xml:id="ct106815392" text:id="ct106815392">
          <text:deletion>
            <office:change-info>
              <dc:creator>Unknown Author</dc:creator>
              <dc:date>2020-07-21T11:49:51</dc:date>
            </office:change-info>
            <text:list xml:id="list131733574574550" text:continue-numbering="true" text:style-name="Outline">
              <text:list-item>
                <text:h text:style-name="P1" text:outline-level="1">ther image disappeared.</text:h>
              </text:list-item>
            </text:list>
            <text:list xml:id="list131734775094937" text:continue-list="list131733361745358" text:style-name="List_20_4">
              <text:list-item>
                <text:p text:style-name="P16"/>
              </text:list-item>
              <text:list-item>
                <text:p text:style-name="P16"><draw:frame draw:style-name="fr1" draw:name="Görüntü14" text:anchor-type="char" svg:x="4.6835in" svg:y="0.3484in" svg:width="1.2752in" svg:height="1.7665in" draw:z-index="26"><draw:image xlink:href="Pictures/100000000000009E00000077590000B76F1C0D03.jpg" xlink:type="simple" xlink:show="embed" xlink:actuate="onLoad" loext:mime-type="image/jpeg"/></draw:frame></text:p>
              </text:list-item>
              <text:list-item>
                <text:p text:style-name="P16"/>
              </text:list-item>
              <text:list-item>
                <text:p text:style-name="P16"/>
              </text:list-item>
              <text:list-item>
                <text:p text:style-name="P18">O</text:p>
              </text:list-item>
            </text:list>
            <text:list xml:id="list131733476939642" text:continue-list="list131733574574550" text:style-name="Outline">
              <text:list-item>
                <text:h text:style-name="Heading_20_1" text:outline-level="1"><text:span text:style-name="T37"/></text:h>
              </text:list-item>
            </text:list>
          </text:deletion>
        </text:changed-region>
        <text:changed-region xml:id="ct106830768" text:id="ct106830768">
          <text:insertion>
            <office:change-info>
              <dc:creator>Bilinmeyen Yazar</dc:creator>
              <dc:date>2020-07-11T10:29:12</dc:date>
            </office:change-info>
          </text:insertion>
        </text:changed-region>
        <text:changed-region xml:id="ct106830512" text:id="ct106830512">
          <text:insertion>
            <office:change-info>
              <dc:creator>Bilinmeyen Yazar</dc:creator>
              <dc:date>2020-07-11T10:31:19</dc:date>
            </office:change-info>
          </text:insertion>
        </text:changed-region>
        <text:changed-region xml:id="ct103495232" text:id="ct103495232">
          <text:insertion>
            <office:change-info>
              <dc:creator>Bilinmeyen Yazar</dc:creator>
              <dc:date>2020-07-11T10:32:03</dc:date>
            </office:change-info>
          </text:insertion>
        </text:changed-region>
        <text:changed-region xml:id="ct106832624" text:id="ct106832624">
          <text:insertion>
            <office:change-info>
              <dc:creator>Bilinmeyen Yazar</dc:creator>
              <dc:date>2020-07-11T10:33:04</dc:date>
            </office:change-info>
          </text:insertion>
        </text:changed-region>
        <text:changed-region xml:id="ct106831024" text:id="ct106831024">
          <text:insertion>
            <office:change-info>
              <dc:creator>Bilinmeyen Yazar</dc:creator>
              <dc:date>2020-07-11T10:34:00</dc:date>
            </office:change-info>
          </text:insertion>
        </text:changed-region>
        <text:changed-region xml:id="ct106836672" text:id="ct106836672">
          <text:insertion>
            <office:change-info>
              <dc:creator>Bilinmeyen Yazar</dc:creator>
              <dc:date>2020-07-11T10:37:22</dc:date>
            </office:change-info>
          </text:insertion>
        </text:changed-region>
        <text:changed-region xml:id="ct106838416" text:id="ct106838416">
          <text:insertion>
            <office:change-info>
              <dc:creator>Bilinmeyen Yazar</dc:creator>
              <dc:date>2020-07-11T10:38:00</dc:date>
            </office:change-info>
          </text:insertion>
        </text:changed-region>
        <text:changed-region xml:id="ct106806240" text:id="ct106806240">
          <text:insertion>
            <office:change-info>
              <dc:creator>Bilinmeyen Yazar</dc:creator>
              <dc:date>2020-07-11T10:35:07</dc:date>
            </office:change-info>
          </text:insertion>
        </text:changed-region>
        <text:changed-region xml:id="ct106884352" text:id="ct106884352">
          <text:insertion>
            <office:change-info>
              <dc:creator>Bilinmeyen Yazar</dc:creator>
              <dc:date>2020-07-11T10:36:00</dc:date>
            </office:change-info>
          </text:insertion>
        </text:changed-region>
        <text:changed-region xml:id="ct106882928" text:id="ct106882928">
          <text:insertion>
            <office:change-info>
              <dc:creator>Bilinmeyen Yazar</dc:creator>
              <dc:date>2020-07-11T10:37:00</dc:date>
            </office:change-info>
          </text:insertion>
        </text:changed-region>
        <text:changed-region xml:id="ct106892752" text:id="ct106892752">
          <text:insertion>
            <office:change-info>
              <dc:creator>Bilinmeyen Yazar</dc:creator>
              <dc:date>2020-07-11T10:38:54</dc:date>
            </office:change-info>
          </text:insertion>
        </text:changed-region>
        <text:changed-region xml:id="ct106813744" text:id="ct106813744">
          <text:insertion>
            <office:change-info>
              <dc:creator>Bilinmeyen Yazar</dc:creator>
              <dc:date>2020-07-11T10:39:00</dc:date>
            </office:change-info>
          </text:insertion>
        </text:changed-region>
        <text:changed-region xml:id="ct106808960" text:id="ct106808960">
          <text:insertion>
            <office:change-info>
              <dc:creator>Bilinmeyen Yazar</dc:creator>
              <dc:date>2020-07-11T10:40:00</dc:date>
            </office:change-info>
          </text:insertion>
        </text:changed-region>
        <text:changed-region xml:id="ct106897632" text:id="ct106897632">
          <text:insertion>
            <office:change-info>
              <dc:creator>Bilinmeyen Yazar</dc:creator>
              <dc:date>2020-07-11T10:53:31</dc:date>
            </office:change-info>
          </text:insertion>
        </text:changed-region>
        <text:changed-region xml:id="ct106898864" text:id="ct106898864">
          <text:insertion>
            <office:change-info>
              <dc:creator>Bilinmeyen Yazar</dc:creator>
              <dc:date>2020-07-11T10:54:32</dc:date>
            </office:change-info>
          </text:insertion>
        </text:changed-region>
        <text:changed-region xml:id="ct106899264" text:id="ct106899264">
          <text:insertion>
            <office:change-info>
              <dc:creator>Bilinmeyen Yazar</dc:creator>
              <dc:date>2020-07-11T10:55:00</dc:date>
            </office:change-info>
          </text:insertion>
        </text:changed-region>
        <text:changed-region xml:id="ct106639856" text:id="ct106639856">
          <text:insertion>
            <office:change-info>
              <dc:creator>Bilinmeyen Yazar</dc:creator>
              <dc:date>2020-07-11T10:56:00</dc:date>
            </office:change-info>
          </text:insertion>
        </text:changed-region>
        <text:changed-region xml:id="ct106895216" text:id="ct106895216">
          <text:insertion>
            <office:change-info>
              <dc:creator>Bilinmeyen Yazar</dc:creator>
              <dc:date>2020-07-11T10:57:00</dc:date>
            </office:change-info>
          </text:insertion>
        </text:changed-region>
        <text:changed-region xml:id="ct106814976" text:id="ct106814976">
          <text:insertion>
            <office:change-info>
              <dc:creator>Bilinmeyen Yazar</dc:creator>
              <dc:date>2020-07-11T11:01:23</dc:date>
            </office:change-info>
          </text:insertion>
        </text:changed-region>
        <text:changed-region xml:id="ct106892272" text:id="ct106892272">
          <text:insertion>
            <office:change-info>
              <dc:creator>Bilinmeyen Yazar</dc:creator>
              <dc:date>2020-07-11T11:02:00</dc:date>
            </office:change-info>
          </text:insertion>
        </text:changed-region>
        <text:changed-region xml:id="ct106908160" text:id="ct106908160">
          <text:insertion>
            <office:change-info>
              <dc:creator>Bilinmeyen Yazar</dc:creator>
              <dc:date>2020-07-11T11:03:00</dc:date>
            </office:change-info>
          </text:insertion>
        </text:changed-region>
        <text:changed-region xml:id="ct106909952" text:id="ct106909952">
          <text:insertion>
            <office:change-info>
              <dc:creator>Bilinmeyen Yazar</dc:creator>
              <dc:date>2020-07-11T11:04:27</dc:date>
            </office:change-info>
          </text:insertion>
        </text:changed-region>
        <text:changed-region xml:id="ct106915024" text:id="ct106915024">
          <text:insertion>
            <office:change-info>
              <dc:creator>Bilinmeyen Yazar</dc:creator>
              <dc:date>2020-07-11T11:05:13</dc:date>
            </office:change-info>
          </text:insertion>
        </text:changed-region>
        <text:changed-region xml:id="ct106926960" text:id="ct106926960">
          <text:insertion>
            <office:change-info>
              <dc:creator>Bilinmeyen Yazar</dc:creator>
              <dc:date>2020-07-11T11:06:01</dc:date>
            </office:change-info>
          </text:insertion>
        </text:changed-region>
        <text:changed-region xml:id="ct106905408" text:id="ct106905408">
          <text:insertion>
            <office:change-info>
              <dc:creator>Bilinmeyen Yazar</dc:creator>
              <dc:date>2020-07-11T11:08:24</dc:date>
            </office:change-info>
          </text:insertion>
        </text:changed-region>
        <text:changed-region xml:id="ct106906176" text:id="ct106906176">
          <text:insertion>
            <office:change-info>
              <dc:creator>Bilinmeyen Yazar</dc:creator>
              <dc:date>2020-07-11T11:09:20</dc:date>
            </office:change-info>
          </text:insertion>
        </text:changed-region>
        <text:changed-region xml:id="ct106932704" text:id="ct106932704">
          <text:insertion>
            <office:change-info>
              <dc:creator>Bilinmeyen Yazar</dc:creator>
              <dc:date>2020-07-11T11:53:42</dc:date>
            </office:change-info>
          </text:insertion>
        </text:changed-region>
        <text:changed-region xml:id="ct106928384" text:id="ct106928384">
          <text:insertion>
            <office:change-info>
              <dc:creator>Bilinmeyen Yazar</dc:creator>
              <dc:date>2020-07-11T11:54:00</dc:date>
            </office:change-info>
          </text:insertion>
        </text:changed-region>
        <text:changed-region xml:id="ct106915584" text:id="ct106915584">
          <text:insertion>
            <office:change-info>
              <dc:creator>Bilinmeyen Yazar</dc:creator>
              <dc:date>2020-07-11T11:55:00</dc:date>
            </office:change-info>
          </text:insertion>
        </text:changed-region>
        <text:changed-region xml:id="ct106917296" text:id="ct106917296">
          <text:insertion>
            <office:change-info>
              <dc:creator>Bilinmeyen Yazar</dc:creator>
              <dc:date>2020-07-11T11:56:09</dc:date>
            </office:change-info>
          </text:insertion>
        </text:changed-region>
        <text:changed-region xml:id="ct106907536" text:id="ct106907536">
          <text:insertion>
            <office:change-info>
              <dc:creator>Bilinmeyen Yazar</dc:creator>
              <dc:date>2020-07-11T11:57:00</dc:date>
            </office:change-info>
          </text:insertion>
        </text:changed-region>
        <text:changed-region xml:id="ct106940784" text:id="ct106940784">
          <text:insertion>
            <office:change-info>
              <dc:creator>Bilinmeyen Yazar</dc:creator>
              <dc:date>2020-07-11T11:58:24</dc:date>
            </office:change-info>
          </text:insertion>
        </text:changed-region>
        <text:changed-region xml:id="ct106946720" text:id="ct106946720">
          <text:insertion>
            <office:change-info>
              <dc:creator>Bilinmeyen Yazar</dc:creator>
              <dc:date>2020-07-11T11:59:00</dc:date>
            </office:change-info>
          </text:insertion>
        </text:changed-region>
        <text:changed-region xml:id="ct106939232" text:id="ct106939232">
          <text:insertion>
            <office:change-info>
              <dc:creator>Bilinmeyen Yazar</dc:creator>
              <dc:date>2020-07-11T12:00:01</dc:date>
            </office:change-info>
          </text:insertion>
        </text:changed-region>
        <text:changed-region xml:id="ct106952032" text:id="ct106952032">
          <text:insertion>
            <office:change-info>
              <dc:creator>Bilinmeyen Yazar</dc:creator>
              <dc:date>2020-07-11T12:01:00</dc:date>
            </office:change-info>
          </text:insertion>
        </text:changed-region>
        <text:changed-region xml:id="ct106954736" text:id="ct106954736">
          <text:insertion>
            <office:change-info>
              <dc:creator>Bilinmeyen Yazar</dc:creator>
              <dc:date>2020-07-11T12:02:00</dc:date>
            </office:change-info>
          </text:insertion>
        </text:changed-region>
        <text:changed-region xml:id="ct106952288" text:id="ct106952288">
          <text:insertion>
            <office:change-info>
              <dc:creator>Bilinmeyen Yazar</dc:creator>
              <dc:date>2020-07-11T12:06:14</dc:date>
            </office:change-info>
          </text:insertion>
        </text:changed-region>
        <text:changed-region xml:id="ct107001408" text:id="ct107001408">
          <text:insertion>
            <office:change-info>
              <dc:creator>Bilinmeyen Yazar</dc:creator>
              <dc:date>2020-07-11T12:02:00</dc:date>
            </office:change-info>
          </text:insertion>
        </text:changed-region>
        <text:changed-region xml:id="ct106923056" text:id="ct106923056">
          <text:insertion>
            <office:change-info>
              <dc:creator>Bilinmeyen Yazar</dc:creator>
              <dc:date>2020-07-11T12:02:00</dc:date>
            </office:change-info>
          </text:insertion>
        </text:changed-region>
        <text:changed-region xml:id="ct106941392" text:id="ct106941392">
          <text:insertion>
            <office:change-info>
              <dc:creator>Bilinmeyen Yazar</dc:creator>
              <dc:date>2020-07-11T12:02:00</dc:date>
            </office:change-info>
          </text:insertion>
        </text:changed-region>
        <text:changed-region xml:id="ct106902832" text:id="ct106902832">
          <text:insertion>
            <office:change-info>
              <dc:creator>Bilinmeyen Yazar</dc:creator>
              <dc:date>2020-07-11T12:02:00</dc:date>
            </office:change-info>
          </text:insertion>
        </text:changed-region>
        <text:changed-region xml:id="ct106954240" text:id="ct106954240">
          <text:insertion>
            <office:change-info>
              <dc:creator>Bilinmeyen Yazar</dc:creator>
              <dc:date>2020-07-11T12:05:13</dc:date>
            </office:change-info>
          </text:insertion>
        </text:changed-region>
        <text:changed-region xml:id="ct106918064" text:id="ct106918064">
          <text:insertion>
            <office:change-info>
              <dc:creator>Bilinmeyen Yazar</dc:creator>
              <dc:date>2020-07-11T12:05:18</dc:date>
            </office:change-info>
          </text:insertion>
        </text:changed-region>
        <text:changed-region xml:id="ct106929680" text:id="ct106929680">
          <text:insertion>
            <office:change-info>
              <dc:creator>Bilinmeyen Yazar</dc:creator>
              <dc:date>2020-07-11T12:05:24</dc:date>
            </office:change-info>
          </text:insertion>
        </text:changed-region>
        <text:changed-region xml:id="ct106885136" text:id="ct106885136">
          <text:insertion>
            <office:change-info>
              <dc:creator>Bilinmeyen Yazar</dc:creator>
              <dc:date>2020-07-11T12:05:37</dc:date>
            </office:change-info>
          </text:insertion>
        </text:changed-region>
        <text:changed-region xml:id="ct106998656" text:id="ct106998656">
          <text:insertion>
            <office:change-info>
              <dc:creator>Bilinmeyen Yazar</dc:creator>
              <dc:date>2020-07-11T12:05:52</dc:date>
            </office:change-info>
          </text:insertion>
        </text:changed-region>
        <text:changed-region xml:id="ct106842896" text:id="ct106842896">
          <text:insertion>
            <office:change-info>
              <dc:creator>Bilinmeyen Yazar</dc:creator>
              <dc:date>2020-07-11T12:05:29</dc:date>
            </office:change-info>
          </text:insertion>
        </text:changed-region>
        <text:changed-region xml:id="ct106942144" text:id="ct106942144">
          <text:insertion>
            <office:change-info>
              <dc:creator>Bilinmeyen Yazar</dc:creator>
              <dc:date>2020-07-11T12:05:43</dc:date>
            </office:change-info>
          </text:insertion>
        </text:changed-region>
        <text:changed-region xml:id="ct107011584" text:id="ct107011584">
          <text:insertion>
            <office:change-info>
              <dc:creator>Bilinmeyen Yazar</dc:creator>
              <dc:date>2020-07-11T12:06:00</dc:date>
            </office:change-info>
          </text:insertion>
        </text:changed-region>
        <text:changed-region xml:id="ct107009296" text:id="ct107009296">
          <text:insertion>
            <office:change-info>
              <dc:creator>Bilinmeyen Yazar</dc:creator>
              <dc:date>2020-07-11T12:05:32</dc:date>
            </office:change-info>
          </text:insertion>
        </text:changed-region>
        <text:changed-region xml:id="ct107017600" text:id="ct107017600">
          <text:insertion>
            <office:change-info>
              <dc:creator>Bilinmeyen Yazar</dc:creator>
              <dc:date>2020-07-11T12:05:45</dc:date>
            </office:change-info>
          </text:insertion>
        </text:changed-region>
        <text:changed-region xml:id="ct107018864" text:id="ct107018864">
          <text:insertion>
            <office:change-info>
              <dc:creator>Bilinmeyen Yazar</dc:creator>
              <dc:date>2020-07-11T12:06:07</dc:date>
            </office:change-info>
          </text:insertion>
        </text:changed-region>
        <text:changed-region xml:id="ct107020176" text:id="ct107020176">
          <text:insertion>
            <office:change-info>
              <dc:creator>Bilinmeyen Yazar</dc:creator>
              <dc:date>2020-07-11T12:08:27</dc:date>
            </office:change-info>
          </text:insertion>
        </text:changed-region>
        <text:changed-region xml:id="ct107032096" text:id="ct107032096">
          <text:insertion>
            <office:change-info>
              <dc:creator>Bilinmeyen Yazar</dc:creator>
              <dc:date>2020-07-11T12:09:00</dc:date>
            </office:change-info>
          </text:insertion>
        </text:changed-region>
        <text:changed-region xml:id="ct107030128" text:id="ct107030128">
          <text:insertion>
            <office:change-info>
              <dc:creator>Bilinmeyen Yazar</dc:creator>
              <dc:date>2020-07-11T12:10:00</dc:date>
            </office:change-info>
          </text:insertion>
        </text:changed-region>
        <text:changed-region xml:id="ct107037952" text:id="ct107037952">
          <text:insertion>
            <office:change-info>
              <dc:creator>Bilinmeyen Yazar</dc:creator>
              <dc:date>2020-07-11T12:16:10</dc:date>
            </office:change-info>
          </text:insertion>
        </text:changed-region>
        <text:changed-region xml:id="ct107038208" text:id="ct107038208">
          <text:insertion>
            <office:change-info>
              <dc:creator>Bilinmeyen Yazar</dc:creator>
              <dc:date>2020-07-11T12:17:19</dc:date>
            </office:change-info>
          </text:insertion>
        </text:changed-region>
        <text:changed-region xml:id="ct107036480" text:id="ct107036480">
          <text:insertion>
            <office:change-info>
              <dc:creator>Bilinmeyen Yazar</dc:creator>
              <dc:date>2020-07-11T12:16:10</dc:date>
            </office:change-info>
          </text:insertion>
        </text:changed-region>
        <text:changed-region xml:id="ct107036080" text:id="ct107036080">
          <text:insertion>
            <office:change-info>
              <dc:creator>Bilinmeyen Yazar</dc:creator>
              <dc:date>2020-07-11T12:18:17</dc:date>
            </office:change-info>
          </text:insertion>
        </text:changed-region>
        <text:changed-region xml:id="ct107044144" text:id="ct107044144">
          <text:insertion>
            <office:change-info>
              <dc:creator>Bilinmeyen Yazar</dc:creator>
              <dc:date>2020-07-11T12:19:01</dc:date>
            </office:change-info>
          </text:insertion>
        </text:changed-region>
        <text:changed-region xml:id="ct107042672" text:id="ct107042672">
          <text:insertion>
            <office:change-info>
              <dc:creator>Bilinmeyen Yazar</dc:creator>
              <dc:date>2020-07-11T23:09:25</dc:date>
            </office:change-info>
          </text:insertion>
        </text:changed-region>
        <text:changed-region xml:id="ct106680304" text:id="ct106680304">
          <text:insertion>
            <office:change-info>
              <dc:creator>Bilinmeyen Yazar</dc:creator>
              <dc:date>2020-07-11T23:10:01</dc:date>
            </office:change-info>
          </text:insertion>
        </text:changed-region>
        <text:changed-region xml:id="ct107042928" text:id="ct107042928">
          <text:insertion>
            <office:change-info>
              <dc:creator>Bilinmeyen Yazar</dc:creator>
              <dc:date>2020-07-11T23:11:06</dc:date>
            </office:change-info>
          </text:insertion>
        </text:changed-region>
        <text:changed-region xml:id="ct107047520" text:id="ct107047520">
          <text:insertion>
            <office:change-info>
              <dc:creator>Bilinmeyen Yazar</dc:creator>
              <dc:date>2020-07-11T23:12:04</dc:date>
            </office:change-info>
          </text:insertion>
        </text:changed-region>
        <text:changed-region xml:id="ct107040224" text:id="ct107040224">
          <text:insertion>
            <office:change-info>
              <dc:creator>Bilinmeyen Yazar</dc:creator>
              <dc:date>2020-07-11T23:13:00</dc:date>
            </office:change-info>
          </text:insertion>
        </text:changed-region>
        <text:changed-region xml:id="ct107059200" text:id="ct107059200">
          <text:insertion>
            <office:change-info>
              <dc:creator>Bilinmeyen Yazar</dc:creator>
              <dc:date>2020-07-11T23:14:05</dc:date>
            </office:change-info>
          </text:insertion>
        </text:changed-region>
        <text:changed-region xml:id="ct107060176" text:id="ct107060176">
          <text:insertion>
            <office:change-info>
              <dc:creator>Bilinmeyen Yazar</dc:creator>
              <dc:date>2020-07-11T23:15:04</dc:date>
            </office:change-info>
          </text:insertion>
        </text:changed-region>
        <text:changed-region xml:id="ct106681776" text:id="ct106681776">
          <text:insertion>
            <office:change-info>
              <dc:creator>Bilinmeyen Yazar</dc:creator>
              <dc:date>2020-07-11T23:17:40</dc:date>
            </office:change-info>
          </text:insertion>
        </text:changed-region>
        <text:changed-region xml:id="ct107064064" text:id="ct107064064">
          <text:insertion>
            <office:change-info>
              <dc:creator>Bilinmeyen Yazar</dc:creator>
              <dc:date>2020-07-11T23:18:02</dc:date>
            </office:change-info>
          </text:insertion>
        </text:changed-region>
        <text:changed-region xml:id="ct107066272" text:id="ct107066272">
          <text:insertion>
            <office:change-info>
              <dc:creator>Bilinmeyen Yazar</dc:creator>
              <dc:date>2020-07-11T23:19:01</dc:date>
            </office:change-info>
          </text:insertion>
        </text:changed-region>
        <text:changed-region xml:id="ct107069024" text:id="ct107069024">
          <text:insertion>
            <office:change-info>
              <dc:creator>Bilinmeyen Yazar</dc:creator>
              <dc:date>2020-07-11T23:20:00</dc:date>
            </office:change-info>
          </text:insertion>
        </text:changed-region>
        <text:changed-region xml:id="ct107069936" text:id="ct107069936">
          <text:insertion>
            <office:change-info>
              <dc:creator>Bilinmeyen Yazar</dc:creator>
              <dc:date>2020-07-11T23:21:11</dc:date>
            </office:change-info>
          </text:insertion>
        </text:changed-region>
        <text:changed-region xml:id="ct107071120" text:id="ct107071120">
          <text:insertion>
            <office:change-info>
              <dc:creator>Bilinmeyen Yazar</dc:creator>
              <dc:date>2020-07-11T23:22:23</dc:date>
            </office:change-info>
          </text:insertion>
        </text:changed-region>
        <text:changed-region xml:id="ct107072704" text:id="ct107072704">
          <text:insertion>
            <office:change-info>
              <dc:creator>Bilinmeyen Yazar</dc:creator>
              <dc:date>2020-07-11T23:23:10</dc:date>
            </office:change-info>
          </text:insertion>
        </text:changed-region>
        <text:changed-region xml:id="ct107079760" text:id="ct107079760">
          <text:insertion>
            <office:change-info>
              <dc:creator>Bilinmeyen Yazar</dc:creator>
              <dc:date>2020-07-11T23:24:00</dc:date>
            </office:change-info>
          </text:insertion>
        </text:changed-region>
        <text:changed-region xml:id="ct107081584" text:id="ct107081584">
          <text:insertion>
            <office:change-info>
              <dc:creator>Bilinmeyen Yazar</dc:creator>
              <dc:date>2020-07-11T23:25:00</dc:date>
            </office:change-info>
          </text:insertion>
        </text:changed-region>
        <text:changed-region xml:id="ct107083952" text:id="ct107083952">
          <text:insertion>
            <office:change-info>
              <dc:creator>Bilinmeyen Yazar</dc:creator>
              <dc:date>2020-07-11T23:26:03</dc:date>
            </office:change-info>
          </text:insertion>
        </text:changed-region>
        <text:changed-region xml:id="ct107089408" text:id="ct107089408">
          <text:insertion>
            <office:change-info>
              <dc:creator>Bilinmeyen Yazar</dc:creator>
              <dc:date>2020-07-11T23:27:00</dc:date>
            </office:change-info>
          </text:insertion>
        </text:changed-region>
        <text:changed-region xml:id="ct107084864" text:id="ct107084864">
          <text:insertion>
            <office:change-info>
              <dc:creator>Bilinmeyen Yazar</dc:creator>
              <dc:date>2020-07-11T23:28:59</dc:date>
            </office:change-info>
          </text:insertion>
        </text:changed-region>
        <text:changed-region xml:id="ct107085120" text:id="ct107085120">
          <text:insertion>
            <office:change-info>
              <dc:creator>Bilinmeyen Yazar</dc:creator>
              <dc:date>2020-07-11T23:29:00</dc:date>
            </office:change-info>
          </text:insertion>
        </text:changed-region>
        <text:changed-region xml:id="ct107088720" text:id="ct107088720">
          <text:insertion>
            <office:change-info>
              <dc:creator>Bilinmeyen Yazar</dc:creator>
              <dc:date>2020-07-11T23:30:01</dc:date>
            </office:change-info>
          </text:insertion>
        </text:changed-region>
        <text:changed-region xml:id="ct107094864" text:id="ct107094864">
          <text:insertion>
            <office:change-info>
              <dc:creator>Bilinmeyen Yazar</dc:creator>
              <dc:date>2020-07-11T23:31:00</dc:date>
            </office:change-info>
          </text:insertion>
        </text:changed-region>
        <text:changed-region xml:id="ct107060432" text:id="ct107060432">
          <text:insertion>
            <office:change-info>
              <dc:creator>Bilinmeyen Yazar</dc:creator>
              <dc:date>2020-07-11T23:27:00</dc:date>
            </office:change-info>
          </text:insertion>
        </text:changed-region>
        <text:changed-region xml:id="ct107085376" text:id="ct107085376">
          <text:insertion>
            <office:change-info>
              <dc:creator>Bilinmeyen Yazar</dc:creator>
              <dc:date>2020-07-11T23:32:56</dc:date>
            </office:change-info>
          </text:insertion>
        </text:changed-region>
        <text:changed-region xml:id="ct107073312" text:id="ct107073312">
          <text:insertion>
            <office:change-info>
              <dc:creator>Bilinmeyen Yazar</dc:creator>
              <dc:date>2020-07-11T23:33:00</dc:date>
            </office:change-info>
          </text:insertion>
        </text:changed-region>
        <text:changed-region xml:id="ct107102960" text:id="ct107102960">
          <text:insertion>
            <office:change-info>
              <dc:creator>Bilinmeyen Yazar</dc:creator>
              <dc:date>2020-07-11T23:34:00</dc:date>
            </office:change-info>
          </text:insertion>
        </text:changed-region>
        <text:changed-region xml:id="ct107103216" text:id="ct107103216">
          <text:insertion>
            <office:change-info>
              <dc:creator>Bilinmeyen Yazar</dc:creator>
              <dc:date>2020-07-11T23:35:01</dc:date>
            </office:change-info>
          </text:insertion>
        </text:changed-region>
        <text:changed-region xml:id="ct107103536" text:id="ct107103536">
          <text:insertion>
            <office:change-info>
              <dc:creator>Bilinmeyen Yazar</dc:creator>
              <dc:date>2020-07-11T23:36:01</dc:date>
            </office:change-info>
          </text:insertion>
        </text:changed-region>
        <text:changed-region xml:id="ct107109056" text:id="ct107109056">
          <text:insertion>
            <office:change-info>
              <dc:creator>Bilinmeyen Yazar</dc:creator>
              <dc:date>2020-07-11T23:39:55</dc:date>
            </office:change-info>
          </text:insertion>
        </text:changed-region>
        <text:changed-region xml:id="ct107112432" text:id="ct107112432">
          <text:insertion>
            <office:change-info>
              <dc:creator>Bilinmeyen Yazar</dc:creator>
              <dc:date>2020-07-12T10:01:42</dc:date>
            </office:change-info>
          </text:insertion>
        </text:changed-region>
        <text:changed-region xml:id="ct107106848" text:id="ct107106848">
          <text:insertion>
            <office:change-info>
              <dc:creator>Bilinmeyen Yazar</dc:creator>
              <dc:date>2020-07-12T10:02:03</dc:date>
            </office:change-info>
          </text:insertion>
        </text:changed-region>
        <text:changed-region xml:id="ct107147984" text:id="ct107147984">
          <text:insertion>
            <office:change-info>
              <dc:creator>Bilinmeyen Yazar</dc:creator>
              <dc:date>2020-07-12T10:03:00</dc:date>
            </office:change-info>
          </text:insertion>
        </text:changed-region>
        <text:changed-region xml:id="ct107149088" text:id="ct107149088">
          <text:insertion>
            <office:change-info>
              <dc:creator>Bilinmeyen Yazar</dc:creator>
              <dc:date>2020-07-12T10:04:01</dc:date>
            </office:change-info>
          </text:insertion>
        </text:changed-region>
        <text:changed-region xml:id="ct107151536" text:id="ct107151536">
          <text:insertion>
            <office:change-info>
              <dc:creator>Bilinmeyen Yazar</dc:creator>
              <dc:date>2020-07-12T10:05:00</dc:date>
            </office:change-info>
          </text:insertion>
        </text:changed-region>
        <text:changed-region xml:id="ct107157008" text:id="ct107157008">
          <text:insertion>
            <office:change-info>
              <dc:creator>Bilinmeyen Yazar</dc:creator>
              <dc:date>2020-07-12T10:06:00</dc:date>
            </office:change-info>
          </text:insertion>
        </text:changed-region>
        <text:changed-region xml:id="ct107158656" text:id="ct107158656">
          <text:insertion>
            <office:change-info>
              <dc:creator>Bilinmeyen Yazar</dc:creator>
              <dc:date>2020-07-12T10:11:58</dc:date>
            </office:change-info>
          </text:insertion>
        </text:changed-region>
        <text:changed-region xml:id="ct107170800" text:id="ct107170800">
          <text:insertion>
            <office:change-info>
              <dc:creator>Bilinmeyen Yazar</dc:creator>
              <dc:date>2020-07-12T10:12:00</dc:date>
            </office:change-info>
          </text:insertion>
        </text:changed-region>
        <text:changed-region xml:id="ct107161264" text:id="ct107161264">
          <text:insertion>
            <office:change-info>
              <dc:creator>Bilinmeyen Yazar</dc:creator>
              <dc:date>2020-07-12T10:09:54</dc:date>
            </office:change-info>
          </text:insertion>
        </text:changed-region>
        <text:changed-region xml:id="ct107160368" text:id="ct107160368">
          <text:insertion>
            <office:change-info>
              <dc:creator>Bilinmeyen Yazar</dc:creator>
              <dc:date>2020-07-12T10:10:01</dc:date>
            </office:change-info>
          </text:insertion>
        </text:changed-region>
        <text:changed-region xml:id="ct107173248" text:id="ct107173248">
          <text:insertion>
            <office:change-info>
              <dc:creator>Bilinmeyen Yazar</dc:creator>
              <dc:date>2020-07-12T10:11:00</dc:date>
            </office:change-info>
          </text:insertion>
        </text:changed-region>
        <text:changed-region xml:id="ct107159984" text:id="ct107159984">
          <text:insertion>
            <office:change-info>
              <dc:creator>Bilinmeyen Yazar</dc:creator>
              <dc:date>2020-07-12T10:12:32</dc:date>
            </office:change-info>
          </text:insertion>
        </text:changed-region>
        <text:changed-region xml:id="ct107168944" text:id="ct107168944">
          <text:insertion>
            <office:change-info>
              <dc:creator>Bilinmeyen Yazar</dc:creator>
              <dc:date>2020-07-12T10:13:08</dc:date>
            </office:change-info>
          </text:insertion>
        </text:changed-region>
        <text:changed-region xml:id="ct107151792" text:id="ct107151792">
          <text:insertion>
            <office:change-info>
              <dc:creator>Bilinmeyen Yazar</dc:creator>
              <dc:date>2020-07-12T10:14:01</dc:date>
            </office:change-info>
          </text:insertion>
        </text:changed-region>
        <text:changed-region xml:id="ct107162128" text:id="ct107162128">
          <text:insertion>
            <office:change-info>
              <dc:creator>Bilinmeyen Yazar</dc:creator>
              <dc:date>2020-07-12T10:18:32</dc:date>
            </office:change-info>
          </text:insertion>
        </text:changed-region>
        <text:changed-region xml:id="ct107157264" text:id="ct107157264">
          <text:insertion>
            <office:change-info>
              <dc:creator>Bilinmeyen Yazar</dc:creator>
              <dc:date>2020-07-12T10:19:21</dc:date>
            </office:change-info>
          </text:insertion>
        </text:changed-region>
        <text:changed-region xml:id="ct106836400" text:id="ct106836400">
          <text:insertion>
            <office:change-info>
              <dc:creator>Bilinmeyen Yazar</dc:creator>
              <dc:date>2020-07-12T10:20: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2" draw:name="Görüntü5" text:anchor-type="page" text:anchor-page-number="3" svg:x="5.4835in" svg:y="6.4083in" svg:width="2.2126in" svg:height="2.5665in" draw:z-index="17">
        <draw:image xlink:href="Pictures/100000000000009E00000077590000B76F1C0D03.jpg" xlink:type="simple" xlink:show="embed" xlink:actuate="onLoad" loext:mime-type="image/jpeg"/>
      </draw:frame>
      <text:list xml:id="list131734124299738" text:continue-list="list131733476939642" text:style-name="List_20_4">
        <text:list-item>
          <text:list>
            <text:list-item>
              <text:p text:style-name="Standard"><draw:frame draw:style-name="fr8" draw:name="Görüntü31" text:anchor-type="char" svg:y="1.1118in" svg:width="2.2256in" svg:height="3.0736in" draw:z-index="19"><draw:image xlink:href="Pictures/100000000000009E00000077590000B76F1C0D03.jpg" xlink:type="simple" xlink:show="embed" xlink:actuate="onLoad" loext:mime-type="image/jpeg"/></draw:frame><draw:frame draw:style-name="fr7" draw:name="Görüntü2" text:anchor-type="char" svg:x="5.6909in" svg:y="0.261in" svg:width="1.1925in" svg:height="1.8193in" draw:z-index="18"><draw:image xlink:href="Pictures/100000000000009E00000077590000B76F1C0D03.jpg" xlink:type="simple" xlink:show="embed" xlink:actuate="onLoad" loext:mime-type="image/jpeg"/></draw:frame><draw:frame draw:style-name="fr3" draw:name="Görüntü16" text:anchor-type="char" svg:y="0.4181in" svg:width="3.5134in" svg:height="3.228in" draw:z-index="0"><draw:image xlink:href="Pictures/100000000000009E00000077590000B76F1C0D03.jpg" xlink:type="simple" xlink:show="embed" xlink:actuate="onLoad" loext:mime-type="image/jpeg"/></draw:frame><text:change text:change-id="ct106829136"/><text:change text:change-id="ct106828800"/><text:change text:change-id="ct106828464"/><text:change text:change-id="ct106828128"/><text:change text:change-id="ct106827792"/><text:change text:change-id="ct106827456"/><text:change text:change-id="ct106827200"/><text:change text:change-id="ct106826944"/><text:change text:change-id="ct106826160"/><text:change text:change-id="ct106825824"/><text:change text:change-id="ct106825488"/><text:change text:change-id="ct106825152"/><text:change text:change-id="ct106824816"/><text:change text:change-id="ct106824480"/><text:change text:change-id="ct106824144"/><text:change text:change-id="ct106823808"/><text:change text:change-id="ct106823472"/><text:change text:change-id="ct106823136"/><text:change text:change-id="ct106822800"/><text:change text:change-id="ct106822464"/><text:change text:change-id="ct106822128"/><text:change text:change-id="ct106821792"/><text:change text:change-id="ct106821456"/><text:change text:change-id="ct106821120"/><text:change text:change-id="ct106820592"/><text:change text:change-id="ct106820256"/><text:change text:change-id="ct106819920"/><text:change text:change-id="ct106819584"/><text:change text:change-id="ct106819248"/><text:change text:change-id="ct106818912"/><text:change text:change-id="ct106818576"/><text:change text:change-id="ct106818240"/><text:change text:change-id="ct106817840"/><text:change text:change-id="ct106817504"/><text:change text:change-id="ct106817168"/><text:change text:change-id="ct106816832"/><text:change text:change-id="ct106816416"/><text:change text:change-id="ct106816160"/><text:change text:change-id="ct106815904"/><text:change text:change-id="ct106815648"/><text:change text:change-id="ct106815392"/><text:change-start text:change-id="ct106830768"/>Serbest Cumhuriyet Fırkası(12 Ağustos 1930)<text:change-end text:change-id="ct106830768"/><text:change-start text:change-id="ct106830512"/></text:p>
            </text:list-item>
          </text:list>
        </text:list-item>
      </text:list>
      <text:list xml:id="list131734487496366" text:continue-list="list131734775094937" text:style-name="List_20_4">
        <text:list-item>
          <text:p text:style-name="Standard"><text:change-end text:change-id="ct106830512"/><text:change-start text:change-id="ct103495232"/><text:span text:style-name="T31">1929 Dünya Ekonomik Bunalımı’nın Türkiye’yi de olumsuz etkilemesi ve tek partinin sorunları çözmede yetersiz kalması sonucunda muhalif bir partinin kurulması kararlaştırıldı. Serbest Cumhuriyet Fırkası adıyla 12 Ağustos 1930’da kuruldu.</text:span><text:change-end text:change-id="ct103495232"/><text:change-start text:change-id="ct106832624"/><text:span text:style-name="T31"> Kurucu</text:span><text:span text:style-name="T25">su </text:span><text:span text:style-name="T12">Ali Fethi Okyar Bey’</text:span><text:span text:style-name="T31">dir. Nuri Conker, Mehmet Emin Yurdakul, Ağaoğlu Ahmet</text:span><text:change-end text:change-id="ct106832624"/><text:change-start text:change-id="ct106831024"/><text:span text:style-name="T31"> ve M.Kemal Paşa’nın kız kardeşi </text:span><text:span text:style-name="T12">Makbule Atadan</text:span><text:span text:style-name="T31"> partinin kurucuları arasında yer alır.</text:span><text:change-end text:change-id="ct106831024"/><text:change-start text:change-id="ct106836672"/><text:span text:style-name="T31"> Partinin kurulmasında M.Kemal’in teşvikleri etkili olmuştur. Fethi Okyar’dan laiklik ve cumhuriyetçilik ilkelerin</text:span><text:change-end text:change-id="ct106836672"/><text:change-start text:change-id="ct106838416"/><text:span text:style-name="T31">den taviz verilmemesini istemiştir.</text:span><text:change-end text:change-id="ct106838416"/><text:change-start text:change-id="ct106806240"/></text:p>
        </text:list-item>
      </text:list>
      <text:list xml:id="list776666497" text:style-name="List_20_1">
        <text:list-item>
          <text:p text:style-name="P11">Ekonomide liberalizmi savundular.</text:p>
        </text:list-item>
        <text:list-item>
          <text:p text:style-name="P11">Tek dereceli seçim sistemini savunmuştur.</text:p>
        </text:list-item>
        <text:list-item>
          <text:p text:style-name="P11"><draw:frame text:anchor-type="paragraph" draw:z-index="1" draw:name="Şekil6" draw:style-name="gr2" draw:text-style-name="P29" svg:width="3.5988in" svg:height="0.498in" svg:x="3.6425in" svg:y="-0.0984in"><draw:text-box><text:p><text:span text:style-name="T45">Serbest </text:span><text:span text:style-name="T45">Cumhuriyet </text:span><text:span text:style-name="T45">Fırkası'nın </text:span><text:span text:style-name="T45">kurucusu Ali </text:span><text:span text:style-name="T45">Fethi Bey, </text:span><text:span text:style-name="T45">fırkanın </text:span><text:span text:style-name="T45">Aydın </text:span><text:span text:style-name="T45">teşkilatı </text:span><text:span text:style-name="T45">başkanı </text:span><text:span text:style-name="T45">Adnan </text:span><text:span text:style-name="T45">Menderes ve </text:span><text:span text:style-name="T45">diğer teşkilat </text:span><text:span text:style-name="T45">üyeleri ile </text:span><text:span text:style-name="T45">beraber </text:span><text:span text:style-name="T45">(1930).</text:span></text:p></draw:text-box></draw:frame>Kadınlara siyasi hakların verilmesini savunmuştur.</text:p>
        </text:list-item>
        <text:list-item>
          <text:p text:style-name="P11">Parti cumhuriyetçi ve <text:change-end text:change-id="ct106806240"/><text:change-start text:change-id="ct106884352"/>milliyetçi esaslara bağlı kalacaktı.</text:p>
        </text:list-item>
        <text:list-item>
          <text:p text:style-name="P11">Vergiler halkın gücüne göre belirlenecekti.</text:p>
        </text:list-item>
        <text:list-item>
          <text:p text:style-name="P11">Paranın değerini koruyan tedbirler alınacaktı.</text:p>
        </text:list-item>
        <text:list-item>
          <text:p text:style-name="P11">Teşvik-i Sanayi Kanunu tümüyle uygulanacaktı.<draw:frame draw:style-name="fr1" draw:name="Görüntü17" text:anchor-type="char" svg:x="5.3445in" svg:y="0.0984in" svg:width="1.6846in" svg:height="2.3453in" draw:z-index="3"><draw:image xlink:href="Pictures/100000000000009E00000077590000B76F1C0D03.jpg" xlink:type="simple" xlink:show="embed" xlink:actuate="onLoad" loext:mime-type="image/jpeg"/></draw:frame></text:p>
        </text:list-item>
        <text:list-item>
          <text:p text:style-name="P11">Limanlardaki tekelci uygulamalar kaldırılacaktı.</text:p>
        </text:list-item>
        <text:list-item>
          <text:p text:style-name="P11">Ya<text:change-end text:change-id="ct106884352"/><text:change-start text:change-id="ct106882928"/>bancı sermayeye izin verilecekti.<text:change-end text:change-id="ct106882928"/><text:change-start text:change-id="ct106892752"/></text:p>
        </text:list-item>
        <text:list-item>
          <text:p text:style-name="P11">Partiye rejim ve inkılap<text:change-end text:change-id="ct106892752"/><text:change-start text:change-id="ct106813744"/> karşıtı olanların sızdığını gören Fethi Okyar partisini 17 Kasım 1930’da kapatmıştır.</text:p>
        </text:list-item>
      </text:list>
      <text:list xml:id="list131733197977136" text:continue-list="list131734487496366" text:style-name="List_20_4">
        <text:list-item>
          <text:p text:style-name="Standard">Serbest Cumhuriyet Fırkasının kendini feshetmesiyle çok partil<text:change-end text:change-id="ct106813744"/><text:change-start text:change-id="ct106808960"/>i hayata geçişin ikinci denemesi de başarısızlıkla sonuçlandı.</text:p>
        </text:list-item>
      </text:list>
      <text:list xml:id="list131733516103185" text:continue-list="list131734124299738" text:style-name="Outline">
        <text:list-item>
          <text:list>
            <text:list-item>
              <text:h text:style-name="Heading_20_2" text:outline-level="2">Menemen Olayı(23 Aralık 1930)<text:change-end text:change-id="ct106808960"/><text:change-start text:change-id="ct106897632"/></text:h>
            </text:list-item>
          </text:list>
        </text:list-item>
      </text:list>
      <text:list xml:id="list131734882652755" text:continue-list="list131733197977136" text:style-name="List_20_4">
        <text:list-item>
          <text:p text:style-name="Standard">İzmir’in Menemen ilçesinde kendisini mehdi ilan eden <text:span text:style-name="T10">Derviş mehmet</text:span> öncülüğünde<draw:frame draw:style-name="fr11" draw:name="Görüntü18" text:anchor-type="char" svg:x="5.5571in" svg:y="-0.0665in" svg:width="1.472in" svg:height="1.9374in" draw:z-index="2"><draw:image xlink:href="Pictures/100000000000009E00000077590000B76F1C0D03.jpg" xlink:type="simple" xlink:show="embed" xlink:actuate="onLoad" loext:mime-type="image/jpeg"/></draw:frame> çıkmıştır.<text:change-end text:change-id="ct106897632"/><text:change-start text:change-id="ct106898864"/> Yedek subay Kubilay(Mustafa Fehmi), bekçi Hasan ve Şevki şehit e<text:change-end text:change-id="ct106898864"/><text:change-start text:change-id="ct106899264"/>dildi. Olay askeri birliklerin müdahelesiyle bastırıldı. Bir aylık sıkı yönetim ilan edildi. Suçlu bulunanlar Divan-ı Harp’te yargılandı. Bu olayda Fahrettin Altay Sıkıyönetim Komutanlığına, Mustafa M<text:change-end text:change-id="ct106899264"/><text:change-start text:change-id="ct106639856"/>uğlalı ise Divanı Harp Reisliğine getirildi. Laik cumhuriyet rejimine yönelik ikinci isyandır. Laikliğin yerleşmediğinin kanıtıdır. Bu olaydan sonra çok partili h<text:change-end text:change-id="ct106639856"/><text:change-start text:change-id="ct106895216"/>ayata geçiş <text:soft-page-break/>ertelendi. 1946 yılına kadar devlet tek parti ile idare edildi(CHP). Toplumun henüz çok partili yaşama hazır olmadığı anlaşıldı.<text:change-end text:change-id="ct106895216"/><text:change-start text:change-id="ct106814976"/></text:p>
        </text:list-item>
      </text:list>
      <text:list xml:id="list131734572105447" text:continue-list="list131733516103185" text:style-name="Outline">
        <text:list-item>
          <text:list>
            <text:list-item>
              <text:h text:style-name="Heading_20_2" text:outline-level="2">Kadınlara Siyaset Hakkının Verilmesi</text:h>
            </text:list-item>
          </text:list>
        </text:list-item>
      </text:list>
      <text:list xml:id="list131733372298916" text:continue-list="list776666497" text:style-name="List_20_1">
        <text:list-item>
          <text:p text:style-name="P11">1930’da belediye seçimlerine katıl<text:change-end text:change-id="ct106814976"/><text:change-start text:change-id="ct106892272"/>ma hakkı verildi.</text:p>
        </text:list-item>
        <text:list-item>
          <text:p text:style-name="P11">1933’te muhtarlık seçimlerine katılma hakkı verildi.</text:p>
        </text:list-item>
        <text:list-item>
          <text:p text:style-name="P11">1934’te miletvekili seçme ve seçilme hakkı tanındı.</text:p>
        </text:list-item>
      </text:list>
      <text:list xml:id="list131733196239228" text:continue-list="list131734882652755" text:style-name="List_20_4">
        <text:list-item>
          <text:p text:style-name="P7">Türk kadını ilk kez 1935 genel seçimlerine katılmıştır. Bu seçimle <text:change-end text:change-id="ct106892272"/><text:change-start text:change-id="ct106908160"/>Meclise 17 kadın miletvekili girmiştir.</text:p>
        </text:list-item>
        <text:list-item>
          <text:p text:style-name="P7">Kadınlara siyasi hakların verilmesi Atatürk’ün cumhuriyetçilik ve halkçılık ilkeleriyle ilgilidir.<text:change-end text:change-id="ct106908160"/><text:change-start text:change-id="ct106909952"/></text:p>
        </text:list-item>
        <text:list-item>
          <text:p text:style-name="Standard"><text:span text:style-name="T32">Türkiye’nin ilk kadın tiyatro oyuncusu Afife Jale’dir.</text:span><draw:frame draw:style-name="fr1" draw:name="Görüntü19" text:anchor-type="char" svg:x="5.1181in" svg:y="-0.0071in" svg:width="1.8071in" svg:height="2.0008in" draw:z-index="4"><draw:image xlink:href="Pictures/100000000000009E00000077590000B76F1C0D03.jpg" xlink:type="simple" xlink:show="embed" xlink:actuate="onLoad" loext:mime-type="image/jpeg"/></draw:frame><text:change-end text:change-id="ct106909952"/><text:change-start text:change-id="ct106915024"/><text:span text:style-name="T32"> Selahattin Pınar ile evlenmiştir. Selahattin Pınar kendisine “</text:span><text:span text:style-name="T15">Bir Bahar Akşamı Rastladım Size”</text:span><text:change-end text:change-id="ct106915024"/><text:change-start text:change-id="ct106926960"/><text:span text:style-name="T29"> adlı eseri ve birkaç eseri onun için yazmıştır. Ancak zamanında zararı yeni keşfedilmiş </text:span><text:span text:style-name="T26">morfini doktoru</text:span><text:span text:style-name="T29"> baş ağrısı için reçete etmiş, kullanmış, bağımlılığından kurtulamamış. Böylece bağımlılık yüzünden hem evliliği hem de hayatı son bulmuştur.</text:span><draw:frame draw:style-name="fr10" draw:name="Görüntü20" text:anchor-type="char" svg:y="1.389in" svg:width="1.3917in" svg:height="1.6665in" draw:z-index="5"><draw:image xlink:href="Pictures/100000000000009E00000077590000B76F1C0D03.jpg" xlink:type="simple" xlink:show="embed" xlink:actuate="onLoad" loext:mime-type="image/jpeg"/></draw:frame><text:change-end text:change-id="ct106926960"/><text:change-start text:change-id="ct106905408"/><text:span text:style-name="T29"> Dr. Pakize İzzet Tarzi</text:span><text:span text:style-name="T30">(solda)</text:span><text:span text:style-name="T29"> ilk kadın doğum uzmanıdır.</text:span></text:p>
        </text:list-item>
        <text:list-item>
          <text:p text:style-name="Standard">Sabiha Gökçen ise ilk kadın pilottur.<text:change-end text:change-id="ct106905408"/><text:change-start text:change-id="ct106906176"/></text:p>
        </text:list-item>
        <text:list-item>
          <text:p text:style-name="P20"/>
        </text:list-item>
        <text:list-item>
          <text:p text:style-name="P20"/>
        </text:list-item>
        <text:list-item>
          <text:p text:style-name="P20"/>
        </text:list-item>
        <text:list-item>
          <text:p text:style-name="P20"/>
        </text:list-item>
      </text:list>
      <text:list xml:id="list131734409202064" text:continue-list="list131734572105447" text:style-name="Outline">
        <text:list-item>
          <text:h text:style-name="Heading_20_1" text:outline-level="1">Hukuk Alanında Yapılan İnkılaplar<text:change-end text:change-id="ct106906176"/><text:change-start text:change-id="ct106932704"/></text:h>
          <text:list>
            <text:list-item>
              <text:h text:style-name="Heading_20_2" text:outline-level="2">Medeni Kanun’un K<text:change-end text:change-id="ct106932704"/><text:change-start text:change-id="ct106928384"/>abulü (17 Şubat 1926)</text:h>
            </text:list-item>
          </text:list>
        </text:list-item>
      </text:list>
      <text:list xml:id="list131733921891751" text:continue-list="list131733196239228" text:style-name="List_20_4">
        <text:list-item>
          <text:p text:style-name="Standard">Osmanlı’da erkeğin üstünlüğüne dayanan bir sistem vardı. Laik hukuk anlayışı bu duruma tersti. Osamanlı’da d<text:change-end text:change-id="ct106928384"/><text:change-start text:change-id="ct106915584"/>ini kurallara göre hazırlanmış Mecelle, Türkiye Cumhuriyeti’nin medeni kanunu oluşturamazdı. Bu yüzden Avrupa’da düzenlenen kanunlar incelenerek, İsviçre Medeni Kanunu’nun kabulüne karar verildi.<text:change-end text:change-id="ct106915584"/><text:change-start text:change-id="ct106917296"/> İsviçre Medeni Kanunları:</text:p>
        </text:list-item>
        <text:list-item>
          <text:p text:style-name="P7">Avrupa’da düzenlenen en yeni kanundu.</text:p>
        </text:list-item>
        <text:list-item>
          <text:p text:style-name="P7">Sorunlara akılcı ve pratik çözümler getiriyordu.</text:p>
        </text:list-item>
        <text:list-item>
          <text:p text:style-name="P7">Kadın-erkek eşitliğine dayanıyo<text:change-end text:change-id="ct106917296"/><text:change-start text:change-id="ct106907536"/>rdu.</text:p>
        </text:list-item>
        <text:list-item>
          <text:p text:style-name="P7">Laikti.</text:p>
        </text:list-item>
        <text:list-item>
          <text:p text:style-name="P7">Esnekti.</text:p>
        </text:list-item>
        <text:list-item>
          <text:p text:style-name="Standard">Bu kanun ile:</text:p>
        </text:list-item>
      </text:list>
      <text:list xml:id="list131734218876530" text:continue-list="list131733372298916" text:style-name="List_20_1">
        <text:list-item>
          <text:p text:style-name="P11">Kadın-erkekler hak, miras, şahitlik bakımından eşitlendi.<text:change-end text:change-id="ct106907536"/><text:change-start text:change-id="ct106940784"/></text:p>
        </text:list-item>
        <text:list-item>
          <text:p text:style-name="P11">Kadınlar boşanma hakkı, istedikleri işte çalışma hakkı verildi.</text:p>
        </text:list-item>
        <text:list-item>
          <text:p text:style-name="P11">Velayet hukuku düzenlendi.</text:p>
        </text:list-item>
        <text:list-item>
          <text:p text:style-name="P11">Tek eşli evlilik getirildi.<text:change-end text:change-id="ct106940784"/><text:change-start text:change-id="ct106946720"/></text:p>
        </text:list-item>
        <text:list-item>
          <text:p text:style-name="P11">Evlenmede eşlerin isteği esas alındı.</text:p>
        </text:list-item>
        <text:list-item>
          <text:p text:style-name="P11">Evlilikte yaş sınırı getirildi.</text:p>
        </text:list-item>
        <text:list-item>
          <text:p text:style-name="P11">Modern Türk ailesi oluşturuldu.</text:p>
        </text:list-item>
        <text:list-item>
          <text:p text:style-name="P11">Resmi nikah zorunluluğu getirildi.</text:p>
        </text:list-item>
        <text:list-item>
          <text:p text:style-name="P11"><text:soft-page-break/>Azınlıkların özel hukuk alanına ilişkin farklı konum ve durumları<text:change-end text:change-id="ct106946720"/><text:change-start text:change-id="ct106939232"/> – Patrikhanenin mahkeme kurma yetkisi- sona erdi.</text:p>
        </text:list-item>
        <text:list-item>
          <text:p text:style-name="P11">Mecelle yürürlükten kaldırıldı.</text:p>
        </text:list-item>
        <text:list-item>
          <text:p text:style-name="P11">Hukukta birlik sağlandı.</text:p>
        </text:list-item>
      </text:list>
      <text:list xml:id="list131733568403448" text:continue-list="list131733921891751" text:style-name="List_20_4">
        <text:list-item>
          <text:p text:style-name="Standard">Daha sonraki değişikliklerle Türk kadını evlendikten sonra soyadlarını kullanabilme, ve evlilik<text:change-end text:change-id="ct106939232"/><text:change-start text:change-id="ct106952032"/> sonraso elde edilen malların ortak kabul edilmesi haklarını da elde etti.</text:p>
        </text:list-item>
        <text:list-item>
          <text:p text:style-name="Standard">Medeni Kanun ile kadınlar sosyal ve toplumsal haklar elde etmiştir. Siyasi haklar değil.</text:p>
        </text:list-item>
        <text:list-item>
          <text:p text:style-name="Standard">Medeni Kanun’u<text:change-end text:change-id="ct106952032"/><text:change-start text:change-id="ct106954736"/>n kabulü Atatürk’ün <text:span text:style-name="T10">laiklik</text:span>, <text:span text:style-name="T10">halkçılık</text:span> ve <text:span text:style-name="T10">inkılapçılık</text:span> ilkeleriyle ilgilidir.<text:change-end text:change-id="ct106954736"/><text:change-start text:change-id="ct106952288"/></text:p>
        </text:list-item>
        <text:list-item>
          <text:p text:style-name="Standard">Daha sonra uyarlanan kanunlar;<text:change-end text:change-id="ct106952288"/></text:p>
        </text:list-item>
      </text:list>
      <table:table table:name="Tablo1" table:style-name="Tablo1">
        <table:table-column table:style-name="Tablo1.A" table:number-columns-repeated="3"/>
        <table:table-row table:style-name="Tablo1.1">
          <table:table-cell table:style-name="Tablo1.A1" office:value-type="string">
            <text:list xml:id="list131734239931212" text:continue-numbering="true" text:style-name="List_20_4">
              <text:list-item>
                <text:p text:style-name="P22"><text:change-start text:change-id="ct107001408"/>1926<text:change-end text:change-id="ct107001408"/></text:p>
              </text:list-item>
            </text:list>
          </table:table-cell>
          <table:table-cell table:style-name="Tablo1.B1" office:value-type="string">
            <text:list xml:id="list131735290374621" text:continue-numbering="true" text:style-name="List_20_4">
              <text:list-item>
                <text:p text:style-name="P22"><text:change-start text:change-id="ct106923056"/>İtalya<text:change-end text:change-id="ct106923056"/></text:p>
              </text:list-item>
            </text:list>
          </table:table-cell>
          <table:table-cell table:style-name="Tablo1.A1" office:value-type="string">
            <text:list xml:id="list131734536173640" text:continue-numbering="true" text:style-name="List_20_4">
              <text:list-item>
                <text:p text:style-name="P22"><text:change-start text:change-id="ct106941392"/>Ceza Kanunu<text:change-end text:change-id="ct106941392"/></text:p>
              </text:list-item>
            </text:list>
          </table:table-cell>
        </table:table-row>
        <table:table-row table:style-name="Tablo1.1">
          <table:table-cell table:style-name="Tablo1.A1" office:value-type="string">
            <text:list xml:id="list131735207605302" text:continue-numbering="true" text:style-name="List_20_4">
              <text:list-item>
                <text:p text:style-name="P22"><text:change-start text:change-id="ct106902832"/>1926<text:change-end text:change-id="ct106902832"/></text:p>
              </text:list-item>
            </text:list>
          </table:table-cell>
          <table:table-cell table:style-name="Tablo1.B1" office:value-type="string">
            <text:list xml:id="list131733631531237" text:continue-numbering="true" text:style-name="List_20_4">
              <text:list-item>
                <text:p text:style-name="P23"><text:change-start text:change-id="ct106954240"/>İsviçre<text:change-end text:change-id="ct106954240"/></text:p>
              </text:list-item>
            </text:list>
          </table:table-cell>
          <table:table-cell table:style-name="Tablo1.A1" office:value-type="string">
            <text:list xml:id="list131734280650939" text:continue-numbering="true" text:style-name="List_20_4">
              <text:list-item>
                <text:p text:style-name="P23"><text:change-start text:change-id="ct106918064"/>Ticaret Kanunu ve Borçlar Kanunu<text:change-end text:change-id="ct106918064"/></text:p>
              </text:list-item>
            </text:list>
          </table:table-cell>
        </table:table-row>
        <table:table-row table:style-name="Tablo1.1">
          <table:table-cell table:style-name="Tablo1.A1" office:value-type="string">
            <text:list xml:id="list131734293569142" text:continue-numbering="true" text:style-name="List_20_4">
              <text:list-item>
                <text:p text:style-name="P23"><text:change-start text:change-id="ct106929680"/>1929<text:change-end text:change-id="ct106929680"/></text:p>
              </text:list-item>
            </text:list>
          </table:table-cell>
          <table:table-cell table:style-name="Tablo1.B1" office:value-type="string">
            <text:list xml:id="list131734689314461" text:continue-numbering="true" text:style-name="List_20_4">
              <text:list-item>
                <text:p text:style-name="P23"><text:change-start text:change-id="ct106885136"/>Almanya<text:change-end text:change-id="ct106885136"/></text:p>
              </text:list-item>
            </text:list>
          </table:table-cell>
          <table:table-cell table:style-name="Tablo1.A1" office:value-type="string">
            <text:list xml:id="list131734617092893" text:continue-numbering="true" text:style-name="List_20_4">
              <text:list-item>
                <text:p text:style-name="P23"><text:change-start text:change-id="ct106998656"/>Ceza Muhakemeleri Kanunu ve De<text:span text:style-name="T33">n</text:span>iz Ticaret Kanunu <text:change-end text:change-id="ct106998656"/></text:p>
              </text:list-item>
            </text:list>
          </table:table-cell>
        </table:table-row>
        <table:table-row>
          <table:table-cell table:style-name="Tablo1.A1" office:value-type="string">
            <text:list xml:id="list131735281189019" text:continue-numbering="true" text:style-name="List_20_4">
              <text:list-item>
                <text:p text:style-name="P23"><text:change-start text:change-id="ct106842896"/>1929<text:change-end text:change-id="ct106842896"/></text:p>
              </text:list-item>
            </text:list>
          </table:table-cell>
          <table:table-cell table:style-name="Tablo1.A1" office:value-type="string">
            <text:list xml:id="list131733785341784" text:continue-numbering="true" text:style-name="List_20_4">
              <text:list-item>
                <text:p text:style-name="P14"><text:change-start text:change-id="ct106942144"/>Fransa<text:change-end text:change-id="ct106942144"/></text:p>
              </text:list-item>
            </text:list>
          </table:table-cell>
          <table:table-cell table:style-name="Tablo1.A1" office:value-type="string">
            <text:list xml:id="list131735154912980" text:continue-numbering="true" text:style-name="List_20_4">
              <text:list-item>
                <text:p text:style-name="P23"><text:change-start text:change-id="ct107011584"/>İdare Hukuku<text:change-end text:change-id="ct107011584"/></text:p>
              </text:list-item>
            </text:list>
          </table:table-cell>
        </table:table-row>
        <table:table-row>
          <table:table-cell table:style-name="Tablo1.A1" office:value-type="string">
            <text:list xml:id="list131733261790145" text:continue-numbering="true" text:style-name="List_20_4">
              <text:list-item>
                <text:p text:style-name="P23"><text:change-start text:change-id="ct107009296"/>1932<text:change-end text:change-id="ct107009296"/></text:p>
              </text:list-item>
            </text:list>
          </table:table-cell>
          <table:table-cell table:style-name="Tablo1.A1" office:value-type="string">
            <text:list xml:id="list131733995365131" text:continue-numbering="true" text:style-name="List_20_4">
              <text:list-item>
                <text:p text:style-name="P14"><text:change-start text:change-id="ct107017600"/>İsviçre<text:change-end text:change-id="ct107017600"/></text:p>
              </text:list-item>
            </text:list>
          </table:table-cell>
          <table:table-cell table:style-name="Tablo1.A1" office:value-type="string">
            <text:list xml:id="list131735093046844" text:continue-numbering="true" text:style-name="List_20_4">
              <text:list-item>
                <text:p text:style-name="P23"><text:change-start text:change-id="ct107018864"/>İcra ve İflas Kanunu <text:change-end text:change-id="ct107018864"/></text:p>
              </text:list-item>
            </text:list>
          </table:table-cell>
        </table:table-row>
      </table:table>
      <text:list xml:id="list131734668858159" text:continue-numbering="true" text:style-name="List_20_4">
        <text:list-item>
          <text:p text:style-name="P24"><text:change-start text:change-id="ct107020176"/></text:p>
        </text:list-item>
      </text:list>
      <text:list xml:id="list131734750191747" text:continue-list="list131734409202064" text:style-name="Outline">
        <text:list-item>
          <text:list>
            <text:list-item>
              <text:h text:style-name="Heading_20_2" text:outline-level="2">Bozkurt-Lotus Olayı(1926)</text:h>
            </text:list-item>
          </text:list>
        </text:list-item>
      </text:list>
      <text:list xml:id="list131734765591585" text:continue-list="list131734668858159" text:style-name="List_20_4">
        <text:list-item>
          <text:p text:style-name="Standard">Fransız bayrağını taşıyan Lotus gemisi ile <text:change-end text:change-id="ct107020176"/><text:change-start text:change-id="ct107032096"/>Türk bayrağını taşıyan Bozkurt adlı yük ge<draw:frame draw:style-name="fr3" draw:name="Görüntü21" text:anchor-type="char" svg:y="-0.0472in" svg:width="1.1547in" svg:height="1.5398in" draw:z-index="6"><draw:image xlink:href="Pictures/100000000000009E00000077590000B76F1C0D03.jpg" xlink:type="simple" xlink:show="embed" xlink:actuate="onLoad" loext:mime-type="image/jpeg"/></draw:frame>misi 2 Ağustos 1926’da Midilli Adası yakınlarında çarpıştı. Bu davada Türkiye’yi <text:span text:style-name="T10">Mahmut Esat Bozkurt</text:span> Lahey Adale<text:change-end text:change-id="ct107032096"/><text:change-start text:change-id="ct107030128"/>t Divanında başarıyla savundu. Türkiye haklı bulundu.<text:change-end text:change-id="ct107030128"/><text:change-start text:change-id="ct107037952"/></text:p>
        </text:list-item>
        <text:list-item>
          <text:p text:style-name="P25"/>
        </text:list-item>
        <text:list-item>
          <text:p text:style-name="P26"/>
        </text:list-item>
      </text:list>
      <text:list xml:id="list131734878245046" text:continue-list="list131734750191747" text:style-name="Outline">
        <text:list-item>
          <text:h text:style-name="Heading_20_1" text:outline-level="1">Eğitim ve Kültür Alanında Yapılan İnkılaplar</text:h>
        </text:list-item>
      </text:list>
      <text:list xml:id="list131735038313150" text:continue-list="list131734218876530" text:style-name="List_20_1">
        <text:list-item>
          <text:p text:style-name="P11">Osmanlı’da eğitim Sıbyan mehtebleri ve medreselerde yapıldı.</text:p>
        </text:list-item>
        <text:list-item>
          <text:p text:style-name="P11">F<text:change-end text:change-id="ct107037952"/><text:change-start text:change-id="ct107038208"/>a<text:change-end text:change-id="ct107038208"/><text:change-start text:change-id="ct107036480"/>tih Zamanında Sahn-ı Seman medreseleri açıldı.</text:p>
        </text:list-item>
        <text:list-item>
          <text:p text:style-name="P11">Kanuni zamanında Süleymaniye Medreseleri açıldı.</text:p>
        </text:list-item>
        <text:list-item>
          <text:p text:style-name="P11">17.yy<text:change-end text:change-id="ct107036480"/><text:change-start text:change-id="ct107036080"/>’dan itibaren medreselerde bozulmalar meydana gelmiş ve sadece dini bilimler okutulmaya başlandı.</text:p>
        </text:list-item>
        <text:list-item>
          <text:p text:style-name="P11">18.yy’dan itibaren Batı’yı ör<text:change-end text:change-id="ct107036080"/><text:change-start text:change-id="ct107044144"/>nek alan teknik okullar açtı.</text:p>
        </text:list-item>
        <text:list-item>
          <text:p text:style-name="P11">19.yy’dan itibaren Batı’ya öğrenci gönderilmeye başlandı. Gayrimüslümler kendi okullarını açma imkanı buldu.<text:change-end text:change-id="ct107044144"/><text:change-start text:change-id="ct107042672"/> <text:span text:style-name="T34">Bu durum da kütür çatışmasına ve ikililiğe yol açmıştır.</text:span><text:change-end text:change-id="ct107042672"/><text:change-start text:change-id="ct106680304"/></text:p>
        </text:list-item>
      </text:list>
      <text:list xml:id="list131735307010705" text:continue-list="list131734765591585" text:style-name="List_20_4">
        <text:list-item>
          <text:p text:style-name="Standard"><text:change-end text:change-id="ct106680304"/><text:change-start text:change-id="ct107042928"/><text:soft-page-break/>Eğitim programları:<draw:frame draw:style-name="fr1" draw:name="Görüntü22" text:anchor-type="char" svg:x="3.3217in" svg:y="-0.1209in" svg:width="3.6764in" svg:height="2.3835in" draw:z-index="7"><draw:image xlink:href="Pictures/100000000000009E00000077590000B76F1C0D03.jpg" xlink:type="simple" xlink:show="embed" xlink:actuate="onLoad" loext:mime-type="image/jpeg"/></draw:frame></text:p>
        </text:list-item>
      </text:list>
      <text:list xml:id="list2590611670" text:style-name="List_20_2">
        <text:list-item>
          <text:p text:style-name="P12">Bilimsel<text:change-end text:change-id="ct107042928"/><text:change-start text:change-id="ct107047520"/>, uyguluanabilir olmalı.</text:p>
        </text:list-item>
        <text:list-item>
          <text:p text:style-name="P12">Birlik sağlanmalı</text:p>
        </text:list-item>
        <text:list-item>
          <text:p text:style-name="P12">Fırsat eşitliği olmalı<text:change-end text:change-id="ct107047520"/><text:change-start text:change-id="ct107040224"/></text:p>
        </text:list-item>
        <text:list-item>
          <text:p text:style-name="P12">Yaygınlaştırılmalı ve kolaylaştırılmalıdır.</text:p>
        </text:list-item>
      </text:list>
      <text:list xml:id="list131733384114119" text:continue-list="list131735307010705" text:style-name="List_20_4">
        <text:list-item>
          <text:p text:style-name="Standard">Atatürk eğitim politikasını iki temele dayandırdı: Milli ve Çağdaş olması.<text:change-end text:change-id="ct107040224"/><text:change-start text:change-id="ct107059200"/></text:p>
        </text:list-item>
      </text:list>
      <text:list xml:id="list131733941496572" text:continue-list="list131734878245046" text:style-name="Outline">
        <text:list-item>
          <text:list>
            <text:list-item>
              <text:h text:style-name="Heading_20_2" text:outline-level="2">Tevhid-i Tedrisat Kanunu(3 Mart 1924)<text:change-end text:change-id="ct107059200"/><text:change-start text:change-id="ct107060176"/></text:h>
            </text:list-item>
          </text:list>
        </text:list-item>
      </text:list>
      <text:list xml:id="list131734381184766" text:continue-list="list131735038313150" text:style-name="List_20_1">
        <text:list-item>
          <text:p text:style-name="P11">Yeni Türkiye’nin büyük bir kültür hamlesidir.</text:p>
        </text:list-item>
        <text:list-item>
          <text:p text:style-name="P11">Ulusal kültür birliğinin sağlanması için ortam hazırlanmıştır.</text:p>
        </text:list-item>
        <text:list-item>
          <text:p text:style-name="P11">Medreseler kapanma sürecinde girmiş<text:change-end text:change-id="ct107060176"/><text:change-start text:change-id="ct106681776"/>.</text:p>
        </text:list-item>
        <text:list-item>
          <text:p text:style-name="P11">Dini esaslara dayalı eğitim anlayışının terk edil<text:change-end text:change-id="ct106681776"/><text:change-start text:change-id="ct107064064"/>mesi açısından önemlidir.</text:p>
        </text:list-item>
        <text:list-item>
          <text:p text:style-name="P11">Bütün eğitim-öğretim kurumları Milli Eğitim Bakanlığına bağlanmıştır.</text:p>
        </text:list-item>
        <text:list-item>
          <text:p text:style-name="P11">İlahiyat Fakltesi, İmam ve Hatip Okulları açıl<text:change-end text:change-id="ct107064064"/><text:change-start text:change-id="ct107066272"/>mıştır.</text:p>
        </text:list-item>
        <text:list-item>
          <text:p text:style-name="P11">Eğitime laik bir karakter kazandırıldı.</text:p>
        </text:list-item>
        <text:list-item>
          <text:p text:style-name="P11">Bu kanun ile ilgili teklif İzmir milletvekili Vasıf Bey <text:change-end text:change-id="ct107066272"/><text:change-start text:change-id="ct107069024"/>tarafından sunuldu.</text:p>
        </text:list-item>
        <text:list-item>
          <text:p text:style-name="P11">Atatürk’ün; laiklik, milliyetçilik ve halkçılık ilkeleri ile ilgilidir.</text:p>
        </text:list-item>
        <text:list-item>
          <text:p text:style-name="P11">Medreseler 11 mart 1924’te kapandı.<text:change-end text:change-id="ct107069024"/><text:change-start text:change-id="ct107069936"/></text:p>
        </text:list-item>
      </text:list>
      <text:list xml:id="list131734875980948" text:continue-list="list131733941496572" text:style-name="Outline">
        <text:list-item>
          <text:list>
            <text:list-item>
              <text:h text:style-name="Heading_20_2" text:outline-level="2"><text:change-end text:change-id="ct107069936"/><text:change-start text:change-id="ct107071120"/>Maarif Teşkilatı Hakkındaki Kanun(2 Mart 1926)<draw:frame draw:style-name="fr1" draw:name="Görüntü23" text:anchor-type="char" svg:x="3.6173in" svg:y="0.5563in" svg:width="3.3807in" svg:height="2.2984in" draw:z-index="8"><draw:image xlink:href="Pictures/100000000000009E00000077590000B76F1C0D03.jpg" xlink:type="simple" xlink:show="embed" xlink:actuate="onLoad" loext:mime-type="image/jpeg"/></draw:frame></text:h>
            </text:list-item>
          </text:list>
        </text:list-item>
      </text:list>
      <text:list xml:id="list131734952151126" text:continue-list="list131734381184766" text:style-name="List_20_1">
        <text:list-item>
          <text:p text:style-name="P11"><text:change-end text:change-id="ct107071120"/><text:change-start text:change-id="ct107072704"/>Eğitim sistemi mikki olacak şekilde, ilk ve orta öğretim programları belirlendi.</text:p>
        </text:list-item>
        <text:list-item>
          <text:p text:style-name="P11">Eğitim hizmetleri çağdaş hale getirildi.</text:p>
        </text:list-item>
        <text:list-item>
          <text:p text:style-name="P11">Eğitim hayatı; ilk, <text:change-end text:change-id="ct107072704"/><text:change-start text:change-id="ct107079760"/>orta ve lise öğretim kurumları şeklinde yapılandırıldı.</text:p>
        </text:list-item>
        <text:list-item>
          <text:p text:style-name="P11">Okul açılması Milli Eğitim Bakanlığı’nın iznine bağlandı.</text:p>
        </text:list-item>
        <text:list-item>
          <text:p text:style-name="P11">Müfredat programları halkın ihtiyaçlarına cevap verecek şekle <text:change-end text:change-id="ct107079760"/><text:change-start text:change-id="ct107081584"/>getirildi.</text:p>
        </text:list-item>
        <text:list-item>
          <text:p text:style-name="P11">Öğretimde, ulusalcılık, bütünlük, çağdaşlık, bilimsellik, laiklik ilkeleri benimsendi.<text:change-end text:change-id="ct107081584"/><text:change-start text:change-id="ct107083952"/></text:p>
        </text:list-item>
        <text:list-item>
          <text:p text:style-name="P11">Ders müfredatlatının belirlenmesinde ABD’li John Dewey’den faydalanıldı.</text:p>
        </text:list-item>
      </text:list>
      <text:list xml:id="list131734250839479" text:continue-list="list131733384114119" text:style-name="List_20_4">
        <text:list-item>
          <text:p text:style-name="Standard">Bu arada ticaret hayatında Türkçe kullanılması kararlaştırıldı. 1927’de soka<text:change-end text:change-id="ct107083952"/><text:change-start text:change-id="ct107089408"/>k adları Türkçeleştirildi.</text:p>
        </text:list-item>
      </text:list>
      <text:list xml:id="list131734627374059" text:continue-list="list131734875980948" text:style-name="Outline">
        <text:list-item>
          <text:list>
            <text:list-item>
              <text:h text:style-name="Heading_20_2" text:outline-level="2">Türk Harflerinin Kabulü(1 Kasım 192<draw:frame draw:style-name="fr3" draw:name="Görüntü24" text:anchor-type="char" svg:y="0.4035in" svg:width="3.0252in" svg:height="3.8189in" draw:z-index="9"><draw:image xlink:href="Pictures/100000000000009E00000077590000B76F1C0D03.jpg" xlink:type="simple" xlink:show="embed" xlink:actuate="onLoad" loext:mime-type="image/jpeg"/></draw:frame>8)</text:h>
            </text:list-item>
          </text:list>
        </text:list-item>
      </text:list>
      <text:list xml:id="list131735392024660" text:continue-list="list131734250839479" text:style-name="List_20_4">
        <text:list-item>
          <text:p text:style-name="Standard">Arap alfabesinde Türkçe<text:change-end text:change-id="ct107089408"/><text:change-start text:change-id="ct107084864"/>’ye <text:change-end text:change-id="ct107084864"/><text:change-start text:change-id="ct107085120"/>uymayan birçok <text:s/>harf bulunuyordu. Türkçe’nin ifadesinde yeterli değildi. Bu da eğitim öğretim sürecini zorlaştırıyordu.<text:change-end text:change-id="ct107085120"/><text:change-start text:change-id="ct107088720"/> 1 Kasım 1928’de Latin Alfabesi kabul edildi. 24 Kasım 1928’de “<text:span text:style-name="T14">Başöğretmen</text:span><text:span text:style-name="T28">”ünvanını aldı. </text:span><text:change-end text:change-id="ct107088720"/><text:change-start text:change-id="ct107094864"/><text:span text:style-name="T28">Bu yüzden her yıl 24 Kasım Öğretmenler günü olarak kutlanmaktadır.</text:span><text:change-end text:change-id="ct107094864"/><text:change-start text:change-id="ct107060432"/></text:p>
        </text:list-item>
      </text:list>
      <text:list xml:id="list131733725603550" text:continue-list="list131734952151126" text:style-name="List_20_1">
        <text:list-item>
          <text:p text:style-name="P11"><text:change-end text:change-id="ct107060432"/><text:change-start text:change-id="ct107085376"/>Okuma-yaz<text:change-end text:change-id="ct107085376"/><text:change-start text:change-id="ct107073312"/>ma kolaylaştı. Okur-yazar oranı arttı.</text:p>
        </text:list-item>
        <text:list-item>
          <text:p text:style-name="P11"><text:soft-page-break/>Türk kültürü gelişti.</text:p>
        </text:list-item>
        <text:list-item>
          <text:p text:style-name="P11">Dilde reform yolu açıldı. Türkçeleştirme akımı hız kazandı.</text:p>
        </text:list-item>
        <text:list-item>
          <text:p text:style-name="P11">Batı medeniyeti ile ilişk<text:change-end text:change-id="ct107073312"/><text:change-start text:change-id="ct107102960"/>ilerin gelişmesini sağladı.</text:p>
        </text:list-item>
        <text:list-item>
          <text:p text:style-name="P11">Basılan kitap sayısı arttı.</text:p>
        </text:list-item>
        <text:list-item>
          <text:p text:style-name="P11">Yazı dili ile konuşma dili arasındaki uyumsuzluğu giderdi.</text:p>
        </text:list-item>
        <text:list-item>
          <text:p text:style-name="P11">Arap kültrünün Türk kültürü üzerindeki etkisi kırılmıştır<text:change-end text:change-id="ct107102960"/><text:change-start text:change-id="ct107103216"/></text:p>
        </text:list-item>
      </text:list>
      <text:list xml:id="list131734678106438" text:continue-list="list131735392024660" text:style-name="List_20_4">
        <text:list-item>
          <text:p text:style-name="Standard">Halk arasında okur-yazar oranını arttırmak için 1928’de Millet Mektepleri açıldı. Bu okulları bitirenlerin pratik yapması ve öğrenmdiklerini kalıcı kılması için<text:change-end text:change-id="ct107103216"/><text:change-start text:change-id="ct107103536"/> “<text:span text:style-name="T14">Halk Mecmuası</text:span><text:span text:style-name="T28">” isimli derginin çıkarılması kararı alındı.</text:span><text:change-end text:change-id="ct107103536"/><text:change-start text:change-id="ct107109056"/></text:p>
        </text:list-item>
        <text:list-item>
          <text:p text:style-name="Standard"/>
        </text:list-item>
        <text:list-item>
          <text:p text:style-name="Standard"><draw:frame draw:style-name="fr3" draw:name="Görüntü25" text:anchor-type="char" svg:y="-0.0083in" svg:width="3.2453in" svg:height="2.0791in" draw:z-index="10"><draw:image xlink:href="Pictures/100000000000009E00000077590000B76F1C0D03.jpg" xlink:type="simple" xlink:show="embed" xlink:actuate="onLoad" loext:mime-type="image/jpeg"/></draw:frame><text:change-end text:change-id="ct107109056"/><text:change-start text:change-id="ct107112432"/>Türk harflerinin kabulü Atattürk’ün m<text:change-end text:change-id="ct107112432"/><text:change-start text:change-id="ct107106848"/>illiyetçilik, laiklik, inkılapçılık ve halkçılık ilkeleriyle ilgidir.</text:p>
        </text:list-item>
        <text:list-item>
          <text:p text:style-name="Standard">Millet mekteplerinin açılması ise Atatürk’ün<text:change-end text:change-id="ct107106848"/><text:change-start text:change-id="ct107147984"/> halkçılık ve milliyetçilik ilkeleriyle ilgidir.</text:p>
        </text:list-item>
        <text:list-item>
          <text:p text:style-name="P21"/>
        </text:list-item>
      </text:list>
      <text:list xml:id="list131734478639897" text:continue-list="list131734627374059" text:style-name="Outline">
        <text:list-item>
          <text:list>
            <text:list-item>
              <text:h text:style-name="Heading_20_2" text:outline-level="2"><draw:frame text:anchor-type="paragraph" draw:z-index="13" draw:name="Şekil7" draw:style-name="gr1" draw:text-style-name="P29" svg:width="1.0504in" svg:height="0.1732in" svg:x="0.1874in" svg:y="-0.0299in"><draw:text-box><text:p><text:span text:style-name="T45">Tevfik Bıyıkoğlu</text:span></text:p></draw:text-box></draw:frame><draw:frame draw:style-name="fr1" draw:name="Görüntü27" text:anchor-type="char" svg:x="0.0583in" svg:y="0.1953in" svg:width="1.6417in" svg:height="2.6665in" draw:z-index="12"><draw:image xlink:href="Pictures/100000000000009E00000077590000B76F1C0D03.jpg" xlink:type="simple" xlink:show="embed" xlink:actuate="onLoad" loext:mime-type="image/jpeg"/></draw:frame><draw:frame draw:style-name="fr1" draw:name="Görüntü28" text:anchor-type="char" svg:x="1.6992in" svg:y="0.1953in" svg:width="1.8693in" svg:height="2.6736in" draw:z-index="14"><draw:image xlink:href="Pictures/100000000000009E00000077590000B76F1C0D03.jpg" xlink:type="simple" xlink:show="embed" xlink:actuate="onLoad" loext:mime-type="image/jpeg"/></draw:frame></text:h>
            </text:list-item>
            <text:list-item>
              <text:h text:style-name="Heading_20_2" text:outline-level="2"><draw:frame draw:style-name="fr9" draw:name="Görüntü26" text:anchor-type="char" svg:x="5.3181in" svg:y="0.2016in" svg:width="1.6071in" svg:height="2.222in" draw:z-index="11"><draw:image xlink:href="Pictures/100000000000009E00000077590000B76F1C0D03.jpg" xlink:type="simple" xlink:show="embed" xlink:actuate="onLoad" loext:mime-type="image/jpeg"/></draw:frame></text:h>
            </text:list-item>
            <text:list-item>
              <text:h text:style-name="Heading_20_2" text:outline-level="2"/>
            </text:list-item>
            <text:list-item>
              <text:h text:style-name="Heading_20_2" text:outline-level="2"/>
            </text:list-item>
            <text:list-item>
              <text:h text:style-name="Heading_20_2" text:outline-level="2"/>
            </text:list-item>
            <text:list-item>
              <text:h text:style-name="P5" text:outline-level="2"/>
            </text:list-item>
            <text:list-item>
              <text:h text:style-name="Heading_20_2" text:outline-level="2">Türk Tarih Kurumunun Kurulması<text:change-end text:change-id="ct107147984"/><text:change-start text:change-id="ct107149088"/>(15 Nisan 1931)</text:h>
            </text:list-item>
          </text:list>
        </text:list-item>
      </text:list>
      <text:list xml:id="list131734375890995" text:continue-list="list131734678106438" text:style-name="List_20_4">
        <text:list-item>
          <text:p text:style-name="Standard">Osmanlı’da ulusal bir tarih anlayışı yoktu. Türkiye Cumhuriyeti kurulduğunda tarih anlayışı da <text:change-end text:change-id="ct107149088"/><text:change-start text:change-id="ct107151536"/>ulusal bir yapıya geçti. Eski Türk tarihini ortya çıkarmak amacıyla bu kurum kurulmuştur.</text:p>
        </text:list-item>
        <text:list-item>
          <text:p text:style-name="Standard">Türk Tarih Kurumunun süreli araştırma yayını olan ve ismi<text:change-end text:change-id="ct107151536"/><text:change-start text:change-id="ct107157008"/> Atatürk tarafından verilen dergi <text:span text:style-name="T10">Belleten</text:span><text:span text:style-name="T2">’dir. Türk Tarih Kurumunun ilk başkanı ise </text:span><text:span text:style-name="T10">Tevfik Bıyıkoğlu’</text:span><text:span text:style-name="T2">dur.</text:span><text:change-end text:change-id="ct107157008"/><text:change-start text:change-id="ct107158656"/><text:span text:style-name="T2"> Türk Ta</text:span><text:change-end text:change-id="ct107158656"/><text:change-start text:change-id="ct107170800"/><text:span text:style-name="T2">rih Kurumunun kurulması Atatürk’ün doğr</text:span><draw:frame draw:style-name="fr1" draw:name="Görüntü29" text:anchor-type="char" svg:x="3.1457in" svg:y="0.3252in" svg:width="3.6925in" svg:height="2.3791in" draw:z-index="15"><draw:image xlink:href="Pictures/100000000000009E00000077590000B76F1C0D03.jpg" xlink:type="simple" xlink:show="embed" xlink:actuate="onLoad" loext:mime-type="image/jpeg"/></draw:frame><text:span text:style-name="T2">udan milliyetçilik ilkesiyle ilgilidir.</text:span><text:change-end text:change-id="ct107170800"/><text:change-start text:change-id="ct107161264"/></text:p>
        </text:list-item>
        <text:list-item>
          <text:p text:style-name="Standard">Ümmetçi ve hanedancı tarih anlayışından milli tarih anlayışına geçmek, Türklerin<text:change-end text:change-id="ct107161264"/><text:change-start text:change-id="ct107160368"/> sarı ırktan geldiğine dair iddiaları çürütmek, Türklerin dünya tarihine katkılarını ortaya çıkarmak, ulusal tarih anlayışını <text:soft-page-break/>geliştirmek, uygarlığın tüm insanlığın ortak malı olduğunu savunmak <text:change-end text:change-id="ct107160368"/><text:change-start text:change-id="ct107173248"/>açılmasınının nedenleri olmuştur.<text:change-end text:change-id="ct107173248"/><text:change-start text:change-id="ct107159984"/></text:p>
        </text:list-item>
      </text:list>
      <text:list xml:id="list131734368194331" text:continue-list="list131734478639897" text:style-name="Outline">
        <text:list-item>
          <text:list>
            <text:list-item>
              <text:h text:style-name="Heading_20_2" text:outline-level="2">Türk Dil Kurumunun Kurulması(12 Temmuz 193<draw:frame draw:style-name="fr1" draw:name="Görüntü30" text:anchor-type="char" svg:x="5.3126in" svg:y="0.2075in" svg:width="1.5in" svg:height="1.9752in" draw:z-index="16"><draw:image xlink:href="Pictures/100000000000009E00000077590000B76F1C0D03.jpg" xlink:type="simple" xlink:show="embed" xlink:actuate="onLoad" loext:mime-type="image/jpeg"/></draw:frame>2)<text:change-end text:change-id="ct107159984"/><text:change-start text:change-id="ct107168944"/></text:h>
            </text:list-item>
          </text:list>
        </text:list-item>
      </text:list>
      <text:list xml:id="list131733637008684" text:continue-list="list131734375890995" text:style-name="List_20_4">
        <text:list-item>
          <text:p text:style-name="Standard">Toplum hayatında kullanılan dilin toplumun gerçek anlamda bağımsızlığının bir göstergesi olduğuna inanan Atatürk, Türk dilinin gelişmesini sağlamak ve yabancı <text:change-end text:change-id="ct107168944"/><text:change-start text:change-id="ct107151792"/>dillerin etkisinden arındırmak amacıyla Türk Dil Kurumunu kurmuştur. Türk Dil Kurumunun ilk başkanı ise edebiyatçı ve aynı zamanda milletvekili <text:span text:style-name="T10">Samih Rıfat</text:span>’tır.<text:change-end text:change-id="ct107151792"/><text:change-start text:change-id="ct107162128"/></text:p>
        </text:list-item>
        <text:list-item>
          <text:p text:style-name="P13"><text:change-end text:change-id="ct107162128"/><text:change-start text:change-id="ct107157264"/>Türk Dil Kurumu’nun kurulması Atatürk’ün milliyetçilik ve halkçılık ilkeleri ilgilidir. M. Kemal ayrıca Türkiye <text:change-end text:change-id="ct107157264"/><text:change-start text:change-id="ct106836400"/>İş Bankası’ndaki hissesinin bir bölümünü miras olarak Türk Tarih Kurumu ve Türk Dil Kurumuna bırakmıştır.<text:change-end text:change-id="ct106836400"/></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Bahnschrift Light" svg:font-family="'Bahnschrift Light'"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tr" fo:country="T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list-style-name="List_20_4" style:class="text">
      <style:text-properties style:font-name="Bahnschrift Light" fo:font-family="'Bahnschrift Light'" style:font-family-generic="swiss" style:font-pitch="variable" fo:font-size="11pt" style:font-size-asian="11pt" style:font-size-complex="11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style:font-name="Bahnschrift Light" fo:font-family="'Bahnschrift Light'" style:font-family-generic="swiss" style:font-pitch="variable" fo:font-size="11pt" officeooo:rsid="0006a868" style:font-size-asian="11pt" style:font-size-complex="11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Outline" style:class="text">
      <style:paragraph-properties fo:margin-top="0.1665in" fo:margin-bottom="0.0835in" loext:contextual-spacing="false" fo:text-align="center" style:justify-single-word="false"/>
      <style:text-properties fo:color="#8d281e" style:font-name="Bahnschrift Light" fo:font-family="'Bahnschrift Light'" style:font-family-generic="swiss" style:font-pitch="variable"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139in" fo:margin-bottom="0.0835in" loext:contextual-spacing="false"/>
      <style:text-properties fo:color="#8d281e" fo:font-size="115%" fo:font-weight="normal"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list-style-name="Outline" style:class="text">
      <style:paragraph-properties fo:margin-top="0.0972in" fo:margin-bottom="0.0835in" loext:contextual-spacing="false"/>
      <style:text-properties fo:color="#8d281e" fo:font-size="14pt"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ndnote_20_Symbol" style:display-name="Endnote Symbol" style:family="text"/>
    <style:style style:name="Page_20_Number" style:display-name="Page Number" style:family="text"/>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7-10-20T23:40:51.940000000</meta:creation-date>
    <meta:generator>LibreOfficeDev/6.3.0.0.alpha1$Linux_X86_64 LibreOffice_project/c98b1f1cd43b3e109bcaf6324ef2d1f449b34099</meta:generator>
    <dc:date>2020-07-21T13:17:31.783049116</dc:date>
    <meta:editing-duration>PT3H43M38S</meta:editing-duration>
    <meta:editing-cycles>33</meta:editing-cycles>
    <meta:document-statistic meta:table-count="1" meta:image-count="25" meta:object-count="0" meta:page-count="6" meta:paragraph-count="125" meta:word-count="1244" meta:character-count="9167" meta:non-whitespace-character-count="8149"/>
  </office:meta>
</office:document-meta>
</file>